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443.8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37.4pt"/>
    </style:style>
    <style:style style:name="co4" style:family="table-column">
      <style:table-column-properties fo:break-before="auto" style:column-width="128.89pt"/>
    </style:style>
    <style:style style:name="co5" style:family="table-column">
      <style:table-column-properties fo:break-before="auto" style:column-width="126.6pt"/>
    </style:style>
    <style:style style:name="co6" style:family="table-column">
      <style:table-column-properties fo:break-before="auto" style:column-width="316.49pt"/>
    </style:style>
    <style:style style:name="co7" style:family="table-column">
      <style:table-column-properties fo:break-before="auto" style:column-width="127.36pt"/>
    </style:style>
    <style:style style:name="co8" style:family="table-column">
      <style:table-column-properties fo:break-before="auto" style:column-width="121.21pt"/>
    </style:style>
    <style:style style:name="co9" style:family="table-column">
      <style:table-column-properties fo:break-before="auto" style:column-width="194.51pt"/>
    </style:style>
    <style:style style:name="co10" style:family="table-column">
      <style:table-column-properties fo:break-before="auto" style:column-width="71.01pt"/>
    </style:style>
    <style:style style:name="co11" style:family="table-column">
      <style:table-column-properties fo:break-before="auto" style:column-width="69.45pt"/>
    </style:style>
    <style:style style:name="co12" style:family="table-column">
      <style:table-column-properties fo:break-before="auto" style:column-width="70.21pt"/>
    </style:style>
    <style:style style:name="co13" style:family="table-column">
      <style:table-column-properties fo:break-before="auto" style:column-width="119.65pt"/>
    </style:style>
    <style:style style:name="co14" style:family="table-column">
      <style:table-column-properties fo:break-before="auto" style:column-width="76.39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18.5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style:text-position="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ackground-color="#ffffff"/>
      <style:text-properties style:text-position=""/>
    </style:style>
    <style:style style:name="ce4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style:text-position="" style:font-name="Liberation Sans1" fo:font-weight="normal" style:font-weight-asian="normal" style:font-weight-complex="normal"/>
    </style:style>
    <style:style style:name="ce5" style:family="table-cell" style:parent-style-name="Default">
      <style:table-cell-properties fo:background-color="#ffffff"/>
      <style:text-properties style:text-position="" style:font-name="Liberation Sans1"/>
    </style:style>
    <style:style style:name="ce6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ackground-color="#ffffff"/>
    </style:style>
    <style:style style:name="ce9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style:font-name="Liberation Sans1" fo:font-weight="normal" style:font-weight-asian="normal" style:font-weight-complex="normal"/>
    </style:style>
    <style:style style:name="ce10" style:family="table-cell" style:parent-style-name="Default">
      <style:table-cell-properties fo:background-color="#ffffff"/>
      <style:text-properties style:font-name="Liberation Sans1"/>
    </style:style>
    <style:style style:name="ce11" style:family="table-cell" style:parent-style-name="Default">
      <style:table-cell-properties fo:background-color="#ffffff" style:text-align-source="fix" style:repeat-content="false" style:shadow="#808080 4.99pt 4.99pt"/>
      <style:paragraph-properties fo:text-align="center" fo:margin-left="0pt"/>
      <style:text-properties fo:font-size="15pt" fo:font-weight="bold" style:font-size-asian="15pt" style:font-weight-asian="bold" style:font-size-complex="15pt" style:font-weight-complex="bold"/>
    </style:style>
    <style:style style:name="ce12" style:family="table-cell" style:parent-style-name="Default">
      <style:table-cell-properties fo:background-color="#ffffff" style:text-align-source="fix" style:repeat-content="false" style:shadow="#808080 4.99pt 4.99pt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13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14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fo:font-size="11pt" fo:font-weight="bold" style:font-size-asian="11pt" style:font-weight-asian="bold" style:font-size-complex="11pt" style:font-weight-complex="bold"/>
    </style:style>
    <style:style style:name="ce15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fo:font-size="11pt" fo:font-weight="bold" style:font-size-asian="11pt" style:font-weight-asian="bold" style:font-size-complex="11pt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17" style:family="table-cell" style:parent-style-name="Default">
      <style:table-cell-properties fo:background-color="#dddddd"/>
    </style:style>
    <style:style style:name="ce18" style:family="table-cell" style:parent-style-name="Default">
      <style:table-cell-properties fo:background-color="#dddddd" style:cell-protect="none" style:print-content="true"/>
    </style:style>
    <style:style style:name="ce19" style:family="table-cell" style:parent-style-name="Default">
      <style:table-cell-properties fo:background-color="#ffffff" style:text-align-source="fix" style:repeat-content="false" style:shadow="#808080 4.99pt 4.99pt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20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21" style:family="table-cell" style:parent-style-name="Default">
      <style:table-cell-properties fo:background-color="#dddddd" style:cell-protect="none" style:print-content="true" style:text-align-source="fix" style:repeat-content="false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22" style:family="table-cell" style:parent-style-name="Default" style:data-style-name="N140">
      <style:table-cell-properties fo:background-color="#dddddd" style:cell-protect="none" style:print-content="true" style:text-align-source="fix" style:repeat-content="false"/>
      <style:paragraph-properties fo:text-align="end" fo:margin-left="0pt"/>
      <style:text-properties fo:font-size="11pt" fo:font-weight="normal" style:font-size-asian="11pt" style:font-weight-asian="normal" style:font-size-complex="11pt" style:font-weight-complex="normal"/>
    </style:style>
    <style:style style:name="ce23" style:family="table-cell" style:parent-style-name="Default">
      <style:table-cell-properties fo:background-color="#dddddd" style:cell-protect="none" style:print-content="true" style:text-align-source="fix" style:repeat-content="false"/>
      <style:paragraph-properties fo:text-align="end" fo:margin-left="0pt"/>
      <style:text-properties fo:font-size="11pt" fo:font-weight="normal" style:font-size-asian="11pt" style:font-weight-asian="normal" style:font-size-complex="11pt" style:font-weight-complex="normal"/>
    </style:style>
    <style:style style:name="ce24" style:family="table-cell" style:parent-style-name="Default" style:data-style-name="N140">
      <style:table-cell-properties fo:background-color="#ffffff" style:text-align-source="fix" style:repeat-content="false" style:shadow="#808080 4.99pt 4.99pt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25" style:family="table-cell" style:parent-style-name="Default" style:data-style-name="N140">
      <style:table-cell-properties fo:background-color="#ffffff" style:text-align-source="fix" style:repeat-content="false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26" style:family="table-cell" style:parent-style-name="Default" style:data-style-name="N140">
      <style:table-cell-properties style:text-align-source="fix" style:repeat-content="false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27" style:family="table-cell" style:parent-style-name="Default" style:data-style-name="N140">
      <style:table-cell-properties fo:background-color="#dddddd"/>
    </style:style>
    <style:style style:name="ce28" style:family="table-cell" style:parent-style-name="Default" style:data-style-name="N140">
      <style:table-cell-properties fo:background-color="#dddddd" style:cell-protect="none" style:print-content="true"/>
    </style:style>
    <style:style style:name="ce29" style:family="table-cell" style:parent-style-name="Default" style:data-style-name="N140"/>
    <style:style style:name="ce30" style:family="table-cell" style:parent-style-name="Default">
      <style:text-properties fo:color="#ff0000" fo:font-weight="bold" style:font-weight-asian="bold" style:font-weight-complex="bold"/>
    </style:style>
    <style:style style:name="ce31" style:family="table-cell" style:parent-style-name="Default" style:data-style-name="N131"/>
    <style:style style:name="ce32" style:family="table-cell" style:parent-style-name="Default">
      <style:table-cell-properties fo:background-color="#ffffff" style:shadow="#808080 4.99pt 4.99pt"/>
    </style:style>
    <style:style style:name="ce33" style:family="table-cell" style:parent-style-name="Default">
      <style:text-properties fo:font-weight="bold" style:font-weight-asian="bold" style:font-weight-complex="bold"/>
    </style:style>
    <style:style style:name="ce34" style:family="table-cell" style:parent-style-name="Default" style:data-style-name="N126">
      <style:table-cell-properties fo:background-color="#dddddd" style:cell-protect="none" style:print-content="true"/>
    </style:style>
    <style:style style:name="ce35" style:family="table-cell" style:parent-style-name="Default">
      <style:table-cell-properties style:shadow="#808080 4.99pt 4.99pt"/>
    </style:style>
    <style:style style:name="ce36" style:family="table-cell" style:parent-style-name="Default" style:data-style-name="N127"/>
    <style:style style:name="ce37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8" style:family="table-cell" style:parent-style-name="Default" style:data-style-name="N136"/>
    <style:style style:name="ce39" style:family="table-cell" style:parent-style-name="Default" style:data-style-name="N142"/>
    <style:style style:name="ce40" style:family="table-cell" style:parent-style-name="Default">
      <style:text-properties fo:font-size="11pt" style:font-size-asian="11pt" style:font-size-complex="11pt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pt"/>
      <style:text-properties fo:color="#ff0000" fo:font-weight="bold" style:font-weight-asian="bold" style:font-weight-complex="bold"/>
    </style:style>
  </office:automatic-styles>
  <office:body>
    <office:spreadsheet>
      <table:calculation-settings table:automatic-find-labels="false"/>
      <table:content-validations>
        <table:content-validation table:name="val1" table:condition="of:cell-content-is-in-list(&quot;No&quot;;&quot;Yes&quot;)" table:allow-empty-cell="true" table:display-list="unsorted" table:base-cell-address="'Budget Summary'.C17">
          <table:error-message table:message-type="stop" table:display="true"/>
        </table:content-validation>
        <table:content-validation table:name="val2" table:condition="of:cell-content-is-whole-number() and cell-content()&gt;=2017" table:allow-empty-cell="true" table:base-cell-address="'Previous Year Financials'.B14">
          <table:error-message table:message-type="stop" table:display="true"/>
        </table:content-validation>
      </table:content-validations>
      <table:table table:name="About" table:style-name="ta1" table:protected="true">
        <loext:table-protection loext:select-unprotected-cells="true"/>
        <table:table-column table:style-name="co1" table:default-cell-style-name="ce3"/>
        <table:table-row table:style-name="ro1">
          <table:table-cell table:style-name="ce1" office:value-type="string" calcext:value-type="string">
            <text:p>AdministrativeBudget</text:p>
          </table:table-cell>
        </table:table-row>
        <table:table-row table:style-name="ro2">
          <table:table-cell table:style-name="ce2" office:value-type="string" calcext:value-type="string">
            <text:p>Version: 1.0.0</text:p>
          </table:table-cell>
        </table:table-row>
        <table:table-row table:style-name="ro3">
          <table:table-cell/>
        </table:table-row>
        <table:table-row table:style-name="ro3">
          <table:table-cell office:value-type="string" calcext:value-type="string">
            <text:p>This spreadsheet was created by the Trustees of the Brittany, Tokai Villas Body Corporate to</text:p>
          </table:table-cell>
        </table:table-row>
        <table:table-row table:style-name="ro3">
          <table:table-cell office:value-type="string" calcext:value-type="string">
            <text:p>Prepare an administrative budget as required by the Sectional Title Schemes Management</text:p>
          </table:table-cell>
        </table:table-row>
        <table:table-row table:style-name="ro3">
          <table:table-cell office:value-type="string" calcext:value-type="string">
            <text:p>Regulations.</text:p>
          </table:table-cell>
        </table:table-row>
        <table:table-row table:style-name="ro3">
          <table:table-cell/>
        </table:table-row>
        <table:table-row table:style-name="ro3">
          <table:table-cell office:value-type="string" calcext:value-type="string">
            <text:p><text:s text:c="4"/>This program is free software: you can redistribute it and/or modify</text:p>
          </table:table-cell>
        </table:table-row>
        <table:table-row table:style-name="ro3">
          <table:table-cell office:value-type="string" calcext:value-type="string">
            <text:p><text:s text:c="4"/>it under the terms of the GNU General Public License version 3 as published by</text:p>
          </table:table-cell>
        </table:table-row>
        <table:table-row table:style-name="ro3">
          <table:table-cell office:value-type="string" calcext:value-type="string">
            <text:p><text:s text:c="4"/>the Free Software Foundation.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 calcext:value-type="string">
            <text:p><text:s text:c="4"/>This program is distributed in the hope that it will be useful,</text:p>
          </table:table-cell>
        </table:table-row>
        <table:table-row table:style-name="ro3">
          <table:table-cell table:style-name="ce4" office:value-type="string" calcext:value-type="string">
            <text:p><text:s text:c="4"/>but WITHOUT ANY WARRANTY; without even the implied warranty of</text:p>
          </table:table-cell>
        </table:table-row>
        <table:table-row table:style-name="ro3">
          <table:table-cell office:value-type="string" calcext:value-type="string">
            <text:p><text:s text:c="4"/>MERCHANTABILITY or FITNESS FOR A PARTICULAR PURPOSE. <text:s/>See the</text:p>
          </table:table-cell>
        </table:table-row>
        <table:table-row table:style-name="ro3">
          <table:table-cell office:value-type="string" calcext:value-type="string">
            <text:p><text:s text:c="4"/>GNU General Public License for more details.</text:p>
          </table:table-cell>
        </table:table-row>
        <table:table-row table:style-name="ro3">
          <table:table-cell/>
        </table:table-row>
        <table:table-row table:style-name="ro3">
          <table:table-cell office:value-type="string" calcext:value-type="string">
            <text:p><text:s text:c="4"/>You should have received a copy of the GNU General Public License</text:p>
          </table:table-cell>
        </table:table-row>
        <table:table-row table:style-name="ro3">
          <table:table-cell office:value-type="string" calcext:value-type="string">
            <text:p><text:s text:c="4"/>along with this program. <text:s/>If not, see &lt;http://www.gnu.org/licenses/&gt;.</text:p>
          </table:table-cell>
        </table:table-row>
        <table:table-row table:style-name="ro3">
          <table:table-cell/>
        </table:table-row>
        <table:table-row table:style-name="ro3">
          <table:table-cell table:style-name="ce5" office:value-type="string" calcext:value-type="string">
            <text:p>© 2017 The Trustees of the Brittany, Tokai Villas Body Corporate</text:p>
          </table:table-cell>
        </table:table-row>
        <table:table-row table:style-name="ro3">
          <table:table-cell office:value-type="string" calcext:value-type="string">
            <text:p>Contact: <text:a xlink:href="mailto:trustees@brittanytokaivillas.com" xlink:type="simple">trustees@brittanytokaivillas.com</text:a></text:p>
          </table:table-cell>
        </table:table-row>
        <table:table-row table:style-name="ro3" table:number-rows-repeated="3">
          <table:table-cell/>
        </table:table-row>
        <table:table-row table:style-name="ro3">
          <table:table-cell/>
        </table:table-row>
      </table:table>
      <table:table table:name="Previous Year Financials" table:style-name="ta1" table:protected="true">
        <loext:table-protection loext:select-unprotected-cells="true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visibility="collapse" table:number-columns-repeated="5" table:default-cell-style-name="Default"/>
        <table:table-row table:style-name="ro4">
          <table:table-cell table:style-name="ce11" office:value-type="string" calcext:value-type="string" table:number-columns-spanned="3" table:number-rows-spanned="1">
            <text:p>Previous Year's Financials</text:p>
          </table:table-cell>
          <table:covered-table-cell table:style-name="ce19"/>
          <table:covered-table-cell table:style-name="ce24" office:value-type="string" calcext:value-type="string">
            <text:p>Prev</text:p>
          </table:covered-table-cell>
          <table:table-cell table:number-columns-repeated="6"/>
        </table:table-row>
        <table:table-row table:style-name="ro2">
          <table:table-cell table:style-name="ce12" office:value-type="string" calcext:value-type="string">
            <text:p>The first step to predicting the current year's expenses is to capture the previous</text:p>
          </table:table-cell>
          <table:table-cell table:style-name="ce19"/>
          <table:table-cell table:style-name="ce24"/>
          <table:table-cell table:number-columns-repeated="6"/>
        </table:table-row>
        <table:table-row table:style-name="ro2">
          <table:table-cell table:style-name="ce12" office:value-type="string" calcext:value-type="string">
            <text:p>year's administrative expenses. This worksheet captures the previous years</text:p>
          </table:table-cell>
          <table:table-cell table:style-name="ce19"/>
          <table:table-cell table:style-name="ce24"/>
          <table:table-cell table:number-columns-repeated="6"/>
        </table:table-row>
        <table:table-row table:style-name="ro2">
          <table:table-cell table:style-name="ce12" office:value-type="string" calcext:value-type="string">
            <text:p>administrative outflows.</text:p>
          </table:table-cell>
          <table:table-cell table:style-name="ce19"/>
          <table:table-cell table:style-name="ce24"/>
          <table:table-cell table:number-columns-repeated="6"/>
        </table:table-row>
        <table:table-row table:style-name="ro2">
          <table:table-cell table:style-name="ce12" office:value-type="string" calcext:value-type="string">
            <text:p>When you start budgeting, your expenses might not have been audited and so these</text:p>
          </table:table-cell>
          <table:table-cell table:style-name="ce19"/>
          <table:table-cell table:style-name="ce24"/>
          <table:table-cell table:number-columns-repeated="6"/>
        </table:table-row>
        <table:table-row table:style-name="ro2">
          <table:table-cell table:style-name="ce12" office:value-type="string" calcext:value-type="string">
            <text:p>expenses might not agree with the audited financial statements. You should select</text:p>
          </table:table-cell>
          <table:table-cell table:style-name="ce19"/>
          <table:table-cell table:style-name="ce24"/>
          <table:table-cell table:number-columns-repeated="6"/>
        </table:table-row>
        <table:table-row table:style-name="ro2">
          <table:table-cell table:style-name="ce12" office:value-type="string" calcext:value-type="string">
            <text:p>“Yes” or “No” so that readers know whether these figures used for projecting the</text:p>
          </table:table-cell>
          <table:table-cell table:style-name="ce19"/>
          <table:table-cell table:style-name="ce24"/>
          <table:table-cell table:number-columns-repeated="6"/>
        </table:table-row>
        <table:table-row table:style-name="ro2">
          <table:table-cell table:style-name="ce12" office:value-type="string" calcext:value-type="string">
            <text:p>current year's expenses are accurate.</text:p>
          </table:table-cell>
          <table:table-cell table:style-name="ce19"/>
          <table:table-cell table:style-name="ce24"/>
          <table:table-cell table:number-columns-repeated="6"/>
        </table:table-row>
        <table:table-row table:style-name="ro2">
          <table:table-cell table:style-name="ce12"/>
          <table:table-cell table:style-name="ce19"/>
          <table:table-cell table:style-name="ce24"/>
          <table:table-cell table:number-columns-repeated="6"/>
        </table:table-row>
        <table:table-row table:style-name="ro2" table:number-rows-repeated="2">
          <table:table-cell table:style-name="ce13"/>
          <table:table-cell table:style-name="ce20"/>
          <table:table-cell table:style-name="ce25"/>
          <table:table-cell table:number-columns-repeated="6"/>
        </table:table-row>
        <table:table-row table:style-name="ro2">
          <table:table-cell table:style-name="ce14" office:value-type="string" calcext:value-type="string">
            <text:p>Body Corporate Name</text:p>
          </table:table-cell>
          <table:table-cell table:style-name="ce21"/>
          <table:table-cell table:style-name="ce25"/>
          <table:table-cell table:number-columns-repeated="6"/>
        </table:table-row>
        <table:table-row table:style-name="ro2">
          <table:table-cell table:style-name="ce15" office:value-type="string" calcext:value-type="string">
            <text:p>Audited figures?</text:p>
          </table:table-cell>
          <table:table-cell table:style-name="ce22" table:content-validation-name="val1" office:value-type="string" calcext:value-type="string">
            <text:p>No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Financial year end</text:p>
          </table:table-cell>
          <table:table-cell table:style-name="ce23" table:content-validation-name="val2" office:value-type="float" office:value="2017" calcext:value-type="float">
            <text:p>2017</text:p>
          </table:table-cell>
          <table:table-cell table:style-name="ce25"/>
          <table:table-cell table:number-columns-repeated="6"/>
        </table:table-row>
        <table:table-row table:style-name="ro2">
          <table:table-cell table:style-name="ce13"/>
          <table:table-cell table:style-name="ce20"/>
          <table:table-cell table:style-name="ce25"/>
          <table:table-cell table:number-columns-repeated="6"/>
        </table:table-row>
        <table:table-row table:style-name="ro2">
          <table:table-cell table:style-name="ce16" office:value-type="string" calcext:value-type="string">
            <text:p>Category</text:p>
          </table:table-cell>
          <table:table-cell table:style-name="ce16" office:value-type="string" calcext:value-type="string">
            <text:p>Sub-category</text:p>
          </table:table-cell>
          <table:table-cell table:style-name="ce26" office:value-type="string" calcext:value-type="string">
            <text:p>Amount</text:p>
          </table:table-cell>
          <table:table-cell/>
          <table:table-cell office:value-type="string" calcext:value-type="string">
            <text:p>Cat.Total</text:p>
          </table:table-cell>
          <table:table-cell/>
          <table:table-cell office:value-type="string" calcext:value-type="string">
            <text:p>Categ. Numb</text:p>
          </table:table-cell>
          <table:table-cell office:value-type="string" calcext:value-type="string">
            <text:p>Num rows</text:p>
          </table:table-cell>
          <table:table-cell office:value-type="string" calcext:value-type="string">
            <text:p>Category index</text:p>
          </table:table-cell>
        </table:table-row>
        <table:table-row table:style-name="ro3">
          <table:table-cell table:style-name="ce17" office:value-type="string" calcext:value-type="string">
            <text:p>Repairs and Maintenance</text:p>
          </table:table-cell>
          <table:table-cell table:style-name="ce17"/>
          <table:table-cell table:style-name="ce27"/>
          <table:table-cell table:style-name="ce30" table:formula="of:=IF(NOT(ISBLANK([.A17])); IF(NOT(ISBLANK([.B17])); &quot;Don't specify category and subcategory on the same line&quot;; IF(NOT(ISBLANK([.C17])); &quot;Don't specify an amount for the category.&quot;;  &quot;&quot;)); IF(NOT(ISBLANK([.B17]));IF(ISBLANK([.C17]); &quot;You need to specify an amount.&quot;; &quot;&quot;); IF(NOT(ISBLANK([.C17])); &quot;You need to specify a sub-category name&quot;; &quot;&quot;)))">
            <text:p/>
          </table:table-cell>
          <table:table-cell table:style-name="ce29" table:formula="of:=IF(ISBLANK([.A17]); 0; SUM([.C17:.C$76])-SUM([.E18:.E$76]))" office:value-type="float" office:value="0" calcext:value-type="float">
            <text:p/>
          </table:table-cell>
          <table:table-cell table:formula="of:=ROW([.F17])" office:value-type="float" office:value="17" calcext:value-type="float">
            <text:p>17</text:p>
          </table:table-cell>
          <table:table-cell table:formula="of:=ROW([.G17])" office:value-type="float" office:value="17" calcext:value-type="float">
            <text:p>17</text:p>
          </table:table-cell>
          <table:table-cell table:number-matrix-columns-spanned="1" table:number-matrix-rows-spanned="162" table:formula="of:=FREQUENCY([.G17:.G177];[.F17:.F177])" office:value-type="float" office:value="161" calcext:value-type="float">
            <text:p>161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18])); IF(NOT(ISBLANK([.B18])); &quot;Don't specify category and subcategory on the same line&quot;; IF(NOT(ISBLANK([.C18])); &quot;Don't specify an amount for the category.&quot;;  &quot;&quot;)); IF(NOT(ISBLANK([.B18]));IF(ISBLANK([.C18]); &quot;You need to specify an amount.&quot;; &quot;&quot;); IF(NOT(ISBLANK([.C18])); &quot;You need to specify a sub-category name&quot;; &quot;&quot;)))">
            <text:p/>
          </table:table-cell>
          <table:table-cell table:style-name="ce29" table:formula="of:=IF(ISBLANK([.A18]); 0; SUM([.C18:.C$76])-SUM([.E19:.E$76]))" office:value-type="float" office:value="0" calcext:value-type="float">
            <text:p/>
          </table:table-cell>
          <table:table-cell table:formula="of:=ROW([.F18])" office:value-type="float" office:value="18" calcext:value-type="float">
            <text:p>18</text:p>
          </table:table-cell>
          <table:table-cell table:formula="of:=[.G17]+IF(ISBLANK([.A18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7]+[.I17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19])); IF(NOT(ISBLANK([.B19])); &quot;Don't specify category and subcategory on the same line&quot;; IF(NOT(ISBLANK([.C19])); &quot;Don't specify an amount for the category.&quot;;  &quot;&quot;)); IF(NOT(ISBLANK([.B19]));IF(ISBLANK([.C19]); &quot;You need to specify an amount.&quot;; &quot;&quot;); IF(NOT(ISBLANK([.C19])); &quot;You need to specify a sub-category name&quot;; &quot;&quot;)))">
            <text:p/>
          </table:table-cell>
          <table:table-cell table:style-name="ce29" table:formula="of:=IF(ISBLANK([.A19]); 0; SUM([.C19:.C$76])-SUM([.E20:.E$76]))" office:value-type="float" office:value="0" calcext:value-type="float">
            <text:p/>
          </table:table-cell>
          <table:table-cell table:formula="of:=ROW([.F19])" office:value-type="float" office:value="19" calcext:value-type="float">
            <text:p>19</text:p>
          </table:table-cell>
          <table:table-cell table:formula="of:=[.G18]+IF(ISBLANK([.A19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8]+[.I18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20])); IF(NOT(ISBLANK([.B20])); &quot;Don't specify category and subcategory on the same line&quot;; IF(NOT(ISBLANK([.C20])); &quot;Don't specify an amount for the category.&quot;;  &quot;&quot;)); IF(NOT(ISBLANK([.B20]));IF(ISBLANK([.C20]); &quot;You need to specify an amount.&quot;; &quot;&quot;); IF(NOT(ISBLANK([.C20])); &quot;You need to specify a sub-category name&quot;; &quot;&quot;)))">
            <text:p/>
          </table:table-cell>
          <table:table-cell table:style-name="ce29" table:formula="of:=IF(ISBLANK([.A20]); 0; SUM([.C20:.C$76])-SUM([.E21:.E$76]))" office:value-type="float" office:value="0" calcext:value-type="float">
            <text:p/>
          </table:table-cell>
          <table:table-cell table:formula="of:=ROW([.F20])" office:value-type="float" office:value="20" calcext:value-type="float">
            <text:p>20</text:p>
          </table:table-cell>
          <table:table-cell table:formula="of:=[.G19]+IF(ISBLANK([.A20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9]+[.I19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21])); IF(NOT(ISBLANK([.B21])); &quot;Don't specify category and subcategory on the same line&quot;; IF(NOT(ISBLANK([.C21])); &quot;Don't specify an amount for the category.&quot;;  &quot;&quot;)); IF(NOT(ISBLANK([.B21]));IF(ISBLANK([.C21]); &quot;You need to specify an amount.&quot;; &quot;&quot;); IF(NOT(ISBLANK([.C21])); &quot;You need to specify a sub-category name&quot;; &quot;&quot;)))">
            <text:p/>
          </table:table-cell>
          <table:table-cell table:style-name="ce29" table:formula="of:=IF(ISBLANK([.A21]); 0; SUM([.C21:.C$76])-SUM([.E22:.E$76]))" office:value-type="float" office:value="0" calcext:value-type="float">
            <text:p/>
          </table:table-cell>
          <table:table-cell table:formula="of:=ROW([.F21])" office:value-type="float" office:value="21" calcext:value-type="float">
            <text:p>21</text:p>
          </table:table-cell>
          <table:table-cell table:formula="of:=[.G20]+IF(ISBLANK([.A21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20]+[.I20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22])); IF(NOT(ISBLANK([.B22])); &quot;Don't specify category and subcategory on the same line&quot;; IF(NOT(ISBLANK([.C22])); &quot;Don't specify an amount for the category.&quot;;  &quot;&quot;)); IF(NOT(ISBLANK([.B22]));IF(ISBLANK([.C22]); &quot;You need to specify an amount.&quot;; &quot;&quot;); IF(NOT(ISBLANK([.C22])); &quot;You need to specify a sub-category name&quot;; &quot;&quot;)))">
            <text:p/>
          </table:table-cell>
          <table:table-cell table:style-name="ce29" table:formula="of:=IF(ISBLANK([.A22]); 0; SUM([.C22:.C$76])-SUM([.E23:.E$76]))" office:value-type="float" office:value="0" calcext:value-type="float">
            <text:p/>
          </table:table-cell>
          <table:table-cell table:formula="of:=ROW([.F22])" office:value-type="float" office:value="22" calcext:value-type="float">
            <text:p>22</text:p>
          </table:table-cell>
          <table:table-cell table:formula="of:=[.G21]+IF(ISBLANK([.A22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21]+[.I21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23])); IF(NOT(ISBLANK([.B23])); &quot;Don't specify category and subcategory on the same line&quot;; IF(NOT(ISBLANK([.C23])); &quot;Don't specify an amount for the category.&quot;;  &quot;&quot;)); IF(NOT(ISBLANK([.B23]));IF(ISBLANK([.C23]); &quot;You need to specify an amount.&quot;; &quot;&quot;); IF(NOT(ISBLANK([.C23])); &quot;You need to specify a sub-category name&quot;; &quot;&quot;)))">
            <text:p/>
          </table:table-cell>
          <table:table-cell table:style-name="ce29" table:formula="of:=IF(ISBLANK([.A23]); 0; SUM([.C23:.C$76])-SUM([.E24:.E$76]))" office:value-type="float" office:value="0" calcext:value-type="float">
            <text:p/>
          </table:table-cell>
          <table:table-cell table:formula="of:=ROW([.F23])" office:value-type="float" office:value="23" calcext:value-type="float">
            <text:p>23</text:p>
          </table:table-cell>
          <table:table-cell table:formula="of:=[.G22]+IF(ISBLANK([.A23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22]+[.I22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24])); IF(NOT(ISBLANK([.B24])); &quot;Don't specify category and subcategory on the same line&quot;; IF(NOT(ISBLANK([.C24])); &quot;Don't specify an amount for the category.&quot;;  &quot;&quot;)); IF(NOT(ISBLANK([.B24]));IF(ISBLANK([.C24]); &quot;You need to specify an amount.&quot;; &quot;&quot;); IF(NOT(ISBLANK([.C24])); &quot;You need to specify a sub-category name&quot;; &quot;&quot;)))">
            <text:p/>
          </table:table-cell>
          <table:table-cell table:style-name="ce29" table:formula="of:=IF(ISBLANK([.A24]); 0; SUM([.C24:.C$76])-SUM([.E25:.E$76]))" office:value-type="float" office:value="0" calcext:value-type="float">
            <text:p/>
          </table:table-cell>
          <table:table-cell table:formula="of:=ROW([.F24])" office:value-type="float" office:value="24" calcext:value-type="float">
            <text:p>24</text:p>
          </table:table-cell>
          <table:table-cell table:formula="of:=[.G23]+IF(ISBLANK([.A24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23]+[.I23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25])); IF(NOT(ISBLANK([.B25])); &quot;Don't specify category and subcategory on the same line&quot;; IF(NOT(ISBLANK([.C25])); &quot;Don't specify an amount for the category.&quot;;  &quot;&quot;)); IF(NOT(ISBLANK([.B25]));IF(ISBLANK([.C25]); &quot;You need to specify an amount.&quot;; &quot;&quot;); IF(NOT(ISBLANK([.C25])); &quot;You need to specify a sub-category name&quot;; &quot;&quot;)))">
            <text:p/>
          </table:table-cell>
          <table:table-cell table:style-name="ce29" table:formula="of:=IF(ISBLANK([.A25]); 0; SUM([.C25:.C$76])-SUM([.E26:.E$76]))" office:value-type="float" office:value="0" calcext:value-type="float">
            <text:p/>
          </table:table-cell>
          <table:table-cell table:formula="of:=ROW([.F25])" office:value-type="float" office:value="25" calcext:value-type="float">
            <text:p>25</text:p>
          </table:table-cell>
          <table:table-cell table:formula="of:=[.G24]+IF(ISBLANK([.A25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24]+[.I24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26])); IF(NOT(ISBLANK([.B26])); &quot;Don't specify category and subcategory on the same line&quot;; IF(NOT(ISBLANK([.C26])); &quot;Don't specify an amount for the category.&quot;;  &quot;&quot;)); IF(NOT(ISBLANK([.B26]));IF(ISBLANK([.C26]); &quot;You need to specify an amount.&quot;; &quot;&quot;); IF(NOT(ISBLANK([.C26])); &quot;You need to specify a sub-category name&quot;; &quot;&quot;)))">
            <text:p/>
          </table:table-cell>
          <table:table-cell table:style-name="ce29" table:formula="of:=IF(ISBLANK([.A26]); 0; SUM([.C26:.C$76])-SUM([.E27:.E$76]))" office:value-type="float" office:value="0" calcext:value-type="float">
            <text:p/>
          </table:table-cell>
          <table:table-cell table:formula="of:=ROW([.F26])" office:value-type="float" office:value="26" calcext:value-type="float">
            <text:p>26</text:p>
          </table:table-cell>
          <table:table-cell table:formula="of:=[.G25]+IF(ISBLANK([.A26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25]+[.I25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27])); IF(NOT(ISBLANK([.B27])); &quot;Don't specify category and subcategory on the same line&quot;; IF(NOT(ISBLANK([.C27])); &quot;Don't specify an amount for the category.&quot;;  &quot;&quot;)); IF(NOT(ISBLANK([.B27]));IF(ISBLANK([.C27]); &quot;You need to specify an amount.&quot;; &quot;&quot;); IF(NOT(ISBLANK([.C27])); &quot;You need to specify a sub-category name&quot;; &quot;&quot;)))">
            <text:p/>
          </table:table-cell>
          <table:table-cell table:style-name="ce29" table:formula="of:=IF(ISBLANK([.A27]); 0; SUM([.C27:.C$76])-SUM([.E28:.E$76]))" office:value-type="float" office:value="0" calcext:value-type="float">
            <text:p/>
          </table:table-cell>
          <table:table-cell table:formula="of:=ROW([.F27])" office:value-type="float" office:value="27" calcext:value-type="float">
            <text:p>27</text:p>
          </table:table-cell>
          <table:table-cell table:formula="of:=[.G26]+IF(ISBLANK([.A27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26]+[.I26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28])); IF(NOT(ISBLANK([.B28])); &quot;Don't specify category and subcategory on the same line&quot;; IF(NOT(ISBLANK([.C28])); &quot;Don't specify an amount for the category.&quot;;  &quot;&quot;)); IF(NOT(ISBLANK([.B28]));IF(ISBLANK([.C28]); &quot;You need to specify an amount.&quot;; &quot;&quot;); IF(NOT(ISBLANK([.C28])); &quot;You need to specify a sub-category name&quot;; &quot;&quot;)))">
            <text:p/>
          </table:table-cell>
          <table:table-cell table:style-name="ce29" table:formula="of:=IF(ISBLANK([.A28]); 0; SUM([.C28:.C$76])-SUM([.E29:.E$76]))" office:value-type="float" office:value="0" calcext:value-type="float">
            <text:p/>
          </table:table-cell>
          <table:table-cell table:formula="of:=ROW([.F28])" office:value-type="float" office:value="28" calcext:value-type="float">
            <text:p>28</text:p>
          </table:table-cell>
          <table:table-cell table:formula="of:=[.G27]+IF(ISBLANK([.A28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27]+[.I27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29])); IF(NOT(ISBLANK([.B29])); &quot;Don't specify category and subcategory on the same line&quot;; IF(NOT(ISBLANK([.C29])); &quot;Don't specify an amount for the category.&quot;;  &quot;&quot;)); IF(NOT(ISBLANK([.B29]));IF(ISBLANK([.C29]); &quot;You need to specify an amount.&quot;; &quot;&quot;); IF(NOT(ISBLANK([.C29])); &quot;You need to specify a sub-category name&quot;; &quot;&quot;)))">
            <text:p/>
          </table:table-cell>
          <table:table-cell table:style-name="ce29" table:formula="of:=IF(ISBLANK([.A29]); 0; SUM([.C29:.C$76])-SUM([.E30:.E$76]))" office:value-type="float" office:value="0" calcext:value-type="float">
            <text:p/>
          </table:table-cell>
          <table:table-cell table:formula="of:=ROW([.F29])" office:value-type="float" office:value="29" calcext:value-type="float">
            <text:p>29</text:p>
          </table:table-cell>
          <table:table-cell table:formula="of:=[.G28]+IF(ISBLANK([.A29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28]+[.I28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30])); IF(NOT(ISBLANK([.B30])); &quot;Don't specify category and subcategory on the same line&quot;; IF(NOT(ISBLANK([.C30])); &quot;Don't specify an amount for the category.&quot;;  &quot;&quot;)); IF(NOT(ISBLANK([.B30]));IF(ISBLANK([.C30]); &quot;You need to specify an amount.&quot;; &quot;&quot;); IF(NOT(ISBLANK([.C30])); &quot;You need to specify a sub-category name&quot;; &quot;&quot;)))">
            <text:p/>
          </table:table-cell>
          <table:table-cell table:style-name="ce29" table:formula="of:=IF(ISBLANK([.A30]); 0; SUM([.C30:.C$76])-SUM([.E31:.E$76]))" office:value-type="float" office:value="0" calcext:value-type="float">
            <text:p/>
          </table:table-cell>
          <table:table-cell table:formula="of:=ROW([.F30])" office:value-type="float" office:value="30" calcext:value-type="float">
            <text:p>30</text:p>
          </table:table-cell>
          <table:table-cell table:formula="of:=[.G29]+IF(ISBLANK([.A30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29]+[.I29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31])); IF(NOT(ISBLANK([.B31])); &quot;Don't specify category and subcategory on the same line&quot;; IF(NOT(ISBLANK([.C31])); &quot;Don't specify an amount for the category.&quot;;  &quot;&quot;)); IF(NOT(ISBLANK([.B31]));IF(ISBLANK([.C31]); &quot;You need to specify an amount.&quot;; &quot;&quot;); IF(NOT(ISBLANK([.C31])); &quot;You need to specify a sub-category name&quot;; &quot;&quot;)))">
            <text:p/>
          </table:table-cell>
          <table:table-cell table:style-name="ce29" table:formula="of:=IF(ISBLANK([.A31]); 0; SUM([.C31:.C$76])-SUM([.E32:.E$76]))" office:value-type="float" office:value="0" calcext:value-type="float">
            <text:p/>
          </table:table-cell>
          <table:table-cell table:formula="of:=ROW([.F31])" office:value-type="float" office:value="31" calcext:value-type="float">
            <text:p>31</text:p>
          </table:table-cell>
          <table:table-cell table:formula="of:=[.G30]+IF(ISBLANK([.A31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30]+[.I30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32])); IF(NOT(ISBLANK([.B32])); &quot;Don't specify category and subcategory on the same line&quot;; IF(NOT(ISBLANK([.C32])); &quot;Don't specify an amount for the category.&quot;;  &quot;&quot;)); IF(NOT(ISBLANK([.B32]));IF(ISBLANK([.C32]); &quot;You need to specify an amount.&quot;; &quot;&quot;); IF(NOT(ISBLANK([.C32])); &quot;You need to specify a sub-category name&quot;; &quot;&quot;)))">
            <text:p/>
          </table:table-cell>
          <table:table-cell table:style-name="ce29" table:formula="of:=IF(ISBLANK([.A32]); 0; SUM([.C32:.C$76])-SUM([.E33:.E$76]))" office:value-type="float" office:value="0" calcext:value-type="float">
            <text:p/>
          </table:table-cell>
          <table:table-cell table:formula="of:=ROW([.F32])" office:value-type="float" office:value="32" calcext:value-type="float">
            <text:p>32</text:p>
          </table:table-cell>
          <table:table-cell table:formula="of:=[.G31]+IF(ISBLANK([.A32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31]+[.I31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33])); IF(NOT(ISBLANK([.B33])); &quot;Don't specify category and subcategory on the same line&quot;; IF(NOT(ISBLANK([.C33])); &quot;Don't specify an amount for the category.&quot;;  &quot;&quot;)); IF(NOT(ISBLANK([.B33]));IF(ISBLANK([.C33]); &quot;You need to specify an amount.&quot;; &quot;&quot;); IF(NOT(ISBLANK([.C33])); &quot;You need to specify a sub-category name&quot;; &quot;&quot;)))">
            <text:p/>
          </table:table-cell>
          <table:table-cell table:style-name="ce29" table:formula="of:=IF(ISBLANK([.A33]); 0; SUM([.C33:.C$76])-SUM([.E34:.E$76]))" office:value-type="float" office:value="0" calcext:value-type="float">
            <text:p/>
          </table:table-cell>
          <table:table-cell table:formula="of:=ROW([.F33])" office:value-type="float" office:value="33" calcext:value-type="float">
            <text:p>33</text:p>
          </table:table-cell>
          <table:table-cell table:formula="of:=[.G32]+IF(ISBLANK([.A33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32]+[.I32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34])); IF(NOT(ISBLANK([.B34])); &quot;Don't specify category and subcategory on the same line&quot;; IF(NOT(ISBLANK([.C34])); &quot;Don't specify an amount for the category.&quot;;  &quot;&quot;)); IF(NOT(ISBLANK([.B34]));IF(ISBLANK([.C34]); &quot;You need to specify an amount.&quot;; &quot;&quot;); IF(NOT(ISBLANK([.C34])); &quot;You need to specify a sub-category name&quot;; &quot;&quot;)))">
            <text:p/>
          </table:table-cell>
          <table:table-cell table:style-name="ce29" table:formula="of:=IF(ISBLANK([.A34]); 0; SUM([.C34:.C$76])-SUM([.E35:.E$76]))" office:value-type="float" office:value="0" calcext:value-type="float">
            <text:p/>
          </table:table-cell>
          <table:table-cell table:formula="of:=ROW([.F34])" office:value-type="float" office:value="34" calcext:value-type="float">
            <text:p>34</text:p>
          </table:table-cell>
          <table:table-cell table:formula="of:=[.G33]+IF(ISBLANK([.A34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33]+[.I33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35])); IF(NOT(ISBLANK([.B35])); &quot;Don't specify category and subcategory on the same line&quot;; IF(NOT(ISBLANK([.C35])); &quot;Don't specify an amount for the category.&quot;;  &quot;&quot;)); IF(NOT(ISBLANK([.B35]));IF(ISBLANK([.C35]); &quot;You need to specify an amount.&quot;; &quot;&quot;); IF(NOT(ISBLANK([.C35])); &quot;You need to specify a sub-category name&quot;; &quot;&quot;)))">
            <text:p/>
          </table:table-cell>
          <table:table-cell table:style-name="ce29" table:formula="of:=IF(ISBLANK([.A35]); 0; SUM([.C35:.C$76])-SUM([.E36:.E$76]))" office:value-type="float" office:value="0" calcext:value-type="float">
            <text:p/>
          </table:table-cell>
          <table:table-cell table:formula="of:=ROW([.F35])" office:value-type="float" office:value="35" calcext:value-type="float">
            <text:p>35</text:p>
          </table:table-cell>
          <table:table-cell table:formula="of:=[.G34]+IF(ISBLANK([.A35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34]+[.I34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36])); IF(NOT(ISBLANK([.B36])); &quot;Don't specify category and subcategory on the same line&quot;; IF(NOT(ISBLANK([.C36])); &quot;Don't specify an amount for the category.&quot;;  &quot;&quot;)); IF(NOT(ISBLANK([.B36]));IF(ISBLANK([.C36]); &quot;You need to specify an amount.&quot;; &quot;&quot;); IF(NOT(ISBLANK([.C36])); &quot;You need to specify a sub-category name&quot;; &quot;&quot;)))">
            <text:p/>
          </table:table-cell>
          <table:table-cell table:style-name="ce29" table:formula="of:=IF(ISBLANK([.A36]); 0; SUM([.C36:.C$76])-SUM([.E37:.E$76]))" office:value-type="float" office:value="0" calcext:value-type="float">
            <text:p/>
          </table:table-cell>
          <table:table-cell table:formula="of:=ROW([.F36])" office:value-type="float" office:value="36" calcext:value-type="float">
            <text:p>36</text:p>
          </table:table-cell>
          <table:table-cell table:formula="of:=[.G35]+IF(ISBLANK([.A36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35]+[.I35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37])); IF(NOT(ISBLANK([.B37])); &quot;Don't specify category and subcategory on the same line&quot;; IF(NOT(ISBLANK([.C37])); &quot;Don't specify an amount for the category.&quot;;  &quot;&quot;)); IF(NOT(ISBLANK([.B37]));IF(ISBLANK([.C37]); &quot;You need to specify an amount.&quot;; &quot;&quot;); IF(NOT(ISBLANK([.C37])); &quot;You need to specify a sub-category name&quot;; &quot;&quot;)))">
            <text:p/>
          </table:table-cell>
          <table:table-cell table:style-name="ce29" table:formula="of:=IF(ISBLANK([.A37]); 0; SUM([.C37:.C$76])-SUM([.E38:.E$76]))" office:value-type="float" office:value="0" calcext:value-type="float">
            <text:p/>
          </table:table-cell>
          <table:table-cell table:formula="of:=ROW([.F37])" office:value-type="float" office:value="37" calcext:value-type="float">
            <text:p>37</text:p>
          </table:table-cell>
          <table:table-cell table:formula="of:=[.G36]+IF(ISBLANK([.A37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36]+[.I36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38])); IF(NOT(ISBLANK([.B38])); &quot;Don't specify category and subcategory on the same line&quot;; IF(NOT(ISBLANK([.C38])); &quot;Don't specify an amount for the category.&quot;;  &quot;&quot;)); IF(NOT(ISBLANK([.B38]));IF(ISBLANK([.C38]); &quot;You need to specify an amount.&quot;; &quot;&quot;); IF(NOT(ISBLANK([.C38])); &quot;You need to specify a sub-category name&quot;; &quot;&quot;)))">
            <text:p/>
          </table:table-cell>
          <table:table-cell table:style-name="ce29" table:formula="of:=IF(ISBLANK([.A38]); 0; SUM([.C38:.C$76])-SUM([.E39:.E$76]))" office:value-type="float" office:value="0" calcext:value-type="float">
            <text:p/>
          </table:table-cell>
          <table:table-cell table:formula="of:=ROW([.F38])" office:value-type="float" office:value="38" calcext:value-type="float">
            <text:p>38</text:p>
          </table:table-cell>
          <table:table-cell table:formula="of:=[.G37]+IF(ISBLANK([.A38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37]+[.I37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39])); IF(NOT(ISBLANK([.B39])); &quot;Don't specify category and subcategory on the same line&quot;; IF(NOT(ISBLANK([.C39])); &quot;Don't specify an amount for the category.&quot;;  &quot;&quot;)); IF(NOT(ISBLANK([.B39]));IF(ISBLANK([.C39]); &quot;You need to specify an amount.&quot;; &quot;&quot;); IF(NOT(ISBLANK([.C39])); &quot;You need to specify a sub-category name&quot;; &quot;&quot;)))">
            <text:p/>
          </table:table-cell>
          <table:table-cell table:style-name="ce29" table:formula="of:=IF(ISBLANK([.A39]); 0; SUM([.C39:.C$76])-SUM([.E40:.E$76]))" office:value-type="float" office:value="0" calcext:value-type="float">
            <text:p/>
          </table:table-cell>
          <table:table-cell table:formula="of:=ROW([.F39])" office:value-type="float" office:value="39" calcext:value-type="float">
            <text:p>39</text:p>
          </table:table-cell>
          <table:table-cell table:formula="of:=[.G38]+IF(ISBLANK([.A39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38]+[.I38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40])); IF(NOT(ISBLANK([.B40])); &quot;Don't specify category and subcategory on the same line&quot;; IF(NOT(ISBLANK([.C40])); &quot;Don't specify an amount for the category.&quot;;  &quot;&quot;)); IF(NOT(ISBLANK([.B40]));IF(ISBLANK([.C40]); &quot;You need to specify an amount.&quot;; &quot;&quot;); IF(NOT(ISBLANK([.C40])); &quot;You need to specify a sub-category name&quot;; &quot;&quot;)))">
            <text:p/>
          </table:table-cell>
          <table:table-cell table:style-name="ce29" table:formula="of:=IF(ISBLANK([.A40]); 0; SUM([.C40:.C$76])-SUM([.E41:.E$76]))" office:value-type="float" office:value="0" calcext:value-type="float">
            <text:p/>
          </table:table-cell>
          <table:table-cell table:formula="of:=ROW([.F40])" office:value-type="float" office:value="40" calcext:value-type="float">
            <text:p>40</text:p>
          </table:table-cell>
          <table:table-cell table:formula="of:=[.G39]+IF(ISBLANK([.A40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39]+[.I39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41])); IF(NOT(ISBLANK([.B41])); &quot;Don't specify category and subcategory on the same line&quot;; IF(NOT(ISBLANK([.C41])); &quot;Don't specify an amount for the category.&quot;;  &quot;&quot;)); IF(NOT(ISBLANK([.B41]));IF(ISBLANK([.C41]); &quot;You need to specify an amount.&quot;; &quot;&quot;); IF(NOT(ISBLANK([.C41])); &quot;You need to specify a sub-category name&quot;; &quot;&quot;)))">
            <text:p/>
          </table:table-cell>
          <table:table-cell table:style-name="ce29" table:formula="of:=IF(ISBLANK([.A41]); 0; SUM([.C41:.C$76])-SUM([.E42:.E$76]))" office:value-type="float" office:value="0" calcext:value-type="float">
            <text:p/>
          </table:table-cell>
          <table:table-cell table:formula="of:=ROW([.F41])" office:value-type="float" office:value="41" calcext:value-type="float">
            <text:p>41</text:p>
          </table:table-cell>
          <table:table-cell table:formula="of:=[.G40]+IF(ISBLANK([.A41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40]+[.I40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42])); IF(NOT(ISBLANK([.B42])); &quot;Don't specify category and subcategory on the same line&quot;; IF(NOT(ISBLANK([.C42])); &quot;Don't specify an amount for the category.&quot;;  &quot;&quot;)); IF(NOT(ISBLANK([.B42]));IF(ISBLANK([.C42]); &quot;You need to specify an amount.&quot;; &quot;&quot;); IF(NOT(ISBLANK([.C42])); &quot;You need to specify a sub-category name&quot;; &quot;&quot;)))">
            <text:p/>
          </table:table-cell>
          <table:table-cell table:style-name="ce29" table:formula="of:=IF(ISBLANK([.A42]); 0; SUM([.C42:.C$76])-SUM([.E43:.E$76]))" office:value-type="float" office:value="0" calcext:value-type="float">
            <text:p/>
          </table:table-cell>
          <table:table-cell table:formula="of:=ROW([.F42])" office:value-type="float" office:value="42" calcext:value-type="float">
            <text:p>42</text:p>
          </table:table-cell>
          <table:table-cell table:formula="of:=[.G41]+IF(ISBLANK([.A42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41]+[.I41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43])); IF(NOT(ISBLANK([.B43])); &quot;Don't specify category and subcategory on the same line&quot;; IF(NOT(ISBLANK([.C43])); &quot;Don't specify an amount for the category.&quot;;  &quot;&quot;)); IF(NOT(ISBLANK([.B43]));IF(ISBLANK([.C43]); &quot;You need to specify an amount.&quot;; &quot;&quot;); IF(NOT(ISBLANK([.C43])); &quot;You need to specify a sub-category name&quot;; &quot;&quot;)))">
            <text:p/>
          </table:table-cell>
          <table:table-cell table:style-name="ce29" table:formula="of:=IF(ISBLANK([.A43]); 0; SUM([.C43:.C$76])-SUM([.E44:.E$76]))" office:value-type="float" office:value="0" calcext:value-type="float">
            <text:p/>
          </table:table-cell>
          <table:table-cell table:formula="of:=ROW([.F43])" office:value-type="float" office:value="43" calcext:value-type="float">
            <text:p>43</text:p>
          </table:table-cell>
          <table:table-cell table:formula="of:=[.G42]+IF(ISBLANK([.A43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42]+[.I42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44])); IF(NOT(ISBLANK([.B44])); &quot;Don't specify category and subcategory on the same line&quot;; IF(NOT(ISBLANK([.C44])); &quot;Don't specify an amount for the category.&quot;;  &quot;&quot;)); IF(NOT(ISBLANK([.B44]));IF(ISBLANK([.C44]); &quot;You need to specify an amount.&quot;; &quot;&quot;); IF(NOT(ISBLANK([.C44])); &quot;You need to specify a sub-category name&quot;; &quot;&quot;)))">
            <text:p/>
          </table:table-cell>
          <table:table-cell table:style-name="ce29" table:formula="of:=IF(ISBLANK([.A44]); 0; SUM([.C44:.C$76])-SUM([.E45:.E$76]))" office:value-type="float" office:value="0" calcext:value-type="float">
            <text:p/>
          </table:table-cell>
          <table:table-cell table:formula="of:=ROW([.F44])" office:value-type="float" office:value="44" calcext:value-type="float">
            <text:p>44</text:p>
          </table:table-cell>
          <table:table-cell table:formula="of:=[.G43]+IF(ISBLANK([.A44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43]+[.I43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45])); IF(NOT(ISBLANK([.B45])); &quot;Don't specify category and subcategory on the same line&quot;; IF(NOT(ISBLANK([.C45])); &quot;Don't specify an amount for the category.&quot;;  &quot;&quot;)); IF(NOT(ISBLANK([.B45]));IF(ISBLANK([.C45]); &quot;You need to specify an amount.&quot;; &quot;&quot;); IF(NOT(ISBLANK([.C45])); &quot;You need to specify a sub-category name&quot;; &quot;&quot;)))">
            <text:p/>
          </table:table-cell>
          <table:table-cell table:style-name="ce29" table:formula="of:=IF(ISBLANK([.A45]); 0; SUM([.C45:.C$76])-SUM([.E46:.E$76]))" office:value-type="float" office:value="0" calcext:value-type="float">
            <text:p/>
          </table:table-cell>
          <table:table-cell table:formula="of:=ROW([.F45])" office:value-type="float" office:value="45" calcext:value-type="float">
            <text:p>45</text:p>
          </table:table-cell>
          <table:table-cell table:formula="of:=[.G44]+IF(ISBLANK([.A45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44]+[.I44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46])); IF(NOT(ISBLANK([.B46])); &quot;Don't specify category and subcategory on the same line&quot;; IF(NOT(ISBLANK([.C46])); &quot;Don't specify an amount for the category.&quot;;  &quot;&quot;)); IF(NOT(ISBLANK([.B46]));IF(ISBLANK([.C46]); &quot;You need to specify an amount.&quot;; &quot;&quot;); IF(NOT(ISBLANK([.C46])); &quot;You need to specify a sub-category name&quot;; &quot;&quot;)))">
            <text:p/>
          </table:table-cell>
          <table:table-cell table:style-name="ce29" table:formula="of:=IF(ISBLANK([.A46]); 0; SUM([.C46:.C$76])-SUM([.E47:.E$76]))" office:value-type="float" office:value="0" calcext:value-type="float">
            <text:p/>
          </table:table-cell>
          <table:table-cell table:formula="of:=ROW([.F46])" office:value-type="float" office:value="46" calcext:value-type="float">
            <text:p>46</text:p>
          </table:table-cell>
          <table:table-cell table:formula="of:=[.G45]+IF(ISBLANK([.A46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45]+[.I45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47])); IF(NOT(ISBLANK([.B47])); &quot;Don't specify category and subcategory on the same line&quot;; IF(NOT(ISBLANK([.C47])); &quot;Don't specify an amount for the category.&quot;;  &quot;&quot;)); IF(NOT(ISBLANK([.B47]));IF(ISBLANK([.C47]); &quot;You need to specify an amount.&quot;; &quot;&quot;); IF(NOT(ISBLANK([.C47])); &quot;You need to specify a sub-category name&quot;; &quot;&quot;)))">
            <text:p/>
          </table:table-cell>
          <table:table-cell table:style-name="ce29" table:formula="of:=IF(ISBLANK([.A47]); 0; SUM([.C47:.C$76])-SUM([.E48:.E$76]))" office:value-type="float" office:value="0" calcext:value-type="float">
            <text:p/>
          </table:table-cell>
          <table:table-cell table:formula="of:=ROW([.F47])" office:value-type="float" office:value="47" calcext:value-type="float">
            <text:p>47</text:p>
          </table:table-cell>
          <table:table-cell table:formula="of:=[.G46]+IF(ISBLANK([.A47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46]+[.I46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48])); IF(NOT(ISBLANK([.B48])); &quot;Don't specify category and subcategory on the same line&quot;; IF(NOT(ISBLANK([.C48])); &quot;Don't specify an amount for the category.&quot;;  &quot;&quot;)); IF(NOT(ISBLANK([.B48]));IF(ISBLANK([.C48]); &quot;You need to specify an amount.&quot;; &quot;&quot;); IF(NOT(ISBLANK([.C48])); &quot;You need to specify a sub-category name&quot;; &quot;&quot;)))">
            <text:p/>
          </table:table-cell>
          <table:table-cell table:style-name="ce29" table:formula="of:=IF(ISBLANK([.A48]); 0; SUM([.C48:.C$76])-SUM([.E49:.E$76]))" office:value-type="float" office:value="0" calcext:value-type="float">
            <text:p/>
          </table:table-cell>
          <table:table-cell table:formula="of:=ROW([.F48])" office:value-type="float" office:value="48" calcext:value-type="float">
            <text:p>48</text:p>
          </table:table-cell>
          <table:table-cell table:formula="of:=[.G47]+IF(ISBLANK([.A48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47]+[.I47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49])); IF(NOT(ISBLANK([.B49])); &quot;Don't specify category and subcategory on the same line&quot;; IF(NOT(ISBLANK([.C49])); &quot;Don't specify an amount for the category.&quot;;  &quot;&quot;)); IF(NOT(ISBLANK([.B49]));IF(ISBLANK([.C49]); &quot;You need to specify an amount.&quot;; &quot;&quot;); IF(NOT(ISBLANK([.C49])); &quot;You need to specify a sub-category name&quot;; &quot;&quot;)))">
            <text:p/>
          </table:table-cell>
          <table:table-cell table:style-name="ce29" table:formula="of:=IF(ISBLANK([.A49]); 0; SUM([.C49:.C$76])-SUM([.E50:.E$76]))" office:value-type="float" office:value="0" calcext:value-type="float">
            <text:p/>
          </table:table-cell>
          <table:table-cell table:formula="of:=ROW([.F49])" office:value-type="float" office:value="49" calcext:value-type="float">
            <text:p>49</text:p>
          </table:table-cell>
          <table:table-cell table:formula="of:=[.G48]+IF(ISBLANK([.A49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48]+[.I48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50])); IF(NOT(ISBLANK([.B50])); &quot;Don't specify category and subcategory on the same line&quot;; IF(NOT(ISBLANK([.C50])); &quot;Don't specify an amount for the category.&quot;;  &quot;&quot;)); IF(NOT(ISBLANK([.B50]));IF(ISBLANK([.C50]); &quot;You need to specify an amount.&quot;; &quot;&quot;); IF(NOT(ISBLANK([.C50])); &quot;You need to specify a sub-category name&quot;; &quot;&quot;)))">
            <text:p/>
          </table:table-cell>
          <table:table-cell table:style-name="ce29" table:formula="of:=IF(ISBLANK([.A50]); 0; SUM([.C50:.C$76])-SUM([.E51:.E$76]))" office:value-type="float" office:value="0" calcext:value-type="float">
            <text:p/>
          </table:table-cell>
          <table:table-cell table:formula="of:=ROW([.F50])" office:value-type="float" office:value="50" calcext:value-type="float">
            <text:p>50</text:p>
          </table:table-cell>
          <table:table-cell table:formula="of:=[.G49]+IF(ISBLANK([.A50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49]+[.I49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51])); IF(NOT(ISBLANK([.B51])); &quot;Don't specify category and subcategory on the same line&quot;; IF(NOT(ISBLANK([.C51])); &quot;Don't specify an amount for the category.&quot;;  &quot;&quot;)); IF(NOT(ISBLANK([.B51]));IF(ISBLANK([.C51]); &quot;You need to specify an amount.&quot;; &quot;&quot;); IF(NOT(ISBLANK([.C51])); &quot;You need to specify a sub-category name&quot;; &quot;&quot;)))">
            <text:p/>
          </table:table-cell>
          <table:table-cell table:style-name="ce29" table:formula="of:=IF(ISBLANK([.A51]); 0; SUM([.C51:.C$76])-SUM([.E52:.E$76]))" office:value-type="float" office:value="0" calcext:value-type="float">
            <text:p/>
          </table:table-cell>
          <table:table-cell table:formula="of:=ROW([.F51])" office:value-type="float" office:value="51" calcext:value-type="float">
            <text:p>51</text:p>
          </table:table-cell>
          <table:table-cell table:formula="of:=[.G50]+IF(ISBLANK([.A51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50]+[.I50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52])); IF(NOT(ISBLANK([.B52])); &quot;Don't specify category and subcategory on the same line&quot;; IF(NOT(ISBLANK([.C52])); &quot;Don't specify an amount for the category.&quot;;  &quot;&quot;)); IF(NOT(ISBLANK([.B52]));IF(ISBLANK([.C52]); &quot;You need to specify an amount.&quot;; &quot;&quot;); IF(NOT(ISBLANK([.C52])); &quot;You need to specify a sub-category name&quot;; &quot;&quot;)))">
            <text:p/>
          </table:table-cell>
          <table:table-cell table:style-name="ce29" table:formula="of:=IF(ISBLANK([.A52]); 0; SUM([.C52:.C$76])-SUM([.E53:.E$76]))" office:value-type="float" office:value="0" calcext:value-type="float">
            <text:p/>
          </table:table-cell>
          <table:table-cell table:formula="of:=ROW([.F52])" office:value-type="float" office:value="52" calcext:value-type="float">
            <text:p>52</text:p>
          </table:table-cell>
          <table:table-cell table:formula="of:=[.G51]+IF(ISBLANK([.A52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51]+[.I51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53])); IF(NOT(ISBLANK([.B53])); &quot;Don't specify category and subcategory on the same line&quot;; IF(NOT(ISBLANK([.C53])); &quot;Don't specify an amount for the category.&quot;;  &quot;&quot;)); IF(NOT(ISBLANK([.B53]));IF(ISBLANK([.C53]); &quot;You need to specify an amount.&quot;; &quot;&quot;); IF(NOT(ISBLANK([.C53])); &quot;You need to specify a sub-category name&quot;; &quot;&quot;)))">
            <text:p/>
          </table:table-cell>
          <table:table-cell table:style-name="ce29" table:formula="of:=IF(ISBLANK([.A53]); 0; SUM([.C53:.C$76])-SUM([.E54:.E$76]))" office:value-type="float" office:value="0" calcext:value-type="float">
            <text:p/>
          </table:table-cell>
          <table:table-cell table:formula="of:=ROW([.F53])" office:value-type="float" office:value="53" calcext:value-type="float">
            <text:p>53</text:p>
          </table:table-cell>
          <table:table-cell table:formula="of:=[.G52]+IF(ISBLANK([.A53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52]+[.I52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54])); IF(NOT(ISBLANK([.B54])); &quot;Don't specify category and subcategory on the same line&quot;; IF(NOT(ISBLANK([.C54])); &quot;Don't specify an amount for the category.&quot;;  &quot;&quot;)); IF(NOT(ISBLANK([.B54]));IF(ISBLANK([.C54]); &quot;You need to specify an amount.&quot;; &quot;&quot;); IF(NOT(ISBLANK([.C54])); &quot;You need to specify a sub-category name&quot;; &quot;&quot;)))">
            <text:p/>
          </table:table-cell>
          <table:table-cell table:style-name="ce29" table:formula="of:=IF(ISBLANK([.A54]); 0; SUM([.C54:.C$76])-SUM([.E55:.E$76]))" office:value-type="float" office:value="0" calcext:value-type="float">
            <text:p/>
          </table:table-cell>
          <table:table-cell table:formula="of:=ROW([.F54])" office:value-type="float" office:value="54" calcext:value-type="float">
            <text:p>54</text:p>
          </table:table-cell>
          <table:table-cell table:formula="of:=[.G53]+IF(ISBLANK([.A54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53]+[.I53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55])); IF(NOT(ISBLANK([.B55])); &quot;Don't specify category and subcategory on the same line&quot;; IF(NOT(ISBLANK([.C55])); &quot;Don't specify an amount for the category.&quot;;  &quot;&quot;)); IF(NOT(ISBLANK([.B55]));IF(ISBLANK([.C55]); &quot;You need to specify an amount.&quot;; &quot;&quot;); IF(NOT(ISBLANK([.C55])); &quot;You need to specify a sub-category name&quot;; &quot;&quot;)))">
            <text:p/>
          </table:table-cell>
          <table:table-cell table:style-name="ce29" table:formula="of:=IF(ISBLANK([.A55]); 0; SUM([.C55:.C$76])-SUM([.E56:.E$76]))" office:value-type="float" office:value="0" calcext:value-type="float">
            <text:p/>
          </table:table-cell>
          <table:table-cell table:formula="of:=ROW([.F55])" office:value-type="float" office:value="55" calcext:value-type="float">
            <text:p>55</text:p>
          </table:table-cell>
          <table:table-cell table:formula="of:=[.G54]+IF(ISBLANK([.A55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54]+[.I54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56])); IF(NOT(ISBLANK([.B56])); &quot;Don't specify category and subcategory on the same line&quot;; IF(NOT(ISBLANK([.C56])); &quot;Don't specify an amount for the category.&quot;;  &quot;&quot;)); IF(NOT(ISBLANK([.B56]));IF(ISBLANK([.C56]); &quot;You need to specify an amount.&quot;; &quot;&quot;); IF(NOT(ISBLANK([.C56])); &quot;You need to specify a sub-category name&quot;; &quot;&quot;)))">
            <text:p/>
          </table:table-cell>
          <table:table-cell table:style-name="ce29" table:formula="of:=IF(ISBLANK([.A56]); 0; SUM([.C56:.C$76])-SUM([.E57:.E$76]))" office:value-type="float" office:value="0" calcext:value-type="float">
            <text:p/>
          </table:table-cell>
          <table:table-cell table:formula="of:=ROW([.F56])" office:value-type="float" office:value="56" calcext:value-type="float">
            <text:p>56</text:p>
          </table:table-cell>
          <table:table-cell table:formula="of:=[.G55]+IF(ISBLANK([.A56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55]+[.I55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57])); IF(NOT(ISBLANK([.B57])); &quot;Don't specify category and subcategory on the same line&quot;; IF(NOT(ISBLANK([.C57])); &quot;Don't specify an amount for the category.&quot;;  &quot;&quot;)); IF(NOT(ISBLANK([.B57]));IF(ISBLANK([.C57]); &quot;You need to specify an amount.&quot;; &quot;&quot;); IF(NOT(ISBLANK([.C57])); &quot;You need to specify a sub-category name&quot;; &quot;&quot;)))">
            <text:p/>
          </table:table-cell>
          <table:table-cell table:style-name="ce29" table:formula="of:=IF(ISBLANK([.A57]); 0; SUM([.C57:.C$76])-SUM([.E58:.E$76]))" office:value-type="float" office:value="0" calcext:value-type="float">
            <text:p/>
          </table:table-cell>
          <table:table-cell table:formula="of:=ROW([.F57])" office:value-type="float" office:value="57" calcext:value-type="float">
            <text:p>57</text:p>
          </table:table-cell>
          <table:table-cell table:formula="of:=[.G56]+IF(ISBLANK([.A57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56]+[.I56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58])); IF(NOT(ISBLANK([.B58])); &quot;Don't specify category and subcategory on the same line&quot;; IF(NOT(ISBLANK([.C58])); &quot;Don't specify an amount for the category.&quot;;  &quot;&quot;)); IF(NOT(ISBLANK([.B58]));IF(ISBLANK([.C58]); &quot;You need to specify an amount.&quot;; &quot;&quot;); IF(NOT(ISBLANK([.C58])); &quot;You need to specify a sub-category name&quot;; &quot;&quot;)))">
            <text:p/>
          </table:table-cell>
          <table:table-cell table:style-name="ce29" table:formula="of:=IF(ISBLANK([.A58]); 0; SUM([.C58:.C$76])-SUM([.E59:.E$76]))" office:value-type="float" office:value="0" calcext:value-type="float">
            <text:p/>
          </table:table-cell>
          <table:table-cell table:formula="of:=ROW([.F58])" office:value-type="float" office:value="58" calcext:value-type="float">
            <text:p>58</text:p>
          </table:table-cell>
          <table:table-cell table:formula="of:=[.G57]+IF(ISBLANK([.A58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57]+[.I57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59])); IF(NOT(ISBLANK([.B59])); &quot;Don't specify category and subcategory on the same line&quot;; IF(NOT(ISBLANK([.C59])); &quot;Don't specify an amount for the category.&quot;;  &quot;&quot;)); IF(NOT(ISBLANK([.B59]));IF(ISBLANK([.C59]); &quot;You need to specify an amount.&quot;; &quot;&quot;); IF(NOT(ISBLANK([.C59])); &quot;You need to specify a sub-category name&quot;; &quot;&quot;)))">
            <text:p/>
          </table:table-cell>
          <table:table-cell table:style-name="ce29" table:formula="of:=IF(ISBLANK([.A59]); 0; SUM([.C59:.C$76])-SUM([.E60:.E$76]))" office:value-type="float" office:value="0" calcext:value-type="float">
            <text:p/>
          </table:table-cell>
          <table:table-cell table:formula="of:=ROW([.F59])" office:value-type="float" office:value="59" calcext:value-type="float">
            <text:p>59</text:p>
          </table:table-cell>
          <table:table-cell table:formula="of:=[.G58]+IF(ISBLANK([.A59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58]+[.I58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60])); IF(NOT(ISBLANK([.B60])); &quot;Don't specify category and subcategory on the same line&quot;; IF(NOT(ISBLANK([.C60])); &quot;Don't specify an amount for the category.&quot;;  &quot;&quot;)); IF(NOT(ISBLANK([.B60]));IF(ISBLANK([.C60]); &quot;You need to specify an amount.&quot;; &quot;&quot;); IF(NOT(ISBLANK([.C60])); &quot;You need to specify a sub-category name&quot;; &quot;&quot;)))">
            <text:p/>
          </table:table-cell>
          <table:table-cell table:style-name="ce29" table:formula="of:=IF(ISBLANK([.A60]); 0; SUM([.C60:.C$76])-SUM([.E61:.E$76]))" office:value-type="float" office:value="0" calcext:value-type="float">
            <text:p/>
          </table:table-cell>
          <table:table-cell table:formula="of:=ROW([.F60])" office:value-type="float" office:value="60" calcext:value-type="float">
            <text:p>60</text:p>
          </table:table-cell>
          <table:table-cell table:formula="of:=[.G59]+IF(ISBLANK([.A60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59]+[.I59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61])); IF(NOT(ISBLANK([.B61])); &quot;Don't specify category and subcategory on the same line&quot;; IF(NOT(ISBLANK([.C61])); &quot;Don't specify an amount for the category.&quot;;  &quot;&quot;)); IF(NOT(ISBLANK([.B61]));IF(ISBLANK([.C61]); &quot;You need to specify an amount.&quot;; &quot;&quot;); IF(NOT(ISBLANK([.C61])); &quot;You need to specify a sub-category name&quot;; &quot;&quot;)))">
            <text:p/>
          </table:table-cell>
          <table:table-cell table:style-name="ce29" table:formula="of:=IF(ISBLANK([.A61]); 0; SUM([.C61:.C$76])-SUM([.E62:.E$76]))" office:value-type="float" office:value="0" calcext:value-type="float">
            <text:p/>
          </table:table-cell>
          <table:table-cell table:formula="of:=ROW([.F61])" office:value-type="float" office:value="61" calcext:value-type="float">
            <text:p>61</text:p>
          </table:table-cell>
          <table:table-cell table:formula="of:=[.G60]+IF(ISBLANK([.A61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60]+[.I60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62])); IF(NOT(ISBLANK([.B62])); &quot;Don't specify category and subcategory on the same line&quot;; IF(NOT(ISBLANK([.C62])); &quot;Don't specify an amount for the category.&quot;;  &quot;&quot;)); IF(NOT(ISBLANK([.B62]));IF(ISBLANK([.C62]); &quot;You need to specify an amount.&quot;; &quot;&quot;); IF(NOT(ISBLANK([.C62])); &quot;You need to specify a sub-category name&quot;; &quot;&quot;)))">
            <text:p/>
          </table:table-cell>
          <table:table-cell table:style-name="ce29" table:formula="of:=IF(ISBLANK([.A62]); 0; SUM([.C62:.C$76])-SUM([.E63:.E$76]))" office:value-type="float" office:value="0" calcext:value-type="float">
            <text:p/>
          </table:table-cell>
          <table:table-cell table:formula="of:=ROW([.F62])" office:value-type="float" office:value="62" calcext:value-type="float">
            <text:p>62</text:p>
          </table:table-cell>
          <table:table-cell table:formula="of:=[.G61]+IF(ISBLANK([.A62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61]+[.I61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63])); IF(NOT(ISBLANK([.B63])); &quot;Don't specify category and subcategory on the same line&quot;; IF(NOT(ISBLANK([.C63])); &quot;Don't specify an amount for the category.&quot;;  &quot;&quot;)); IF(NOT(ISBLANK([.B63]));IF(ISBLANK([.C63]); &quot;You need to specify an amount.&quot;; &quot;&quot;); IF(NOT(ISBLANK([.C63])); &quot;You need to specify a sub-category name&quot;; &quot;&quot;)))">
            <text:p/>
          </table:table-cell>
          <table:table-cell table:style-name="ce29" table:formula="of:=IF(ISBLANK([.A63]); 0; SUM([.C63:.C$76])-SUM([.E64:.E$76]))" office:value-type="float" office:value="0" calcext:value-type="float">
            <text:p/>
          </table:table-cell>
          <table:table-cell table:formula="of:=ROW([.F63])" office:value-type="float" office:value="63" calcext:value-type="float">
            <text:p>63</text:p>
          </table:table-cell>
          <table:table-cell table:formula="of:=[.G62]+IF(ISBLANK([.A63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62]+[.I62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64])); IF(NOT(ISBLANK([.B64])); &quot;Don't specify category and subcategory on the same line&quot;; IF(NOT(ISBLANK([.C64])); &quot;Don't specify an amount for the category.&quot;;  &quot;&quot;)); IF(NOT(ISBLANK([.B64]));IF(ISBLANK([.C64]); &quot;You need to specify an amount.&quot;; &quot;&quot;); IF(NOT(ISBLANK([.C64])); &quot;You need to specify a sub-category name&quot;; &quot;&quot;)))">
            <text:p/>
          </table:table-cell>
          <table:table-cell table:style-name="ce29" table:formula="of:=IF(ISBLANK([.A64]); 0; SUM([.C64:.C$76])-SUM([.E65:.E$76]))" office:value-type="float" office:value="0" calcext:value-type="float">
            <text:p/>
          </table:table-cell>
          <table:table-cell table:formula="of:=ROW([.F64])" office:value-type="float" office:value="64" calcext:value-type="float">
            <text:p>64</text:p>
          </table:table-cell>
          <table:table-cell table:formula="of:=[.G63]+IF(ISBLANK([.A64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63]+[.I63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65])); IF(NOT(ISBLANK([.B65])); &quot;Don't specify category and subcategory on the same line&quot;; IF(NOT(ISBLANK([.C65])); &quot;Don't specify an amount for the category.&quot;;  &quot;&quot;)); IF(NOT(ISBLANK([.B65]));IF(ISBLANK([.C65]); &quot;You need to specify an amount.&quot;; &quot;&quot;); IF(NOT(ISBLANK([.C65])); &quot;You need to specify a sub-category name&quot;; &quot;&quot;)))">
            <text:p/>
          </table:table-cell>
          <table:table-cell table:style-name="ce29" table:formula="of:=IF(ISBLANK([.A65]); 0; SUM([.C65:.C$76])-SUM([.E66:.E$76]))" office:value-type="float" office:value="0" calcext:value-type="float">
            <text:p/>
          </table:table-cell>
          <table:table-cell table:formula="of:=ROW([.F65])" office:value-type="float" office:value="65" calcext:value-type="float">
            <text:p>65</text:p>
          </table:table-cell>
          <table:table-cell table:formula="of:=[.G64]+IF(ISBLANK([.A65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64]+[.I64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66])); IF(NOT(ISBLANK([.B66])); &quot;Don't specify category and subcategory on the same line&quot;; IF(NOT(ISBLANK([.C66])); &quot;Don't specify an amount for the category.&quot;;  &quot;&quot;)); IF(NOT(ISBLANK([.B66]));IF(ISBLANK([.C66]); &quot;You need to specify an amount.&quot;; &quot;&quot;); IF(NOT(ISBLANK([.C66])); &quot;You need to specify a sub-category name&quot;; &quot;&quot;)))">
            <text:p/>
          </table:table-cell>
          <table:table-cell table:style-name="ce29" table:formula="of:=IF(ISBLANK([.A66]); 0; SUM([.C66:.C$76])-SUM([.E67:.E$76]))" office:value-type="float" office:value="0" calcext:value-type="float">
            <text:p/>
          </table:table-cell>
          <table:table-cell table:formula="of:=ROW([.F66])" office:value-type="float" office:value="66" calcext:value-type="float">
            <text:p>66</text:p>
          </table:table-cell>
          <table:table-cell table:formula="of:=[.G65]+IF(ISBLANK([.A66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65]+[.I65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67])); IF(NOT(ISBLANK([.B67])); &quot;Don't specify category and subcategory on the same line&quot;; IF(NOT(ISBLANK([.C67])); &quot;Don't specify an amount for the category.&quot;;  &quot;&quot;)); IF(NOT(ISBLANK([.B67]));IF(ISBLANK([.C67]); &quot;You need to specify an amount.&quot;; &quot;&quot;); IF(NOT(ISBLANK([.C67])); &quot;You need to specify a sub-category name&quot;; &quot;&quot;)))">
            <text:p/>
          </table:table-cell>
          <table:table-cell table:style-name="ce29" table:formula="of:=IF(ISBLANK([.A67]); 0; SUM([.C67:.C$76])-SUM([.E68:.E$76]))" office:value-type="float" office:value="0" calcext:value-type="float">
            <text:p/>
          </table:table-cell>
          <table:table-cell table:formula="of:=ROW([.F67])" office:value-type="float" office:value="67" calcext:value-type="float">
            <text:p>67</text:p>
          </table:table-cell>
          <table:table-cell table:formula="of:=[.G66]+IF(ISBLANK([.A67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66]+[.I66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68])); IF(NOT(ISBLANK([.B68])); &quot;Don't specify category and subcategory on the same line&quot;; IF(NOT(ISBLANK([.C68])); &quot;Don't specify an amount for the category.&quot;;  &quot;&quot;)); IF(NOT(ISBLANK([.B68]));IF(ISBLANK([.C68]); &quot;You need to specify an amount.&quot;; &quot;&quot;); IF(NOT(ISBLANK([.C68])); &quot;You need to specify a sub-category name&quot;; &quot;&quot;)))">
            <text:p/>
          </table:table-cell>
          <table:table-cell table:style-name="ce29" table:formula="of:=IF(ISBLANK([.A68]); 0; SUM([.C68:.C$76])-SUM([.E69:.E$76]))" office:value-type="float" office:value="0" calcext:value-type="float">
            <text:p/>
          </table:table-cell>
          <table:table-cell table:formula="of:=ROW([.F68])" office:value-type="float" office:value="68" calcext:value-type="float">
            <text:p>68</text:p>
          </table:table-cell>
          <table:table-cell table:formula="of:=[.G67]+IF(ISBLANK([.A68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67]+[.I67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69])); IF(NOT(ISBLANK([.B69])); &quot;Don't specify category and subcategory on the same line&quot;; IF(NOT(ISBLANK([.C69])); &quot;Don't specify an amount for the category.&quot;;  &quot;&quot;)); IF(NOT(ISBLANK([.B69]));IF(ISBLANK([.C69]); &quot;You need to specify an amount.&quot;; &quot;&quot;); IF(NOT(ISBLANK([.C69])); &quot;You need to specify a sub-category name&quot;; &quot;&quot;)))">
            <text:p/>
          </table:table-cell>
          <table:table-cell table:style-name="ce29" table:formula="of:=IF(ISBLANK([.A69]); 0; SUM([.C69:.C$76])-SUM([.E70:.E$76]))" office:value-type="float" office:value="0" calcext:value-type="float">
            <text:p/>
          </table:table-cell>
          <table:table-cell table:formula="of:=ROW([.F69])" office:value-type="float" office:value="69" calcext:value-type="float">
            <text:p>69</text:p>
          </table:table-cell>
          <table:table-cell table:formula="of:=[.G68]+IF(ISBLANK([.A69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68]+[.I68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70])); IF(NOT(ISBLANK([.B70])); &quot;Don't specify category and subcategory on the same line&quot;; IF(NOT(ISBLANK([.C70])); &quot;Don't specify an amount for the category.&quot;;  &quot;&quot;)); IF(NOT(ISBLANK([.B70]));IF(ISBLANK([.C70]); &quot;You need to specify an amount.&quot;; &quot;&quot;); IF(NOT(ISBLANK([.C70])); &quot;You need to specify a sub-category name&quot;; &quot;&quot;)))">
            <text:p/>
          </table:table-cell>
          <table:table-cell table:style-name="ce29" table:formula="of:=IF(ISBLANK([.A70]); 0; SUM([.C70:.C$76])-SUM([.E71:.E$76]))" office:value-type="float" office:value="0" calcext:value-type="float">
            <text:p/>
          </table:table-cell>
          <table:table-cell table:formula="of:=ROW([.F70])" office:value-type="float" office:value="70" calcext:value-type="float">
            <text:p>70</text:p>
          </table:table-cell>
          <table:table-cell table:formula="of:=[.G69]+IF(ISBLANK([.A70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69]+[.I69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71])); IF(NOT(ISBLANK([.B71])); &quot;Don't specify category and subcategory on the same line&quot;; IF(NOT(ISBLANK([.C71])); &quot;Don't specify an amount for the category.&quot;;  &quot;&quot;)); IF(NOT(ISBLANK([.B71]));IF(ISBLANK([.C71]); &quot;You need to specify an amount.&quot;; &quot;&quot;); IF(NOT(ISBLANK([.C71])); &quot;You need to specify a sub-category name&quot;; &quot;&quot;)))">
            <text:p/>
          </table:table-cell>
          <table:table-cell table:style-name="ce29" table:formula="of:=IF(ISBLANK([.A71]); 0; SUM([.C71:.C$76])-SUM([.E72:.E$76]))" office:value-type="float" office:value="0" calcext:value-type="float">
            <text:p/>
          </table:table-cell>
          <table:table-cell table:formula="of:=ROW([.F71])" office:value-type="float" office:value="71" calcext:value-type="float">
            <text:p>71</text:p>
          </table:table-cell>
          <table:table-cell table:formula="of:=[.G70]+IF(ISBLANK([.A71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70]+[.I70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72])); IF(NOT(ISBLANK([.B72])); &quot;Don't specify category and subcategory on the same line&quot;; IF(NOT(ISBLANK([.C72])); &quot;Don't specify an amount for the category.&quot;;  &quot;&quot;)); IF(NOT(ISBLANK([.B72]));IF(ISBLANK([.C72]); &quot;You need to specify an amount.&quot;; &quot;&quot;); IF(NOT(ISBLANK([.C72])); &quot;You need to specify a sub-category name&quot;; &quot;&quot;)))">
            <text:p/>
          </table:table-cell>
          <table:table-cell table:style-name="ce29" table:formula="of:=IF(ISBLANK([.A72]); 0; SUM([.C72:.C$76])-SUM([.E73:.E$76]))" office:value-type="float" office:value="0" calcext:value-type="float">
            <text:p/>
          </table:table-cell>
          <table:table-cell table:formula="of:=ROW([.F72])" office:value-type="float" office:value="72" calcext:value-type="float">
            <text:p>72</text:p>
          </table:table-cell>
          <table:table-cell table:formula="of:=[.G71]+IF(ISBLANK([.A72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71]+[.I71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73])); IF(NOT(ISBLANK([.B73])); &quot;Don't specify category and subcategory on the same line&quot;; IF(NOT(ISBLANK([.C73])); &quot;Don't specify an amount for the category.&quot;;  &quot;&quot;)); IF(NOT(ISBLANK([.B73]));IF(ISBLANK([.C73]); &quot;You need to specify an amount.&quot;; &quot;&quot;); IF(NOT(ISBLANK([.C73])); &quot;You need to specify a sub-category name&quot;; &quot;&quot;)))">
            <text:p/>
          </table:table-cell>
          <table:table-cell table:style-name="ce29" table:formula="of:=IF(ISBLANK([.A73]); 0; SUM([.C73:.C$76])-SUM([.E74:.E$76]))" office:value-type="float" office:value="0" calcext:value-type="float">
            <text:p/>
          </table:table-cell>
          <table:table-cell table:formula="of:=ROW([.F73])" office:value-type="float" office:value="73" calcext:value-type="float">
            <text:p>73</text:p>
          </table:table-cell>
          <table:table-cell table:formula="of:=[.G72]+IF(ISBLANK([.A73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72]+[.I72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74])); IF(NOT(ISBLANK([.B74])); &quot;Don't specify category and subcategory on the same line&quot;; IF(NOT(ISBLANK([.C74])); &quot;Don't specify an amount for the category.&quot;;  &quot;&quot;)); IF(NOT(ISBLANK([.B74]));IF(ISBLANK([.C74]); &quot;You need to specify an amount.&quot;; &quot;&quot;); IF(NOT(ISBLANK([.C74])); &quot;You need to specify a sub-category name&quot;; &quot;&quot;)))">
            <text:p/>
          </table:table-cell>
          <table:table-cell table:style-name="ce29" table:formula="of:=IF(ISBLANK([.A74]); 0; SUM([.C74:.C$76])-SUM([.E75:.E$76]))" office:value-type="float" office:value="0" calcext:value-type="float">
            <text:p/>
          </table:table-cell>
          <table:table-cell table:formula="of:=ROW([.F74])" office:value-type="float" office:value="74" calcext:value-type="float">
            <text:p>74</text:p>
          </table:table-cell>
          <table:table-cell table:formula="of:=[.G73]+IF(ISBLANK([.A74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73]+[.I73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75])); IF(NOT(ISBLANK([.B75])); &quot;Don't specify category and subcategory on the same line&quot;; IF(NOT(ISBLANK([.C75])); &quot;Don't specify an amount for the category.&quot;;  &quot;&quot;)); IF(NOT(ISBLANK([.B75]));IF(ISBLANK([.C75]); &quot;You need to specify an amount.&quot;; &quot;&quot;); IF(NOT(ISBLANK([.C75])); &quot;You need to specify a sub-category name&quot;; &quot;&quot;)))">
            <text:p/>
          </table:table-cell>
          <table:table-cell table:style-name="ce29" table:formula="of:=IF(ISBLANK([.A75]); 0; SUM([.C75:.C$76])-SUM([.E76:.E$76]))" office:value-type="float" office:value="0" calcext:value-type="float">
            <text:p/>
          </table:table-cell>
          <table:table-cell table:formula="of:=ROW([.F75])" office:value-type="float" office:value="75" calcext:value-type="float">
            <text:p>75</text:p>
          </table:table-cell>
          <table:table-cell table:formula="of:=[.G74]+IF(ISBLANK([.A75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74]+[.I74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76])); IF(NOT(ISBLANK([.B76])); &quot;Don't specify category and subcategory on the same line&quot;; IF(NOT(ISBLANK([.C76])); &quot;Don't specify an amount for the category.&quot;;  &quot;&quot;)); IF(NOT(ISBLANK([.B76]));IF(ISBLANK([.C76]); &quot;You need to specify an amount.&quot;; &quot;&quot;); IF(NOT(ISBLANK([.C76])); &quot;You need to specify a sub-category name&quot;; &quot;&quot;)))">
            <text:p/>
          </table:table-cell>
          <table:table-cell table:style-name="ce29" table:formula="of:=IF(ISBLANK([.A76]); 0; SUM([.C76:.C$76])-SUM([.E77:.E$76]))" office:value-type="float" office:value="0" calcext:value-type="float">
            <text:p/>
          </table:table-cell>
          <table:table-cell table:formula="of:=ROW([.F76])" office:value-type="float" office:value="76" calcext:value-type="float">
            <text:p>76</text:p>
          </table:table-cell>
          <table:table-cell table:formula="of:=[.G75]+IF(ISBLANK([.A76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75]+[.I75]" office:value-type="float" office:value="162" calcext:value-type="float">
            <text:p>162</text:p>
          </table:table-cell>
        </table:table-row>
        <table:table-row table:style-name="ro3" table:visibility="collapse">
          <table:table-cell table:number-columns-repeated="2"/>
          <table:table-cell table:style-name="ce29" table:formula="of:=SUM([.C17:.C76])" office:value-type="float" office:value="0" calcext:value-type="float">
            <text:p/>
          </table:table-cell>
          <table:table-cell/>
          <table:table-cell table:style-name="ce31" table:formula="of:=SUM([.E17:.E76])" office:value-type="currency" office:currency="ZAR" office:value="0" calcext:value-type="currency">
            <text:p>R 0.00</text:p>
          </table:table-cell>
          <table:table-cell table:formula="of:=ROW([.F77])" office:value-type="float" office:value="77" calcext:value-type="float">
            <text:p>77</text:p>
          </table:table-cell>
          <table:table-cell table:formula="of:=[.G76]+IF(ISBLANK([.A77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76]+[.I76]" office:value-type="float" office:value="162" calcext:value-type="float">
            <text:p>162</text:p>
          </table:table-cell>
        </table:table-row>
        <table:table-row table:style-name="ro3">
          <table:table-cell table:number-columns-repeated="2"/>
          <table:table-cell table:style-name="ce29"/>
          <table:table-cell table:number-columns-repeated="2"/>
          <table:table-cell table:formula="of:=ROW([.F78])" office:value-type="float" office:value="78" calcext:value-type="float">
            <text:p>78</text:p>
          </table:table-cell>
          <table:table-cell table:formula="of:=[.G77]+IF(ISBLANK([.A78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77]+[.I77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79])" office:value-type="float" office:value="79" calcext:value-type="float">
            <text:p>79</text:p>
          </table:table-cell>
          <table:table-cell table:formula="of:=[.G78]+IF(ISBLANK([.A79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78]+[.I78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80])" office:value-type="float" office:value="80" calcext:value-type="float">
            <text:p>80</text:p>
          </table:table-cell>
          <table:table-cell table:formula="of:=[.G79]+IF(ISBLANK([.A80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79]+[.I79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81])" office:value-type="float" office:value="81" calcext:value-type="float">
            <text:p>81</text:p>
          </table:table-cell>
          <table:table-cell table:formula="of:=[.G80]+IF(ISBLANK([.A81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80]+[.I80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82])" office:value-type="float" office:value="82" calcext:value-type="float">
            <text:p>82</text:p>
          </table:table-cell>
          <table:table-cell table:formula="of:=[.G81]+IF(ISBLANK([.A82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81]+[.I81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83])" office:value-type="float" office:value="83" calcext:value-type="float">
            <text:p>83</text:p>
          </table:table-cell>
          <table:table-cell table:formula="of:=[.G82]+IF(ISBLANK([.A83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82]+[.I82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84])" office:value-type="float" office:value="84" calcext:value-type="float">
            <text:p>84</text:p>
          </table:table-cell>
          <table:table-cell table:formula="of:=[.G83]+IF(ISBLANK([.A84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83]+[.I83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85])" office:value-type="float" office:value="85" calcext:value-type="float">
            <text:p>85</text:p>
          </table:table-cell>
          <table:table-cell table:formula="of:=[.G84]+IF(ISBLANK([.A85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84]+[.I84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86])" office:value-type="float" office:value="86" calcext:value-type="float">
            <text:p>86</text:p>
          </table:table-cell>
          <table:table-cell table:formula="of:=[.G85]+IF(ISBLANK([.A86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85]+[.I85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87])" office:value-type="float" office:value="87" calcext:value-type="float">
            <text:p>87</text:p>
          </table:table-cell>
          <table:table-cell table:formula="of:=[.G86]+IF(ISBLANK([.A87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86]+[.I86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88])" office:value-type="float" office:value="88" calcext:value-type="float">
            <text:p>88</text:p>
          </table:table-cell>
          <table:table-cell table:formula="of:=[.G87]+IF(ISBLANK([.A88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87]+[.I87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89])" office:value-type="float" office:value="89" calcext:value-type="float">
            <text:p>89</text:p>
          </table:table-cell>
          <table:table-cell table:formula="of:=[.G88]+IF(ISBLANK([.A89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88]+[.I88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90])" office:value-type="float" office:value="90" calcext:value-type="float">
            <text:p>90</text:p>
          </table:table-cell>
          <table:table-cell table:formula="of:=[.G89]+IF(ISBLANK([.A90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89]+[.I89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91])" office:value-type="float" office:value="91" calcext:value-type="float">
            <text:p>91</text:p>
          </table:table-cell>
          <table:table-cell table:formula="of:=[.G90]+IF(ISBLANK([.A91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90]+[.I90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92])" office:value-type="float" office:value="92" calcext:value-type="float">
            <text:p>92</text:p>
          </table:table-cell>
          <table:table-cell table:formula="of:=[.G91]+IF(ISBLANK([.A92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91]+[.I91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93])" office:value-type="float" office:value="93" calcext:value-type="float">
            <text:p>93</text:p>
          </table:table-cell>
          <table:table-cell table:formula="of:=[.G92]+IF(ISBLANK([.A93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92]+[.I92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94])" office:value-type="float" office:value="94" calcext:value-type="float">
            <text:p>94</text:p>
          </table:table-cell>
          <table:table-cell table:formula="of:=[.G93]+IF(ISBLANK([.A94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93]+[.I93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95])" office:value-type="float" office:value="95" calcext:value-type="float">
            <text:p>95</text:p>
          </table:table-cell>
          <table:table-cell table:formula="of:=[.G94]+IF(ISBLANK([.A95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94]+[.I94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96])" office:value-type="float" office:value="96" calcext:value-type="float">
            <text:p>96</text:p>
          </table:table-cell>
          <table:table-cell table:formula="of:=[.G95]+IF(ISBLANK([.A96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95]+[.I95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97])" office:value-type="float" office:value="97" calcext:value-type="float">
            <text:p>97</text:p>
          </table:table-cell>
          <table:table-cell table:formula="of:=[.G96]+IF(ISBLANK([.A97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96]+[.I96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98])" office:value-type="float" office:value="98" calcext:value-type="float">
            <text:p>98</text:p>
          </table:table-cell>
          <table:table-cell table:formula="of:=[.G97]+IF(ISBLANK([.A98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97]+[.I97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99])" office:value-type="float" office:value="99" calcext:value-type="float">
            <text:p>99</text:p>
          </table:table-cell>
          <table:table-cell table:formula="of:=[.G98]+IF(ISBLANK([.A99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98]+[.I98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00])" office:value-type="float" office:value="100" calcext:value-type="float">
            <text:p>100</text:p>
          </table:table-cell>
          <table:table-cell table:formula="of:=[.G99]+IF(ISBLANK([.A100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99]+[.I99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01])" office:value-type="float" office:value="101" calcext:value-type="float">
            <text:p>101</text:p>
          </table:table-cell>
          <table:table-cell table:formula="of:=[.G100]+IF(ISBLANK([.A101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00]+[.I100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02])" office:value-type="float" office:value="102" calcext:value-type="float">
            <text:p>102</text:p>
          </table:table-cell>
          <table:table-cell table:formula="of:=[.G101]+IF(ISBLANK([.A102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01]+[.I101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03])" office:value-type="float" office:value="103" calcext:value-type="float">
            <text:p>103</text:p>
          </table:table-cell>
          <table:table-cell table:formula="of:=[.G102]+IF(ISBLANK([.A103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02]+[.I102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04])" office:value-type="float" office:value="104" calcext:value-type="float">
            <text:p>104</text:p>
          </table:table-cell>
          <table:table-cell table:formula="of:=[.G103]+IF(ISBLANK([.A104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03]+[.I103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05])" office:value-type="float" office:value="105" calcext:value-type="float">
            <text:p>105</text:p>
          </table:table-cell>
          <table:table-cell table:formula="of:=[.G104]+IF(ISBLANK([.A105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04]+[.I104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06])" office:value-type="float" office:value="106" calcext:value-type="float">
            <text:p>106</text:p>
          </table:table-cell>
          <table:table-cell table:formula="of:=[.G105]+IF(ISBLANK([.A106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05]+[.I105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07])" office:value-type="float" office:value="107" calcext:value-type="float">
            <text:p>107</text:p>
          </table:table-cell>
          <table:table-cell table:formula="of:=[.G106]+IF(ISBLANK([.A107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06]+[.I106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08])" office:value-type="float" office:value="108" calcext:value-type="float">
            <text:p>108</text:p>
          </table:table-cell>
          <table:table-cell table:formula="of:=[.G107]+IF(ISBLANK([.A108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07]+[.I107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09])" office:value-type="float" office:value="109" calcext:value-type="float">
            <text:p>109</text:p>
          </table:table-cell>
          <table:table-cell table:formula="of:=[.G108]+IF(ISBLANK([.A109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08]+[.I108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10])" office:value-type="float" office:value="110" calcext:value-type="float">
            <text:p>110</text:p>
          </table:table-cell>
          <table:table-cell table:formula="of:=[.G109]+IF(ISBLANK([.A110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09]+[.I109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11])" office:value-type="float" office:value="111" calcext:value-type="float">
            <text:p>111</text:p>
          </table:table-cell>
          <table:table-cell table:formula="of:=[.G110]+IF(ISBLANK([.A111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10]+[.I110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12])" office:value-type="float" office:value="112" calcext:value-type="float">
            <text:p>112</text:p>
          </table:table-cell>
          <table:table-cell table:formula="of:=[.G111]+IF(ISBLANK([.A112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11]+[.I111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13])" office:value-type="float" office:value="113" calcext:value-type="float">
            <text:p>113</text:p>
          </table:table-cell>
          <table:table-cell table:formula="of:=[.G112]+IF(ISBLANK([.A113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12]+[.I112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14])" office:value-type="float" office:value="114" calcext:value-type="float">
            <text:p>114</text:p>
          </table:table-cell>
          <table:table-cell table:formula="of:=[.G113]+IF(ISBLANK([.A114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13]+[.I113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15])" office:value-type="float" office:value="115" calcext:value-type="float">
            <text:p>115</text:p>
          </table:table-cell>
          <table:table-cell table:formula="of:=[.G114]+IF(ISBLANK([.A115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14]+[.I114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16])" office:value-type="float" office:value="116" calcext:value-type="float">
            <text:p>116</text:p>
          </table:table-cell>
          <table:table-cell table:formula="of:=[.G115]+IF(ISBLANK([.A116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15]+[.I115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17])" office:value-type="float" office:value="117" calcext:value-type="float">
            <text:p>117</text:p>
          </table:table-cell>
          <table:table-cell table:formula="of:=[.G116]+IF(ISBLANK([.A117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16]+[.I116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18])" office:value-type="float" office:value="118" calcext:value-type="float">
            <text:p>118</text:p>
          </table:table-cell>
          <table:table-cell table:formula="of:=[.G117]+IF(ISBLANK([.A118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17]+[.I117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19])" office:value-type="float" office:value="119" calcext:value-type="float">
            <text:p>119</text:p>
          </table:table-cell>
          <table:table-cell table:formula="of:=[.G118]+IF(ISBLANK([.A119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18]+[.I118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20])" office:value-type="float" office:value="120" calcext:value-type="float">
            <text:p>120</text:p>
          </table:table-cell>
          <table:table-cell table:formula="of:=[.G119]+IF(ISBLANK([.A120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19]+[.I119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21])" office:value-type="float" office:value="121" calcext:value-type="float">
            <text:p>121</text:p>
          </table:table-cell>
          <table:table-cell table:formula="of:=[.G120]+IF(ISBLANK([.A121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20]+[.I120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22])" office:value-type="float" office:value="122" calcext:value-type="float">
            <text:p>122</text:p>
          </table:table-cell>
          <table:table-cell table:formula="of:=[.G121]+IF(ISBLANK([.A122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21]+[.I121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23])" office:value-type="float" office:value="123" calcext:value-type="float">
            <text:p>123</text:p>
          </table:table-cell>
          <table:table-cell table:formula="of:=[.G122]+IF(ISBLANK([.A123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22]+[.I122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24])" office:value-type="float" office:value="124" calcext:value-type="float">
            <text:p>124</text:p>
          </table:table-cell>
          <table:table-cell table:formula="of:=[.G123]+IF(ISBLANK([.A124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23]+[.I123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25])" office:value-type="float" office:value="125" calcext:value-type="float">
            <text:p>125</text:p>
          </table:table-cell>
          <table:table-cell table:formula="of:=[.G124]+IF(ISBLANK([.A125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24]+[.I124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26])" office:value-type="float" office:value="126" calcext:value-type="float">
            <text:p>126</text:p>
          </table:table-cell>
          <table:table-cell table:formula="of:=[.G125]+IF(ISBLANK([.A126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25]+[.I125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27])" office:value-type="float" office:value="127" calcext:value-type="float">
            <text:p>127</text:p>
          </table:table-cell>
          <table:table-cell table:formula="of:=[.G126]+IF(ISBLANK([.A127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26]+[.I126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28])" office:value-type="float" office:value="128" calcext:value-type="float">
            <text:p>128</text:p>
          </table:table-cell>
          <table:table-cell table:formula="of:=[.G127]+IF(ISBLANK([.A128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27]+[.I127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29])" office:value-type="float" office:value="129" calcext:value-type="float">
            <text:p>129</text:p>
          </table:table-cell>
          <table:table-cell table:formula="of:=[.G128]+IF(ISBLANK([.A129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28]+[.I128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30])" office:value-type="float" office:value="130" calcext:value-type="float">
            <text:p>130</text:p>
          </table:table-cell>
          <table:table-cell table:formula="of:=[.G129]+IF(ISBLANK([.A130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29]+[.I129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31])" office:value-type="float" office:value="131" calcext:value-type="float">
            <text:p>131</text:p>
          </table:table-cell>
          <table:table-cell table:formula="of:=[.G130]+IF(ISBLANK([.A131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30]+[.I130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32])" office:value-type="float" office:value="132" calcext:value-type="float">
            <text:p>132</text:p>
          </table:table-cell>
          <table:table-cell table:formula="of:=[.G131]+IF(ISBLANK([.A132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31]+[.I131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33])" office:value-type="float" office:value="133" calcext:value-type="float">
            <text:p>133</text:p>
          </table:table-cell>
          <table:table-cell table:formula="of:=[.G132]+IF(ISBLANK([.A133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32]+[.I132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34])" office:value-type="float" office:value="134" calcext:value-type="float">
            <text:p>134</text:p>
          </table:table-cell>
          <table:table-cell table:formula="of:=[.G133]+IF(ISBLANK([.A134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33]+[.I133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35])" office:value-type="float" office:value="135" calcext:value-type="float">
            <text:p>135</text:p>
          </table:table-cell>
          <table:table-cell table:formula="of:=[.G134]+IF(ISBLANK([.A135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34]+[.I134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36])" office:value-type="float" office:value="136" calcext:value-type="float">
            <text:p>136</text:p>
          </table:table-cell>
          <table:table-cell table:formula="of:=[.G135]+IF(ISBLANK([.A136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35]+[.I135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37])" office:value-type="float" office:value="137" calcext:value-type="float">
            <text:p>137</text:p>
          </table:table-cell>
          <table:table-cell table:formula="of:=[.G136]+IF(ISBLANK([.A137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36]+[.I136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38])" office:value-type="float" office:value="138" calcext:value-type="float">
            <text:p>138</text:p>
          </table:table-cell>
          <table:table-cell table:formula="of:=[.G137]+IF(ISBLANK([.A138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37]+[.I137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39])" office:value-type="float" office:value="139" calcext:value-type="float">
            <text:p>139</text:p>
          </table:table-cell>
          <table:table-cell table:formula="of:=[.G138]+IF(ISBLANK([.A139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38]+[.I138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40])" office:value-type="float" office:value="140" calcext:value-type="float">
            <text:p>140</text:p>
          </table:table-cell>
          <table:table-cell table:formula="of:=[.G139]+IF(ISBLANK([.A140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39]+[.I139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41])" office:value-type="float" office:value="141" calcext:value-type="float">
            <text:p>141</text:p>
          </table:table-cell>
          <table:table-cell table:formula="of:=[.G140]+IF(ISBLANK([.A141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40]+[.I140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42])" office:value-type="float" office:value="142" calcext:value-type="float">
            <text:p>142</text:p>
          </table:table-cell>
          <table:table-cell table:formula="of:=[.G141]+IF(ISBLANK([.A142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41]+[.I141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43])" office:value-type="float" office:value="143" calcext:value-type="float">
            <text:p>143</text:p>
          </table:table-cell>
          <table:table-cell table:formula="of:=[.G142]+IF(ISBLANK([.A143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42]+[.I142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44])" office:value-type="float" office:value="144" calcext:value-type="float">
            <text:p>144</text:p>
          </table:table-cell>
          <table:table-cell table:formula="of:=[.G143]+IF(ISBLANK([.A144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43]+[.I143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45])" office:value-type="float" office:value="145" calcext:value-type="float">
            <text:p>145</text:p>
          </table:table-cell>
          <table:table-cell table:formula="of:=[.G144]+IF(ISBLANK([.A145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44]+[.I144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46])" office:value-type="float" office:value="146" calcext:value-type="float">
            <text:p>146</text:p>
          </table:table-cell>
          <table:table-cell table:formula="of:=[.G145]+IF(ISBLANK([.A146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45]+[.I145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47])" office:value-type="float" office:value="147" calcext:value-type="float">
            <text:p>147</text:p>
          </table:table-cell>
          <table:table-cell table:formula="of:=[.G146]+IF(ISBLANK([.A147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46]+[.I146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48])" office:value-type="float" office:value="148" calcext:value-type="float">
            <text:p>148</text:p>
          </table:table-cell>
          <table:table-cell table:formula="of:=[.G147]+IF(ISBLANK([.A148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47]+[.I147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49])" office:value-type="float" office:value="149" calcext:value-type="float">
            <text:p>149</text:p>
          </table:table-cell>
          <table:table-cell table:formula="of:=[.G148]+IF(ISBLANK([.A149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48]+[.I148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50])" office:value-type="float" office:value="150" calcext:value-type="float">
            <text:p>150</text:p>
          </table:table-cell>
          <table:table-cell table:formula="of:=[.G149]+IF(ISBLANK([.A150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49]+[.I149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51])" office:value-type="float" office:value="151" calcext:value-type="float">
            <text:p>151</text:p>
          </table:table-cell>
          <table:table-cell table:formula="of:=[.G150]+IF(ISBLANK([.A151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50]+[.I150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52])" office:value-type="float" office:value="152" calcext:value-type="float">
            <text:p>152</text:p>
          </table:table-cell>
          <table:table-cell table:formula="of:=[.G151]+IF(ISBLANK([.A152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51]+[.I151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53])" office:value-type="float" office:value="153" calcext:value-type="float">
            <text:p>153</text:p>
          </table:table-cell>
          <table:table-cell table:formula="of:=[.G152]+IF(ISBLANK([.A153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52]+[.I152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54])" office:value-type="float" office:value="154" calcext:value-type="float">
            <text:p>154</text:p>
          </table:table-cell>
          <table:table-cell table:formula="of:=[.G153]+IF(ISBLANK([.A154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53]+[.I153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55])" office:value-type="float" office:value="155" calcext:value-type="float">
            <text:p>155</text:p>
          </table:table-cell>
          <table:table-cell table:formula="of:=[.G154]+IF(ISBLANK([.A155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54]+[.I154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56])" office:value-type="float" office:value="156" calcext:value-type="float">
            <text:p>156</text:p>
          </table:table-cell>
          <table:table-cell table:formula="of:=[.G155]+IF(ISBLANK([.A156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55]+[.I155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57])" office:value-type="float" office:value="157" calcext:value-type="float">
            <text:p>157</text:p>
          </table:table-cell>
          <table:table-cell table:formula="of:=[.G156]+IF(ISBLANK([.A157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56]+[.I156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58])" office:value-type="float" office:value="158" calcext:value-type="float">
            <text:p>158</text:p>
          </table:table-cell>
          <table:table-cell table:formula="of:=[.G157]+IF(ISBLANK([.A158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57]+[.I157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59])" office:value-type="float" office:value="159" calcext:value-type="float">
            <text:p>159</text:p>
          </table:table-cell>
          <table:table-cell table:formula="of:=[.G158]+IF(ISBLANK([.A159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58]+[.I158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60])" office:value-type="float" office:value="160" calcext:value-type="float">
            <text:p>160</text:p>
          </table:table-cell>
          <table:table-cell table:formula="of:=[.G159]+IF(ISBLANK([.A160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59]+[.I159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61])" office:value-type="float" office:value="161" calcext:value-type="float">
            <text:p>161</text:p>
          </table:table-cell>
          <table:table-cell table:formula="of:=[.G160]+IF(ISBLANK([.A161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60]+[.I160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62])" office:value-type="float" office:value="162" calcext:value-type="float">
            <text:p>162</text:p>
          </table:table-cell>
          <table:table-cell table:formula="of:=[.G161]+IF(ISBLANK([.A162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61]+[.I161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63])" office:value-type="float" office:value="163" calcext:value-type="float">
            <text:p>163</text:p>
          </table:table-cell>
          <table:table-cell table:formula="of:=[.G162]+IF(ISBLANK([.A163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62]+[.I162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64])" office:value-type="float" office:value="164" calcext:value-type="float">
            <text:p>164</text:p>
          </table:table-cell>
          <table:table-cell table:formula="of:=[.G163]+IF(ISBLANK([.A164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63]+[.I163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65])" office:value-type="float" office:value="165" calcext:value-type="float">
            <text:p>165</text:p>
          </table:table-cell>
          <table:table-cell table:formula="of:=[.G164]+IF(ISBLANK([.A165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64]+[.I164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66])" office:value-type="float" office:value="166" calcext:value-type="float">
            <text:p>166</text:p>
          </table:table-cell>
          <table:table-cell table:formula="of:=[.G165]+IF(ISBLANK([.A166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65]+[.I165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67])" office:value-type="float" office:value="167" calcext:value-type="float">
            <text:p>167</text:p>
          </table:table-cell>
          <table:table-cell table:formula="of:=[.G166]+IF(ISBLANK([.A167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66]+[.I166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68])" office:value-type="float" office:value="168" calcext:value-type="float">
            <text:p>168</text:p>
          </table:table-cell>
          <table:table-cell table:formula="of:=[.G167]+IF(ISBLANK([.A168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67]+[.I167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69])" office:value-type="float" office:value="169" calcext:value-type="float">
            <text:p>169</text:p>
          </table:table-cell>
          <table:table-cell table:formula="of:=[.G168]+IF(ISBLANK([.A169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68]+[.I168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70])" office:value-type="float" office:value="170" calcext:value-type="float">
            <text:p>170</text:p>
          </table:table-cell>
          <table:table-cell table:formula="of:=[.G169]+IF(ISBLANK([.A170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69]+[.I169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71])" office:value-type="float" office:value="171" calcext:value-type="float">
            <text:p>171</text:p>
          </table:table-cell>
          <table:table-cell table:formula="of:=[.G170]+IF(ISBLANK([.A171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70]+[.I170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72])" office:value-type="float" office:value="172" calcext:value-type="float">
            <text:p>172</text:p>
          </table:table-cell>
          <table:table-cell table:formula="of:=[.G171]+IF(ISBLANK([.A172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71]+[.I171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73])" office:value-type="float" office:value="173" calcext:value-type="float">
            <text:p>173</text:p>
          </table:table-cell>
          <table:table-cell table:formula="of:=[.G172]+IF(ISBLANK([.A173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72]+[.I172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74])" office:value-type="float" office:value="174" calcext:value-type="float">
            <text:p>174</text:p>
          </table:table-cell>
          <table:table-cell table:formula="of:=[.G173]+IF(ISBLANK([.A174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73]+[.I173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75])" office:value-type="float" office:value="175" calcext:value-type="float">
            <text:p>175</text:p>
          </table:table-cell>
          <table:table-cell table:formula="of:=[.G174]+IF(ISBLANK([.A175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74]+[.I174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76])" office:value-type="float" office:value="176" calcext:value-type="float">
            <text:p>176</text:p>
          </table:table-cell>
          <table:table-cell table:formula="of:=[.G175]+IF(ISBLANK([.A176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75]+[.I175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77])" office:value-type="float" office:value="177" calcext:value-type="float">
            <text:p>177</text:p>
          </table:table-cell>
          <table:table-cell table:formula="of:=[.G176]+IF(ISBLANK([.A177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76]+[.I176]" office:value-type="float" office:value="162" calcext:value-type="float">
            <text:p>162</text:p>
          </table:table-cell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/>
        </table:table-row>
      </table:table>
      <table:table table:name="Budget Planner" table:style-name="ta1" table:protected="true">
        <loext:table-protection loext:select-unprotected-cells="true"/>
        <table:table-column table:style-name="co4" table:default-cell-style-name="Default"/>
        <table:table-column table:style-name="co5" table:default-cell-style-name="Default"/>
        <table:table-column table:style-name="co7" table:visibility="collapse" table:default-cell-style-name="ce29"/>
        <table:table-column table:style-name="co7" table:default-cell-style-name="ce28"/>
        <table:table-column table:style-name="co8" table:default-cell-style-name="ce36"/>
        <table:table-column table:style-name="co2" table:visibility="collapse" table:default-cell-style-name="Default"/>
        <table:table-row table:style-name="ro4">
          <table:table-cell table:style-name="ce11" office:value-type="string" calcext:value-type="string" table:number-columns-spanned="4" table:number-rows-spanned="1">
            <text:p>Budget Planner</text:p>
          </table:table-cell>
          <table:covered-table-cell table:number-columns-repeated="2" table:style-name="ce32"/>
          <table:covered-table-cell table:style-name="ce35"/>
          <table:table-cell table:style-name="Default"/>
          <table:table-cell/>
        </table:table-row>
        <table:table-row table:style-name="ro3">
          <table:table-cell table:style-name="ce32" office:value-type="string" calcext:value-type="string" table:number-columns-spanned="4" table:number-rows-spanned="1">
            <text:p>This worksheet lets you determine the amount to budget for each item on the</text:p>
          </table:table-cell>
          <table:covered-table-cell table:number-columns-repeated="2" table:style-name="ce32"/>
          <table:covered-table-cell table:style-name="ce35"/>
          <table:table-cell table:style-name="Default"/>
          <table:table-cell/>
        </table:table-row>
        <table:table-row table:style-name="ro3">
          <table:table-cell table:style-name="ce32" office:value-type="string" calcext:value-type="string" table:number-columns-spanned="4" table:number-rows-spanned="1">
            <text:p>previous year's financial statement. A “default” percentage change is initially applied</text:p>
          </table:table-cell>
          <table:covered-table-cell table:number-columns-repeated="2" table:style-name="ce32"/>
          <table:covered-table-cell table:style-name="ce35"/>
          <table:table-cell table:style-name="Default"/>
          <table:table-cell/>
        </table:table-row>
        <table:table-row table:style-name="ro3">
          <table:table-cell table:style-name="ce32" office:value-type="string" calcext:value-type="string" table:number-columns-spanned="4" table:number-rows-spanned="1">
            <text:p>to the amount from the financial statement to project what the expected expenses</text:p>
          </table:table-cell>
          <table:covered-table-cell table:number-columns-repeated="2" table:style-name="ce32"/>
          <table:covered-table-cell table:style-name="ce35"/>
          <table:table-cell table:style-name="Default"/>
          <table:table-cell/>
        </table:table-row>
        <table:table-row table:style-name="ro3">
          <table:table-cell table:style-name="ce32" office:value-type="string" calcext:value-type="string" table:number-columns-spanned="4" table:number-rows-spanned="1">
            <text:p>for the current year will be. However you should consider each amount and adjust</text:p>
          </table:table-cell>
          <table:covered-table-cell table:number-columns-repeated="2" table:style-name="ce32"/>
          <table:covered-table-cell table:style-name="ce35"/>
          <table:table-cell table:style-name="Default"/>
          <table:table-cell/>
        </table:table-row>
        <table:table-row table:style-name="ro3">
          <table:table-cell table:style-name="ce32" office:value-type="string" calcext:value-type="string" table:number-columns-spanned="4" table:number-rows-spanned="1">
            <text:p>them to compensate for exceptional expenses in the previous or current financial</text:p>
          </table:table-cell>
          <table:covered-table-cell table:number-columns-repeated="2" table:style-name="ce32"/>
          <table:covered-table-cell table:style-name="ce35"/>
          <table:table-cell table:style-name="Default"/>
          <table:table-cell/>
        </table:table-row>
        <table:table-row table:style-name="ro3">
          <table:table-cell table:style-name="ce32" office:value-type="string" calcext:value-type="string" table:number-columns-spanned="4" table:number-rows-spanned="1">
            <text:p>year or if the general rate of inflation is not appropriate for the item.</text:p>
          </table:table-cell>
          <table:covered-table-cell table:number-columns-repeated="2" table:style-name="ce32"/>
          <table:covered-table-cell table:style-name="ce35"/>
          <table:table-cell table:style-name="Default"/>
          <table:table-cell/>
        </table:table-row>
        <table:table-row table:style-name="ro3">
          <table:table-cell table:style-name="ce32" table:number-columns-spanned="4" table:number-rows-spanned="1"/>
          <table:covered-table-cell table:number-columns-repeated="2" table:style-name="ce32"/>
          <table:covered-table-cell table:style-name="ce35"/>
          <table:table-cell table:style-name="Default"/>
          <table:table-cell/>
        </table:table-row>
        <table:table-row table:style-name="ro3">
          <table:table-cell table:number-columns-repeated="2"/>
          <table:table-cell table:style-name="Default" table:number-columns-repeated="3"/>
          <table:table-cell/>
        </table:table-row>
        <table:table-row table:style-name="ro3">
          <table:table-cell table:style-name="ce33" office:value-type="string" calcext:value-type="string">
            <text:p>Default percent change</text:p>
          </table:table-cell>
          <table:table-cell table:style-name="ce34" office:value-type="percentage" office:value="0.065" calcext:value-type="percentage">
            <text:p>6.5%</text:p>
          </table:table-cell>
          <table:table-cell table:style-name="Default" table:number-columns-repeated="3"/>
          <table:table-cell/>
        </table:table-row>
        <table:table-row table:style-name="ro3" table:number-rows-repeated="2">
          <table:table-cell table:number-columns-repeated="2"/>
          <table:table-cell table:style-name="Default" table:number-columns-repeated="3"/>
          <table:table-cell/>
        </table:table-row>
        <table:table-row table:style-name="ro2">
          <table:table-cell table:style-name="ce16" office:value-type="string" calcext:value-type="string">
            <text:p>Category</text:p>
          </table:table-cell>
          <table:table-cell table:style-name="ce16" office:value-type="string" calcext:value-type="string">
            <text:p>Sub-category</text:p>
          </table:table-cell>
          <table:table-cell table:style-name="ce16" office:value-type="string" calcext:value-type="string">
            <text:p>Last Year's Costs</text:p>
          </table:table-cell>
          <table:table-cell table:style-name="ce16" office:value-type="string" calcext:value-type="string">
            <text:p>Budgeted amount</text:p>
          </table:table-cell>
          <table:table-cell table:style-name="ce16" office:value-type="string" calcext:value-type="string">
            <text:p>Percent change</text:p>
          </table:table-cell>
          <table:table-cell office:value-type="string" calcext:value-type="string">
            <text:p>Cat amount</text:p>
          </table:table-cell>
        </table:table-row>
        <table:table-row table:style-name="ro3">
          <table:table-cell table:formula="of:=IF(ISBLANK(['Previous Year Financials'.A17]);&quot;&quot;;['Previous Year Financials'.A17])" office:value-type="string" office:string-value="Repairs and Maintenance" calcext:value-type="string">
            <text:p>Repairs and Maintenance</text:p>
          </table:table-cell>
          <table:table-cell table:formula="of:=IF(ISBLANK(['Previous Year Financials'.B17]);&quot;&quot;;['Previous Year Financials'.B17])">
            <text:p/>
          </table:table-cell>
          <table:table-cell table:formula="of:=IF(ISBLANK(['Previous Year Financials'.C17]);&quot;&quot;;['Previous Year Financials'.C17])">
            <text:p/>
          </table:table-cell>
          <table:table-cell table:formula="of:=IF([.C14]=&quot;&quot;;0;(1+[.$B$10])*[.C14])" office:value-type="float" office:value="0" calcext:value-type="float">
            <text:p/>
          </table:table-cell>
          <table:table-cell table:formula="of:=IF([.C14]=&quot;&quot;; IF([.D14]=0;&quot;&quot;; &quot;You should not specify an amount.&quot;); [.D14]/[.C14]-1)">
            <text:p/>
          </table:table-cell>
          <table:table-cell table:formula="of:=IF([.A14]=&quot;&quot;;0;SUM([.D15:.D$73])-SUM([.F15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18]);&quot;&quot;;['Previous Year Financials'.A18])">
            <text:p/>
          </table:table-cell>
          <table:table-cell table:formula="of:=IF(ISBLANK(['Previous Year Financials'.B18]);&quot;&quot;;['Previous Year Financials'.B18])">
            <text:p/>
          </table:table-cell>
          <table:table-cell table:formula="of:=IF(ISBLANK(['Previous Year Financials'.C18]);&quot;&quot;;['Previous Year Financials'.C18])">
            <text:p/>
          </table:table-cell>
          <table:table-cell table:formula="of:=IF([.C15]=&quot;&quot;;0;(1+[.$B$10])*[.C15])" office:value-type="float" office:value="0" calcext:value-type="float">
            <text:p/>
          </table:table-cell>
          <table:table-cell table:formula="of:=IF([.C15]=&quot;&quot;; IF([.D15]=0;&quot;&quot;; &quot;You should not specify an amount.&quot;); [.D15]/[.C15]-1)">
            <text:p/>
          </table:table-cell>
          <table:table-cell table:formula="of:=IF([.A15]=&quot;&quot;;0;SUM([.D16:.D$73])-SUM([.F16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19]);&quot;&quot;;['Previous Year Financials'.A19])">
            <text:p/>
          </table:table-cell>
          <table:table-cell table:formula="of:=IF(ISBLANK(['Previous Year Financials'.B19]);&quot;&quot;;['Previous Year Financials'.B19])">
            <text:p/>
          </table:table-cell>
          <table:table-cell table:formula="of:=IF(ISBLANK(['Previous Year Financials'.C19]);&quot;&quot;;['Previous Year Financials'.C19])">
            <text:p/>
          </table:table-cell>
          <table:table-cell table:formula="of:=IF([.C16]=&quot;&quot;;0;(1+[.$B$10])*[.C16])" office:value-type="float" office:value="0" calcext:value-type="float">
            <text:p/>
          </table:table-cell>
          <table:table-cell table:formula="of:=IF([.C16]=&quot;&quot;; IF([.D16]=0;&quot;&quot;; &quot;You should not specify an amount.&quot;); [.D16]/[.C16]-1)">
            <text:p/>
          </table:table-cell>
          <table:table-cell table:formula="of:=IF([.A16]=&quot;&quot;;0;SUM([.D17:.D$73])-SUM([.F17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20]);&quot;&quot;;['Previous Year Financials'.A20])">
            <text:p/>
          </table:table-cell>
          <table:table-cell table:formula="of:=IF(ISBLANK(['Previous Year Financials'.B20]);&quot;&quot;;['Previous Year Financials'.B20])">
            <text:p/>
          </table:table-cell>
          <table:table-cell table:formula="of:=IF(ISBLANK(['Previous Year Financials'.C20]);&quot;&quot;;['Previous Year Financials'.C20])">
            <text:p/>
          </table:table-cell>
          <table:table-cell table:formula="of:=IF([.C17]=&quot;&quot;;0;(1+[.$B$10])*[.C17])" office:value-type="float" office:value="0" calcext:value-type="float">
            <text:p/>
          </table:table-cell>
          <table:table-cell table:formula="of:=IF([.C17]=&quot;&quot;; IF([.D17]=0;&quot;&quot;; &quot;You should not specify an amount.&quot;); [.D17]/[.C17]-1)">
            <text:p/>
          </table:table-cell>
          <table:table-cell table:formula="of:=IF([.A17]=&quot;&quot;;0;SUM([.D18:.D$73])-SUM([.F18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21]);&quot;&quot;;['Previous Year Financials'.A21])">
            <text:p/>
          </table:table-cell>
          <table:table-cell table:formula="of:=IF(ISBLANK(['Previous Year Financials'.B21]);&quot;&quot;;['Previous Year Financials'.B21])">
            <text:p/>
          </table:table-cell>
          <table:table-cell table:formula="of:=IF(ISBLANK(['Previous Year Financials'.C21]);&quot;&quot;;['Previous Year Financials'.C21])">
            <text:p/>
          </table:table-cell>
          <table:table-cell table:formula="of:=IF([.C18]=&quot;&quot;;0;(1+[.$B$10])*[.C18])" office:value-type="float" office:value="0" calcext:value-type="float">
            <text:p/>
          </table:table-cell>
          <table:table-cell table:formula="of:=IF([.C18]=&quot;&quot;; IF([.D18]=0;&quot;&quot;; &quot;You should not specify an amount.&quot;); [.D18]/[.C18]-1)">
            <text:p/>
          </table:table-cell>
          <table:table-cell table:formula="of:=IF([.A18]=&quot;&quot;;0;SUM([.D19:.D$73])-SUM([.F19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22]);&quot;&quot;;['Previous Year Financials'.A22])">
            <text:p/>
          </table:table-cell>
          <table:table-cell table:formula="of:=IF(ISBLANK(['Previous Year Financials'.B22]);&quot;&quot;;['Previous Year Financials'.B22])">
            <text:p/>
          </table:table-cell>
          <table:table-cell table:formula="of:=IF(ISBLANK(['Previous Year Financials'.C22]);&quot;&quot;;['Previous Year Financials'.C22])">
            <text:p/>
          </table:table-cell>
          <table:table-cell table:formula="of:=IF([.C19]=&quot;&quot;;0;(1+[.$B$10])*[.C19])" office:value-type="float" office:value="0" calcext:value-type="float">
            <text:p/>
          </table:table-cell>
          <table:table-cell table:formula="of:=IF([.C19]=&quot;&quot;; IF([.D19]=0;&quot;&quot;; &quot;You should not specify an amount.&quot;); [.D19]/[.C19]-1)">
            <text:p/>
          </table:table-cell>
          <table:table-cell table:formula="of:=IF([.A19]=&quot;&quot;;0;SUM([.D20:.D$73])-SUM([.F20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23]);&quot;&quot;;['Previous Year Financials'.A23])">
            <text:p/>
          </table:table-cell>
          <table:table-cell table:formula="of:=IF(ISBLANK(['Previous Year Financials'.B23]);&quot;&quot;;['Previous Year Financials'.B23])">
            <text:p/>
          </table:table-cell>
          <table:table-cell table:formula="of:=IF(ISBLANK(['Previous Year Financials'.C23]);&quot;&quot;;['Previous Year Financials'.C23])">
            <text:p/>
          </table:table-cell>
          <table:table-cell table:formula="of:=IF([.C20]=&quot;&quot;;0;(1+[.$B$10])*[.C20])" office:value-type="float" office:value="0" calcext:value-type="float">
            <text:p/>
          </table:table-cell>
          <table:table-cell table:formula="of:=IF([.C20]=&quot;&quot;; IF([.D20]=0;&quot;&quot;; &quot;You should not specify an amount.&quot;); [.D20]/[.C20]-1)">
            <text:p/>
          </table:table-cell>
          <table:table-cell table:formula="of:=IF([.A20]=&quot;&quot;;0;SUM([.D21:.D$73])-SUM([.F21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24]);&quot;&quot;;['Previous Year Financials'.A24])">
            <text:p/>
          </table:table-cell>
          <table:table-cell table:formula="of:=IF(ISBLANK(['Previous Year Financials'.B24]);&quot;&quot;;['Previous Year Financials'.B24])">
            <text:p/>
          </table:table-cell>
          <table:table-cell table:formula="of:=IF(ISBLANK(['Previous Year Financials'.C24]);&quot;&quot;;['Previous Year Financials'.C24])">
            <text:p/>
          </table:table-cell>
          <table:table-cell table:formula="of:=IF([.C21]=&quot;&quot;;0;(1+[.$B$10])*[.C21])" office:value-type="float" office:value="0" calcext:value-type="float">
            <text:p/>
          </table:table-cell>
          <table:table-cell table:formula="of:=IF([.C21]=&quot;&quot;; IF([.D21]=0;&quot;&quot;; &quot;You should not specify an amount.&quot;); [.D21]/[.C21]-1)">
            <text:p/>
          </table:table-cell>
          <table:table-cell table:formula="of:=IF([.A21]=&quot;&quot;;0;SUM([.D22:.D$73])-SUM([.F22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25]);&quot;&quot;;['Previous Year Financials'.A25])">
            <text:p/>
          </table:table-cell>
          <table:table-cell table:formula="of:=IF(ISBLANK(['Previous Year Financials'.B25]);&quot;&quot;;['Previous Year Financials'.B25])">
            <text:p/>
          </table:table-cell>
          <table:table-cell table:formula="of:=IF(ISBLANK(['Previous Year Financials'.C25]);&quot;&quot;;['Previous Year Financials'.C25])">
            <text:p/>
          </table:table-cell>
          <table:table-cell table:formula="of:=IF([.C22]=&quot;&quot;;0;(1+[.$B$10])*[.C22])" office:value-type="float" office:value="0" calcext:value-type="float">
            <text:p/>
          </table:table-cell>
          <table:table-cell table:formula="of:=IF([.C22]=&quot;&quot;; IF([.D22]=0;&quot;&quot;; &quot;You should not specify an amount.&quot;); [.D22]/[.C22]-1)">
            <text:p/>
          </table:table-cell>
          <table:table-cell table:formula="of:=IF([.A22]=&quot;&quot;;0;SUM([.D23:.D$73])-SUM([.F23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26]);&quot;&quot;;['Previous Year Financials'.A26])">
            <text:p/>
          </table:table-cell>
          <table:table-cell table:formula="of:=IF(ISBLANK(['Previous Year Financials'.B26]);&quot;&quot;;['Previous Year Financials'.B26])">
            <text:p/>
          </table:table-cell>
          <table:table-cell table:formula="of:=IF(ISBLANK(['Previous Year Financials'.C26]);&quot;&quot;;['Previous Year Financials'.C26])">
            <text:p/>
          </table:table-cell>
          <table:table-cell table:formula="of:=IF([.C23]=&quot;&quot;;0;(1+[.$B$10])*[.C23])" office:value-type="float" office:value="0" calcext:value-type="float">
            <text:p/>
          </table:table-cell>
          <table:table-cell table:formula="of:=IF([.C23]=&quot;&quot;; IF([.D23]=0;&quot;&quot;; &quot;You should not specify an amount.&quot;); [.D23]/[.C23]-1)">
            <text:p/>
          </table:table-cell>
          <table:table-cell table:formula="of:=IF([.A23]=&quot;&quot;;0;SUM([.D24:.D$73])-SUM([.F24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27]);&quot;&quot;;['Previous Year Financials'.A27])">
            <text:p/>
          </table:table-cell>
          <table:table-cell table:formula="of:=IF(ISBLANK(['Previous Year Financials'.B27]);&quot;&quot;;['Previous Year Financials'.B27])">
            <text:p/>
          </table:table-cell>
          <table:table-cell table:formula="of:=IF(ISBLANK(['Previous Year Financials'.C27]);&quot;&quot;;['Previous Year Financials'.C27])">
            <text:p/>
          </table:table-cell>
          <table:table-cell table:formula="of:=IF([.C24]=&quot;&quot;;0;(1+[.$B$10])*[.C24])" office:value-type="float" office:value="0" calcext:value-type="float">
            <text:p/>
          </table:table-cell>
          <table:table-cell table:formula="of:=IF([.C24]=&quot;&quot;; IF([.D24]=0;&quot;&quot;; &quot;You should not specify an amount.&quot;); [.D24]/[.C24]-1)">
            <text:p/>
          </table:table-cell>
          <table:table-cell table:formula="of:=IF([.A24]=&quot;&quot;;0;SUM([.D25:.D$73])-SUM([.F25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28]);&quot;&quot;;['Previous Year Financials'.A28])">
            <text:p/>
          </table:table-cell>
          <table:table-cell table:formula="of:=IF(ISBLANK(['Previous Year Financials'.B28]);&quot;&quot;;['Previous Year Financials'.B28])">
            <text:p/>
          </table:table-cell>
          <table:table-cell table:formula="of:=IF(ISBLANK(['Previous Year Financials'.C28]);&quot;&quot;;['Previous Year Financials'.C28])">
            <text:p/>
          </table:table-cell>
          <table:table-cell table:formula="of:=IF([.C25]=&quot;&quot;;0;(1+[.$B$10])*[.C25])" office:value-type="float" office:value="0" calcext:value-type="float">
            <text:p/>
          </table:table-cell>
          <table:table-cell table:formula="of:=IF([.C25]=&quot;&quot;; IF([.D25]=0;&quot;&quot;; &quot;You should not specify an amount.&quot;); [.D25]/[.C25]-1)">
            <text:p/>
          </table:table-cell>
          <table:table-cell table:formula="of:=IF([.A25]=&quot;&quot;;0;SUM([.D26:.D$73])-SUM([.F26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29]);&quot;&quot;;['Previous Year Financials'.A29])">
            <text:p/>
          </table:table-cell>
          <table:table-cell table:formula="of:=IF(ISBLANK(['Previous Year Financials'.B29]);&quot;&quot;;['Previous Year Financials'.B29])">
            <text:p/>
          </table:table-cell>
          <table:table-cell table:formula="of:=IF(ISBLANK(['Previous Year Financials'.C29]);&quot;&quot;;['Previous Year Financials'.C29])">
            <text:p/>
          </table:table-cell>
          <table:table-cell table:formula="of:=IF([.C26]=&quot;&quot;;0;(1+[.$B$10])*[.C26])" office:value-type="float" office:value="0" calcext:value-type="float">
            <text:p/>
          </table:table-cell>
          <table:table-cell table:formula="of:=IF([.C26]=&quot;&quot;; IF([.D26]=0;&quot;&quot;; &quot;You should not specify an amount.&quot;); [.D26]/[.C26]-1)">
            <text:p/>
          </table:table-cell>
          <table:table-cell table:formula="of:=IF([.A26]=&quot;&quot;;0;SUM([.D27:.D$73])-SUM([.F27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30]);&quot;&quot;;['Previous Year Financials'.A30])">
            <text:p/>
          </table:table-cell>
          <table:table-cell table:formula="of:=IF(ISBLANK(['Previous Year Financials'.B30]);&quot;&quot;;['Previous Year Financials'.B30])">
            <text:p/>
          </table:table-cell>
          <table:table-cell table:formula="of:=IF(ISBLANK(['Previous Year Financials'.C30]);&quot;&quot;;['Previous Year Financials'.C30])">
            <text:p/>
          </table:table-cell>
          <table:table-cell table:formula="of:=IF([.C27]=&quot;&quot;;0;(1+[.$B$10])*[.C27])" office:value-type="float" office:value="0" calcext:value-type="float">
            <text:p/>
          </table:table-cell>
          <table:table-cell table:formula="of:=IF([.C27]=&quot;&quot;; IF([.D27]=0;&quot;&quot;; &quot;You should not specify an amount.&quot;); [.D27]/[.C27]-1)">
            <text:p/>
          </table:table-cell>
          <table:table-cell table:formula="of:=IF([.A27]=&quot;&quot;;0;SUM([.D28:.D$73])-SUM([.F28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31]);&quot;&quot;;['Previous Year Financials'.A31])">
            <text:p/>
          </table:table-cell>
          <table:table-cell table:formula="of:=IF(ISBLANK(['Previous Year Financials'.B31]);&quot;&quot;;['Previous Year Financials'.B31])">
            <text:p/>
          </table:table-cell>
          <table:table-cell table:formula="of:=IF(ISBLANK(['Previous Year Financials'.C31]);&quot;&quot;;['Previous Year Financials'.C31])">
            <text:p/>
          </table:table-cell>
          <table:table-cell table:formula="of:=IF([.C28]=&quot;&quot;;0;(1+[.$B$10])*[.C28])" office:value-type="float" office:value="0" calcext:value-type="float">
            <text:p/>
          </table:table-cell>
          <table:table-cell table:formula="of:=IF([.C28]=&quot;&quot;; IF([.D28]=0;&quot;&quot;; &quot;You should not specify an amount.&quot;); [.D28]/[.C28]-1)">
            <text:p/>
          </table:table-cell>
          <table:table-cell table:formula="of:=IF([.A28]=&quot;&quot;;0;SUM([.D29:.D$73])-SUM([.F29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32]);&quot;&quot;;['Previous Year Financials'.A32])">
            <text:p/>
          </table:table-cell>
          <table:table-cell table:formula="of:=IF(ISBLANK(['Previous Year Financials'.B32]);&quot;&quot;;['Previous Year Financials'.B32])">
            <text:p/>
          </table:table-cell>
          <table:table-cell table:formula="of:=IF(ISBLANK(['Previous Year Financials'.C32]);&quot;&quot;;['Previous Year Financials'.C32])">
            <text:p/>
          </table:table-cell>
          <table:table-cell table:formula="of:=IF([.C29]=&quot;&quot;;0;(1+[.$B$10])*[.C29])" office:value-type="float" office:value="0" calcext:value-type="float">
            <text:p/>
          </table:table-cell>
          <table:table-cell table:formula="of:=IF([.C29]=&quot;&quot;; IF([.D29]=0;&quot;&quot;; &quot;You should not specify an amount.&quot;); [.D29]/[.C29]-1)">
            <text:p/>
          </table:table-cell>
          <table:table-cell table:formula="of:=IF([.A29]=&quot;&quot;;0;SUM([.D30:.D$73])-SUM([.F30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33]);&quot;&quot;;['Previous Year Financials'.A33])">
            <text:p/>
          </table:table-cell>
          <table:table-cell table:formula="of:=IF(ISBLANK(['Previous Year Financials'.B33]);&quot;&quot;;['Previous Year Financials'.B33])">
            <text:p/>
          </table:table-cell>
          <table:table-cell table:formula="of:=IF(ISBLANK(['Previous Year Financials'.C33]);&quot;&quot;;['Previous Year Financials'.C33])">
            <text:p/>
          </table:table-cell>
          <table:table-cell table:formula="of:=IF([.C30]=&quot;&quot;;0;(1+[.$B$10])*[.C30])" office:value-type="float" office:value="0" calcext:value-type="float">
            <text:p/>
          </table:table-cell>
          <table:table-cell table:formula="of:=IF([.C30]=&quot;&quot;; IF([.D30]=0;&quot;&quot;; &quot;You should not specify an amount.&quot;); [.D30]/[.C30]-1)">
            <text:p/>
          </table:table-cell>
          <table:table-cell table:formula="of:=IF([.A30]=&quot;&quot;;0;SUM([.D31:.D$73])-SUM([.F31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34]);&quot;&quot;;['Previous Year Financials'.A34])">
            <text:p/>
          </table:table-cell>
          <table:table-cell table:formula="of:=IF(ISBLANK(['Previous Year Financials'.B34]);&quot;&quot;;['Previous Year Financials'.B34])">
            <text:p/>
          </table:table-cell>
          <table:table-cell table:formula="of:=IF(ISBLANK(['Previous Year Financials'.C34]);&quot;&quot;;['Previous Year Financials'.C34])">
            <text:p/>
          </table:table-cell>
          <table:table-cell table:formula="of:=IF([.C31]=&quot;&quot;;0;(1+[.$B$10])*[.C31])" office:value-type="float" office:value="0" calcext:value-type="float">
            <text:p/>
          </table:table-cell>
          <table:table-cell table:formula="of:=IF([.C31]=&quot;&quot;; IF([.D31]=0;&quot;&quot;; &quot;You should not specify an amount.&quot;); [.D31]/[.C31]-1)">
            <text:p/>
          </table:table-cell>
          <table:table-cell table:formula="of:=IF([.A31]=&quot;&quot;;0;SUM([.D32:.D$73])-SUM([.F32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35]);&quot;&quot;;['Previous Year Financials'.A35])">
            <text:p/>
          </table:table-cell>
          <table:table-cell table:formula="of:=IF(ISBLANK(['Previous Year Financials'.B35]);&quot;&quot;;['Previous Year Financials'.B35])">
            <text:p/>
          </table:table-cell>
          <table:table-cell table:formula="of:=IF(ISBLANK(['Previous Year Financials'.C35]);&quot;&quot;;['Previous Year Financials'.C35])">
            <text:p/>
          </table:table-cell>
          <table:table-cell table:formula="of:=IF([.C32]=&quot;&quot;;0;(1+[.$B$10])*[.C32])" office:value-type="float" office:value="0" calcext:value-type="float">
            <text:p/>
          </table:table-cell>
          <table:table-cell table:formula="of:=IF([.C32]=&quot;&quot;; IF([.D32]=0;&quot;&quot;; &quot;You should not specify an amount.&quot;); [.D32]/[.C32]-1)">
            <text:p/>
          </table:table-cell>
          <table:table-cell table:formula="of:=IF([.A32]=&quot;&quot;;0;SUM([.D33:.D$73])-SUM([.F33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36]);&quot;&quot;;['Previous Year Financials'.A36])">
            <text:p/>
          </table:table-cell>
          <table:table-cell table:formula="of:=IF(ISBLANK(['Previous Year Financials'.B36]);&quot;&quot;;['Previous Year Financials'.B36])">
            <text:p/>
          </table:table-cell>
          <table:table-cell table:formula="of:=IF(ISBLANK(['Previous Year Financials'.C36]);&quot;&quot;;['Previous Year Financials'.C36])">
            <text:p/>
          </table:table-cell>
          <table:table-cell table:formula="of:=IF([.C33]=&quot;&quot;;0;(1+[.$B$10])*[.C33])" office:value-type="float" office:value="0" calcext:value-type="float">
            <text:p/>
          </table:table-cell>
          <table:table-cell table:formula="of:=IF([.C33]=&quot;&quot;; IF([.D33]=0;&quot;&quot;; &quot;You should not specify an amount.&quot;); [.D33]/[.C33]-1)">
            <text:p/>
          </table:table-cell>
          <table:table-cell table:formula="of:=IF([.A33]=&quot;&quot;;0;SUM([.D34:.D$73])-SUM([.F34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37]);&quot;&quot;;['Previous Year Financials'.A37])">
            <text:p/>
          </table:table-cell>
          <table:table-cell table:formula="of:=IF(ISBLANK(['Previous Year Financials'.B37]);&quot;&quot;;['Previous Year Financials'.B37])">
            <text:p/>
          </table:table-cell>
          <table:table-cell table:formula="of:=IF(ISBLANK(['Previous Year Financials'.C37]);&quot;&quot;;['Previous Year Financials'.C37])">
            <text:p/>
          </table:table-cell>
          <table:table-cell table:formula="of:=IF([.C34]=&quot;&quot;;0;(1+[.$B$10])*[.C34])" office:value-type="float" office:value="0" calcext:value-type="float">
            <text:p/>
          </table:table-cell>
          <table:table-cell table:formula="of:=IF([.C34]=&quot;&quot;; IF([.D34]=0;&quot;&quot;; &quot;You should not specify an amount.&quot;); [.D34]/[.C34]-1)">
            <text:p/>
          </table:table-cell>
          <table:table-cell table:formula="of:=IF([.A34]=&quot;&quot;;0;SUM([.D35:.D$73])-SUM([.F35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38]);&quot;&quot;;['Previous Year Financials'.A38])">
            <text:p/>
          </table:table-cell>
          <table:table-cell table:formula="of:=IF(ISBLANK(['Previous Year Financials'.B38]);&quot;&quot;;['Previous Year Financials'.B38])">
            <text:p/>
          </table:table-cell>
          <table:table-cell table:formula="of:=IF(ISBLANK(['Previous Year Financials'.C38]);&quot;&quot;;['Previous Year Financials'.C38])">
            <text:p/>
          </table:table-cell>
          <table:table-cell table:formula="of:=IF([.C35]=&quot;&quot;;0;(1+[.$B$10])*[.C35])" office:value-type="float" office:value="0" calcext:value-type="float">
            <text:p/>
          </table:table-cell>
          <table:table-cell table:formula="of:=IF([.C35]=&quot;&quot;; IF([.D35]=0;&quot;&quot;; &quot;You should not specify an amount.&quot;); [.D35]/[.C35]-1)">
            <text:p/>
          </table:table-cell>
          <table:table-cell table:formula="of:=IF([.A35]=&quot;&quot;;0;SUM([.D36:.D$73])-SUM([.F36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39]);&quot;&quot;;['Previous Year Financials'.A39])">
            <text:p/>
          </table:table-cell>
          <table:table-cell table:formula="of:=IF(ISBLANK(['Previous Year Financials'.B39]);&quot;&quot;;['Previous Year Financials'.B39])">
            <text:p/>
          </table:table-cell>
          <table:table-cell table:formula="of:=IF(ISBLANK(['Previous Year Financials'.C39]);&quot;&quot;;['Previous Year Financials'.C39])">
            <text:p/>
          </table:table-cell>
          <table:table-cell table:formula="of:=IF([.C36]=&quot;&quot;;0;(1+[.$B$10])*[.C36])" office:value-type="float" office:value="0" calcext:value-type="float">
            <text:p/>
          </table:table-cell>
          <table:table-cell table:formula="of:=IF([.C36]=&quot;&quot;; IF([.D36]=0;&quot;&quot;; &quot;You should not specify an amount.&quot;); [.D36]/[.C36]-1)">
            <text:p/>
          </table:table-cell>
          <table:table-cell table:formula="of:=IF([.A36]=&quot;&quot;;0;SUM([.D37:.D$73])-SUM([.F37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40]);&quot;&quot;;['Previous Year Financials'.A40])">
            <text:p/>
          </table:table-cell>
          <table:table-cell table:formula="of:=IF(ISBLANK(['Previous Year Financials'.B40]);&quot;&quot;;['Previous Year Financials'.B40])">
            <text:p/>
          </table:table-cell>
          <table:table-cell table:formula="of:=IF(ISBLANK(['Previous Year Financials'.C40]);&quot;&quot;;['Previous Year Financials'.C40])">
            <text:p/>
          </table:table-cell>
          <table:table-cell table:formula="of:=IF([.C37]=&quot;&quot;;0;(1+[.$B$10])*[.C37])" office:value-type="float" office:value="0" calcext:value-type="float">
            <text:p/>
          </table:table-cell>
          <table:table-cell table:formula="of:=IF([.C37]=&quot;&quot;; IF([.D37]=0;&quot;&quot;; &quot;You should not specify an amount.&quot;); [.D37]/[.C37]-1)">
            <text:p/>
          </table:table-cell>
          <table:table-cell table:formula="of:=IF([.A37]=&quot;&quot;;0;SUM([.D38:.D$73])-SUM([.F38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41]);&quot;&quot;;['Previous Year Financials'.A41])">
            <text:p/>
          </table:table-cell>
          <table:table-cell table:formula="of:=IF(ISBLANK(['Previous Year Financials'.B41]);&quot;&quot;;['Previous Year Financials'.B41])">
            <text:p/>
          </table:table-cell>
          <table:table-cell table:formula="of:=IF(ISBLANK(['Previous Year Financials'.C41]);&quot;&quot;;['Previous Year Financials'.C41])">
            <text:p/>
          </table:table-cell>
          <table:table-cell table:formula="of:=IF([.C38]=&quot;&quot;;0;(1+[.$B$10])*[.C38])" office:value-type="float" office:value="0" calcext:value-type="float">
            <text:p/>
          </table:table-cell>
          <table:table-cell table:formula="of:=IF([.C38]=&quot;&quot;; IF([.D38]=0;&quot;&quot;; &quot;You should not specify an amount.&quot;); [.D38]/[.C38]-1)">
            <text:p/>
          </table:table-cell>
          <table:table-cell table:formula="of:=IF([.A38]=&quot;&quot;;0;SUM([.D39:.D$73])-SUM([.F39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42]);&quot;&quot;;['Previous Year Financials'.A42])">
            <text:p/>
          </table:table-cell>
          <table:table-cell table:formula="of:=IF(ISBLANK(['Previous Year Financials'.B42]);&quot;&quot;;['Previous Year Financials'.B42])">
            <text:p/>
          </table:table-cell>
          <table:table-cell table:formula="of:=IF(ISBLANK(['Previous Year Financials'.C42]);&quot;&quot;;['Previous Year Financials'.C42])">
            <text:p/>
          </table:table-cell>
          <table:table-cell table:formula="of:=IF([.C39]=&quot;&quot;;0;(1+[.$B$10])*[.C39])" office:value-type="float" office:value="0" calcext:value-type="float">
            <text:p/>
          </table:table-cell>
          <table:table-cell table:formula="of:=IF([.C39]=&quot;&quot;; IF([.D39]=0;&quot;&quot;; &quot;You should not specify an amount.&quot;); [.D39]/[.C39]-1)">
            <text:p/>
          </table:table-cell>
          <table:table-cell table:formula="of:=IF([.A39]=&quot;&quot;;0;SUM([.D40:.D$73])-SUM([.F40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43]);&quot;&quot;;['Previous Year Financials'.A43])">
            <text:p/>
          </table:table-cell>
          <table:table-cell table:formula="of:=IF(ISBLANK(['Previous Year Financials'.B43]);&quot;&quot;;['Previous Year Financials'.B43])">
            <text:p/>
          </table:table-cell>
          <table:table-cell table:formula="of:=IF(ISBLANK(['Previous Year Financials'.C43]);&quot;&quot;;['Previous Year Financials'.C43])">
            <text:p/>
          </table:table-cell>
          <table:table-cell table:formula="of:=IF([.C40]=&quot;&quot;;0;(1+[.$B$10])*[.C40])" office:value-type="float" office:value="0" calcext:value-type="float">
            <text:p/>
          </table:table-cell>
          <table:table-cell table:formula="of:=IF([.C40]=&quot;&quot;; IF([.D40]=0;&quot;&quot;; &quot;You should not specify an amount.&quot;); [.D40]/[.C40]-1)">
            <text:p/>
          </table:table-cell>
          <table:table-cell table:formula="of:=IF([.A40]=&quot;&quot;;0;SUM([.D41:.D$73])-SUM([.F41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44]);&quot;&quot;;['Previous Year Financials'.A44])">
            <text:p/>
          </table:table-cell>
          <table:table-cell table:formula="of:=IF(ISBLANK(['Previous Year Financials'.B44]);&quot;&quot;;['Previous Year Financials'.B44])">
            <text:p/>
          </table:table-cell>
          <table:table-cell table:formula="of:=IF(ISBLANK(['Previous Year Financials'.C44]);&quot;&quot;;['Previous Year Financials'.C44])">
            <text:p/>
          </table:table-cell>
          <table:table-cell table:formula="of:=IF([.C41]=&quot;&quot;;0;(1+[.$B$10])*[.C41])" office:value-type="float" office:value="0" calcext:value-type="float">
            <text:p/>
          </table:table-cell>
          <table:table-cell table:formula="of:=IF([.C41]=&quot;&quot;; IF([.D41]=0;&quot;&quot;; &quot;You should not specify an amount.&quot;); [.D41]/[.C41]-1)">
            <text:p/>
          </table:table-cell>
          <table:table-cell table:formula="of:=IF([.A41]=&quot;&quot;;0;SUM([.D42:.D$73])-SUM([.F42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45]);&quot;&quot;;['Previous Year Financials'.A45])">
            <text:p/>
          </table:table-cell>
          <table:table-cell table:formula="of:=IF(ISBLANK(['Previous Year Financials'.B45]);&quot;&quot;;['Previous Year Financials'.B45])">
            <text:p/>
          </table:table-cell>
          <table:table-cell table:formula="of:=IF(ISBLANK(['Previous Year Financials'.C45]);&quot;&quot;;['Previous Year Financials'.C45])">
            <text:p/>
          </table:table-cell>
          <table:table-cell table:formula="of:=IF([.C42]=&quot;&quot;;0;(1+[.$B$10])*[.C42])" office:value-type="float" office:value="0" calcext:value-type="float">
            <text:p/>
          </table:table-cell>
          <table:table-cell table:formula="of:=IF([.C42]=&quot;&quot;; IF([.D42]=0;&quot;&quot;; &quot;You should not specify an amount.&quot;); [.D42]/[.C42]-1)">
            <text:p/>
          </table:table-cell>
          <table:table-cell table:formula="of:=IF([.A42]=&quot;&quot;;0;SUM([.D43:.D$73])-SUM([.F43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46]);&quot;&quot;;['Previous Year Financials'.A46])">
            <text:p/>
          </table:table-cell>
          <table:table-cell table:formula="of:=IF(ISBLANK(['Previous Year Financials'.B46]);&quot;&quot;;['Previous Year Financials'.B46])">
            <text:p/>
          </table:table-cell>
          <table:table-cell table:formula="of:=IF(ISBLANK(['Previous Year Financials'.C46]);&quot;&quot;;['Previous Year Financials'.C46])">
            <text:p/>
          </table:table-cell>
          <table:table-cell table:formula="of:=IF([.C43]=&quot;&quot;;0;(1+[.$B$10])*[.C43])" office:value-type="float" office:value="0" calcext:value-type="float">
            <text:p/>
          </table:table-cell>
          <table:table-cell table:formula="of:=IF([.C43]=&quot;&quot;; IF([.D43]=0;&quot;&quot;; &quot;You should not specify an amount.&quot;); [.D43]/[.C43]-1)">
            <text:p/>
          </table:table-cell>
          <table:table-cell table:formula="of:=IF([.A43]=&quot;&quot;;0;SUM([.D44:.D$73])-SUM([.F44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47]);&quot;&quot;;['Previous Year Financials'.A47])">
            <text:p/>
          </table:table-cell>
          <table:table-cell table:formula="of:=IF(ISBLANK(['Previous Year Financials'.B47]);&quot;&quot;;['Previous Year Financials'.B47])">
            <text:p/>
          </table:table-cell>
          <table:table-cell table:formula="of:=IF(ISBLANK(['Previous Year Financials'.C47]);&quot;&quot;;['Previous Year Financials'.C47])">
            <text:p/>
          </table:table-cell>
          <table:table-cell table:formula="of:=IF([.C44]=&quot;&quot;;0;(1+[.$B$10])*[.C44])" office:value-type="float" office:value="0" calcext:value-type="float">
            <text:p/>
          </table:table-cell>
          <table:table-cell table:formula="of:=IF([.C44]=&quot;&quot;; IF([.D44]=0;&quot;&quot;; &quot;You should not specify an amount.&quot;); [.D44]/[.C44]-1)">
            <text:p/>
          </table:table-cell>
          <table:table-cell table:formula="of:=IF([.A44]=&quot;&quot;;0;SUM([.D45:.D$73])-SUM([.F45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48]);&quot;&quot;;['Previous Year Financials'.A48])">
            <text:p/>
          </table:table-cell>
          <table:table-cell table:formula="of:=IF(ISBLANK(['Previous Year Financials'.B48]);&quot;&quot;;['Previous Year Financials'.B48])">
            <text:p/>
          </table:table-cell>
          <table:table-cell table:formula="of:=IF(ISBLANK(['Previous Year Financials'.C48]);&quot;&quot;;['Previous Year Financials'.C48])">
            <text:p/>
          </table:table-cell>
          <table:table-cell table:formula="of:=IF([.C45]=&quot;&quot;;0;(1+[.$B$10])*[.C45])" office:value-type="float" office:value="0" calcext:value-type="float">
            <text:p/>
          </table:table-cell>
          <table:table-cell table:formula="of:=IF([.C45]=&quot;&quot;; IF([.D45]=0;&quot;&quot;; &quot;You should not specify an amount.&quot;); [.D45]/[.C45]-1)">
            <text:p/>
          </table:table-cell>
          <table:table-cell table:formula="of:=IF([.A45]=&quot;&quot;;0;SUM([.D46:.D$73])-SUM([.F46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49]);&quot;&quot;;['Previous Year Financials'.A49])">
            <text:p/>
          </table:table-cell>
          <table:table-cell table:formula="of:=IF(ISBLANK(['Previous Year Financials'.B49]);&quot;&quot;;['Previous Year Financials'.B49])">
            <text:p/>
          </table:table-cell>
          <table:table-cell table:formula="of:=IF(ISBLANK(['Previous Year Financials'.C49]);&quot;&quot;;['Previous Year Financials'.C49])">
            <text:p/>
          </table:table-cell>
          <table:table-cell table:formula="of:=IF([.C46]=&quot;&quot;;0;(1+[.$B$10])*[.C46])" office:value-type="float" office:value="0" calcext:value-type="float">
            <text:p/>
          </table:table-cell>
          <table:table-cell table:formula="of:=IF([.C46]=&quot;&quot;; IF([.D46]=0;&quot;&quot;; &quot;You should not specify an amount.&quot;); [.D46]/[.C46]-1)">
            <text:p/>
          </table:table-cell>
          <table:table-cell table:formula="of:=IF([.A46]=&quot;&quot;;0;SUM([.D47:.D$73])-SUM([.F47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50]);&quot;&quot;;['Previous Year Financials'.A50])">
            <text:p/>
          </table:table-cell>
          <table:table-cell table:formula="of:=IF(ISBLANK(['Previous Year Financials'.B50]);&quot;&quot;;['Previous Year Financials'.B50])">
            <text:p/>
          </table:table-cell>
          <table:table-cell table:formula="of:=IF(ISBLANK(['Previous Year Financials'.C50]);&quot;&quot;;['Previous Year Financials'.C50])">
            <text:p/>
          </table:table-cell>
          <table:table-cell table:formula="of:=IF([.C47]=&quot;&quot;;0;(1+[.$B$10])*[.C47])" office:value-type="float" office:value="0" calcext:value-type="float">
            <text:p/>
          </table:table-cell>
          <table:table-cell table:formula="of:=IF([.C47]=&quot;&quot;; IF([.D47]=0;&quot;&quot;; &quot;You should not specify an amount.&quot;); [.D47]/[.C47]-1)">
            <text:p/>
          </table:table-cell>
          <table:table-cell table:formula="of:=IF([.A47]=&quot;&quot;;0;SUM([.D48:.D$73])-SUM([.F48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51]);&quot;&quot;;['Previous Year Financials'.A51])">
            <text:p/>
          </table:table-cell>
          <table:table-cell table:formula="of:=IF(ISBLANK(['Previous Year Financials'.B51]);&quot;&quot;;['Previous Year Financials'.B51])">
            <text:p/>
          </table:table-cell>
          <table:table-cell table:formula="of:=IF(ISBLANK(['Previous Year Financials'.C51]);&quot;&quot;;['Previous Year Financials'.C51])">
            <text:p/>
          </table:table-cell>
          <table:table-cell table:formula="of:=IF([.C48]=&quot;&quot;;0;(1+[.$B$10])*[.C48])" office:value-type="float" office:value="0" calcext:value-type="float">
            <text:p/>
          </table:table-cell>
          <table:table-cell table:formula="of:=IF([.C48]=&quot;&quot;; IF([.D48]=0;&quot;&quot;; &quot;You should not specify an amount.&quot;); [.D48]/[.C48]-1)">
            <text:p/>
          </table:table-cell>
          <table:table-cell table:formula="of:=IF([.A48]=&quot;&quot;;0;SUM([.D49:.D$73])-SUM([.F49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52]);&quot;&quot;;['Previous Year Financials'.A52])">
            <text:p/>
          </table:table-cell>
          <table:table-cell table:formula="of:=IF(ISBLANK(['Previous Year Financials'.B52]);&quot;&quot;;['Previous Year Financials'.B52])">
            <text:p/>
          </table:table-cell>
          <table:table-cell table:formula="of:=IF(ISBLANK(['Previous Year Financials'.C52]);&quot;&quot;;['Previous Year Financials'.C52])">
            <text:p/>
          </table:table-cell>
          <table:table-cell table:formula="of:=IF([.C49]=&quot;&quot;;0;(1+[.$B$10])*[.C49])" office:value-type="float" office:value="0" calcext:value-type="float">
            <text:p/>
          </table:table-cell>
          <table:table-cell table:formula="of:=IF([.C49]=&quot;&quot;; IF([.D49]=0;&quot;&quot;; &quot;You should not specify an amount.&quot;); [.D49]/[.C49]-1)">
            <text:p/>
          </table:table-cell>
          <table:table-cell table:formula="of:=IF([.A49]=&quot;&quot;;0;SUM([.D50:.D$73])-SUM([.F50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53]);&quot;&quot;;['Previous Year Financials'.A53])">
            <text:p/>
          </table:table-cell>
          <table:table-cell table:formula="of:=IF(ISBLANK(['Previous Year Financials'.B53]);&quot;&quot;;['Previous Year Financials'.B53])">
            <text:p/>
          </table:table-cell>
          <table:table-cell table:formula="of:=IF(ISBLANK(['Previous Year Financials'.C53]);&quot;&quot;;['Previous Year Financials'.C53])">
            <text:p/>
          </table:table-cell>
          <table:table-cell table:formula="of:=IF([.C50]=&quot;&quot;;0;(1+[.$B$10])*[.C50])" office:value-type="float" office:value="0" calcext:value-type="float">
            <text:p/>
          </table:table-cell>
          <table:table-cell table:formula="of:=IF([.C50]=&quot;&quot;; IF([.D50]=0;&quot;&quot;; &quot;You should not specify an amount.&quot;); [.D50]/[.C50]-1)">
            <text:p/>
          </table:table-cell>
          <table:table-cell table:formula="of:=IF([.A50]=&quot;&quot;;0;SUM([.D51:.D$73])-SUM([.F51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54]);&quot;&quot;;['Previous Year Financials'.A54])">
            <text:p/>
          </table:table-cell>
          <table:table-cell table:formula="of:=IF(ISBLANK(['Previous Year Financials'.B54]);&quot;&quot;;['Previous Year Financials'.B54])">
            <text:p/>
          </table:table-cell>
          <table:table-cell table:formula="of:=IF(ISBLANK(['Previous Year Financials'.C54]);&quot;&quot;;['Previous Year Financials'.C54])">
            <text:p/>
          </table:table-cell>
          <table:table-cell table:formula="of:=IF([.C51]=&quot;&quot;;0;(1+[.$B$10])*[.C51])" office:value-type="float" office:value="0" calcext:value-type="float">
            <text:p/>
          </table:table-cell>
          <table:table-cell table:formula="of:=IF([.C51]=&quot;&quot;; IF([.D51]=0;&quot;&quot;; &quot;You should not specify an amount.&quot;); [.D51]/[.C51]-1)">
            <text:p/>
          </table:table-cell>
          <table:table-cell table:formula="of:=IF([.A51]=&quot;&quot;;0;SUM([.D52:.D$73])-SUM([.F52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55]);&quot;&quot;;['Previous Year Financials'.A55])">
            <text:p/>
          </table:table-cell>
          <table:table-cell table:formula="of:=IF(ISBLANK(['Previous Year Financials'.B55]);&quot;&quot;;['Previous Year Financials'.B55])">
            <text:p/>
          </table:table-cell>
          <table:table-cell table:formula="of:=IF(ISBLANK(['Previous Year Financials'.C55]);&quot;&quot;;['Previous Year Financials'.C55])">
            <text:p/>
          </table:table-cell>
          <table:table-cell table:formula="of:=IF([.C52]=&quot;&quot;;0;(1+[.$B$10])*[.C52])" office:value-type="float" office:value="0" calcext:value-type="float">
            <text:p/>
          </table:table-cell>
          <table:table-cell table:formula="of:=IF([.C52]=&quot;&quot;; IF([.D52]=0;&quot;&quot;; &quot;You should not specify an amount.&quot;); [.D52]/[.C52]-1)">
            <text:p/>
          </table:table-cell>
          <table:table-cell table:formula="of:=IF([.A52]=&quot;&quot;;0;SUM([.D53:.D$73])-SUM([.F53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56]);&quot;&quot;;['Previous Year Financials'.A56])">
            <text:p/>
          </table:table-cell>
          <table:table-cell table:formula="of:=IF(ISBLANK(['Previous Year Financials'.B56]);&quot;&quot;;['Previous Year Financials'.B56])">
            <text:p/>
          </table:table-cell>
          <table:table-cell table:formula="of:=IF(ISBLANK(['Previous Year Financials'.C56]);&quot;&quot;;['Previous Year Financials'.C56])">
            <text:p/>
          </table:table-cell>
          <table:table-cell table:formula="of:=IF([.C53]=&quot;&quot;;0;(1+[.$B$10])*[.C53])" office:value-type="float" office:value="0" calcext:value-type="float">
            <text:p/>
          </table:table-cell>
          <table:table-cell table:formula="of:=IF([.C53]=&quot;&quot;; IF([.D53]=0;&quot;&quot;; &quot;You should not specify an amount.&quot;); [.D53]/[.C53]-1)">
            <text:p/>
          </table:table-cell>
          <table:table-cell table:formula="of:=IF([.A53]=&quot;&quot;;0;SUM([.D54:.D$73])-SUM([.F54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57]);&quot;&quot;;['Previous Year Financials'.A57])">
            <text:p/>
          </table:table-cell>
          <table:table-cell table:formula="of:=IF(ISBLANK(['Previous Year Financials'.B57]);&quot;&quot;;['Previous Year Financials'.B57])">
            <text:p/>
          </table:table-cell>
          <table:table-cell table:formula="of:=IF(ISBLANK(['Previous Year Financials'.C57]);&quot;&quot;;['Previous Year Financials'.C57])">
            <text:p/>
          </table:table-cell>
          <table:table-cell table:formula="of:=IF([.C54]=&quot;&quot;;0;(1+[.$B$10])*[.C54])" office:value-type="float" office:value="0" calcext:value-type="float">
            <text:p/>
          </table:table-cell>
          <table:table-cell table:formula="of:=IF([.C54]=&quot;&quot;; IF([.D54]=0;&quot;&quot;; &quot;You should not specify an amount.&quot;); [.D54]/[.C54]-1)">
            <text:p/>
          </table:table-cell>
          <table:table-cell table:formula="of:=IF([.A54]=&quot;&quot;;0;SUM([.D55:.D$73])-SUM([.F55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58]);&quot;&quot;;['Previous Year Financials'.A58])">
            <text:p/>
          </table:table-cell>
          <table:table-cell table:formula="of:=IF(ISBLANK(['Previous Year Financials'.B58]);&quot;&quot;;['Previous Year Financials'.B58])">
            <text:p/>
          </table:table-cell>
          <table:table-cell table:formula="of:=IF(ISBLANK(['Previous Year Financials'.C58]);&quot;&quot;;['Previous Year Financials'.C58])">
            <text:p/>
          </table:table-cell>
          <table:table-cell table:formula="of:=IF([.C55]=&quot;&quot;;0;(1+[.$B$10])*[.C55])" office:value-type="float" office:value="0" calcext:value-type="float">
            <text:p/>
          </table:table-cell>
          <table:table-cell table:formula="of:=IF([.C55]=&quot;&quot;; IF([.D55]=0;&quot;&quot;; &quot;You should not specify an amount.&quot;); [.D55]/[.C55]-1)">
            <text:p/>
          </table:table-cell>
          <table:table-cell table:formula="of:=IF([.A55]=&quot;&quot;;0;SUM([.D56:.D$73])-SUM([.F56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59]);&quot;&quot;;['Previous Year Financials'.A59])">
            <text:p/>
          </table:table-cell>
          <table:table-cell table:formula="of:=IF(ISBLANK(['Previous Year Financials'.B59]);&quot;&quot;;['Previous Year Financials'.B59])">
            <text:p/>
          </table:table-cell>
          <table:table-cell table:formula="of:=IF(ISBLANK(['Previous Year Financials'.C59]);&quot;&quot;;['Previous Year Financials'.C59])">
            <text:p/>
          </table:table-cell>
          <table:table-cell table:formula="of:=IF([.C56]=&quot;&quot;;0;(1+[.$B$10])*[.C56])" office:value-type="float" office:value="0" calcext:value-type="float">
            <text:p/>
          </table:table-cell>
          <table:table-cell table:formula="of:=IF([.C56]=&quot;&quot;; IF([.D56]=0;&quot;&quot;; &quot;You should not specify an amount.&quot;); [.D56]/[.C56]-1)">
            <text:p/>
          </table:table-cell>
          <table:table-cell table:formula="of:=IF([.A56]=&quot;&quot;;0;SUM([.D57:.D$73])-SUM([.F57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60]);&quot;&quot;;['Previous Year Financials'.A60])">
            <text:p/>
          </table:table-cell>
          <table:table-cell table:formula="of:=IF(ISBLANK(['Previous Year Financials'.B60]);&quot;&quot;;['Previous Year Financials'.B60])">
            <text:p/>
          </table:table-cell>
          <table:table-cell table:formula="of:=IF(ISBLANK(['Previous Year Financials'.C60]);&quot;&quot;;['Previous Year Financials'.C60])">
            <text:p/>
          </table:table-cell>
          <table:table-cell table:formula="of:=IF([.C57]=&quot;&quot;;0;(1+[.$B$10])*[.C57])" office:value-type="float" office:value="0" calcext:value-type="float">
            <text:p/>
          </table:table-cell>
          <table:table-cell table:formula="of:=IF([.C57]=&quot;&quot;; IF([.D57]=0;&quot;&quot;; &quot;You should not specify an amount.&quot;); [.D57]/[.C57]-1)">
            <text:p/>
          </table:table-cell>
          <table:table-cell table:formula="of:=IF([.A57]=&quot;&quot;;0;SUM([.D58:.D$73])-SUM([.F58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61]);&quot;&quot;;['Previous Year Financials'.A61])">
            <text:p/>
          </table:table-cell>
          <table:table-cell table:formula="of:=IF(ISBLANK(['Previous Year Financials'.B61]);&quot;&quot;;['Previous Year Financials'.B61])">
            <text:p/>
          </table:table-cell>
          <table:table-cell table:formula="of:=IF(ISBLANK(['Previous Year Financials'.C61]);&quot;&quot;;['Previous Year Financials'.C61])">
            <text:p/>
          </table:table-cell>
          <table:table-cell table:formula="of:=IF([.C58]=&quot;&quot;;0;(1+[.$B$10])*[.C58])" office:value-type="float" office:value="0" calcext:value-type="float">
            <text:p/>
          </table:table-cell>
          <table:table-cell table:formula="of:=IF([.C58]=&quot;&quot;; IF([.D58]=0;&quot;&quot;; &quot;You should not specify an amount.&quot;); [.D58]/[.C58]-1)">
            <text:p/>
          </table:table-cell>
          <table:table-cell table:formula="of:=IF([.A58]=&quot;&quot;;0;SUM([.D59:.D$73])-SUM([.F59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62]);&quot;&quot;;['Previous Year Financials'.A62])">
            <text:p/>
          </table:table-cell>
          <table:table-cell table:formula="of:=IF(ISBLANK(['Previous Year Financials'.B62]);&quot;&quot;;['Previous Year Financials'.B62])">
            <text:p/>
          </table:table-cell>
          <table:table-cell table:formula="of:=IF(ISBLANK(['Previous Year Financials'.C62]);&quot;&quot;;['Previous Year Financials'.C62])">
            <text:p/>
          </table:table-cell>
          <table:table-cell table:formula="of:=IF([.C59]=&quot;&quot;;0;(1+[.$B$10])*[.C59])" office:value-type="float" office:value="0" calcext:value-type="float">
            <text:p/>
          </table:table-cell>
          <table:table-cell table:formula="of:=IF([.C59]=&quot;&quot;; IF([.D59]=0;&quot;&quot;; &quot;You should not specify an amount.&quot;); [.D59]/[.C59]-1)">
            <text:p/>
          </table:table-cell>
          <table:table-cell table:formula="of:=IF([.A59]=&quot;&quot;;0;SUM([.D60:.D$73])-SUM([.F60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63]);&quot;&quot;;['Previous Year Financials'.A63])">
            <text:p/>
          </table:table-cell>
          <table:table-cell table:formula="of:=IF(ISBLANK(['Previous Year Financials'.B63]);&quot;&quot;;['Previous Year Financials'.B63])">
            <text:p/>
          </table:table-cell>
          <table:table-cell table:formula="of:=IF(ISBLANK(['Previous Year Financials'.C63]);&quot;&quot;;['Previous Year Financials'.C63])">
            <text:p/>
          </table:table-cell>
          <table:table-cell table:formula="of:=IF([.C60]=&quot;&quot;;0;(1+[.$B$10])*[.C60])" office:value-type="float" office:value="0" calcext:value-type="float">
            <text:p/>
          </table:table-cell>
          <table:table-cell table:formula="of:=IF([.C60]=&quot;&quot;; IF([.D60]=0;&quot;&quot;; &quot;You should not specify an amount.&quot;); [.D60]/[.C60]-1)">
            <text:p/>
          </table:table-cell>
          <table:table-cell table:formula="of:=IF([.A60]=&quot;&quot;;0;SUM([.D61:.D$73])-SUM([.F61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64]);&quot;&quot;;['Previous Year Financials'.A64])">
            <text:p/>
          </table:table-cell>
          <table:table-cell table:formula="of:=IF(ISBLANK(['Previous Year Financials'.B64]);&quot;&quot;;['Previous Year Financials'.B64])">
            <text:p/>
          </table:table-cell>
          <table:table-cell table:formula="of:=IF(ISBLANK(['Previous Year Financials'.C64]);&quot;&quot;;['Previous Year Financials'.C64])">
            <text:p/>
          </table:table-cell>
          <table:table-cell table:formula="of:=IF([.C61]=&quot;&quot;;0;(1+[.$B$10])*[.C61])" office:value-type="float" office:value="0" calcext:value-type="float">
            <text:p/>
          </table:table-cell>
          <table:table-cell table:formula="of:=IF([.C61]=&quot;&quot;; IF([.D61]=0;&quot;&quot;; &quot;You should not specify an amount.&quot;); [.D61]/[.C61]-1)">
            <text:p/>
          </table:table-cell>
          <table:table-cell table:formula="of:=IF([.A61]=&quot;&quot;;0;SUM([.D62:.D$73])-SUM([.F62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65]);&quot;&quot;;['Previous Year Financials'.A65])">
            <text:p/>
          </table:table-cell>
          <table:table-cell table:formula="of:=IF(ISBLANK(['Previous Year Financials'.B65]);&quot;&quot;;['Previous Year Financials'.B65])">
            <text:p/>
          </table:table-cell>
          <table:table-cell table:formula="of:=IF(ISBLANK(['Previous Year Financials'.C65]);&quot;&quot;;['Previous Year Financials'.C65])">
            <text:p/>
          </table:table-cell>
          <table:table-cell table:formula="of:=IF([.C62]=&quot;&quot;;0;(1+[.$B$10])*[.C62])" office:value-type="float" office:value="0" calcext:value-type="float">
            <text:p/>
          </table:table-cell>
          <table:table-cell table:formula="of:=IF([.C62]=&quot;&quot;; IF([.D62]=0;&quot;&quot;; &quot;You should not specify an amount.&quot;); [.D62]/[.C62]-1)">
            <text:p/>
          </table:table-cell>
          <table:table-cell table:formula="of:=IF([.A62]=&quot;&quot;;0;SUM([.D63:.D$73])-SUM([.F63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66]);&quot;&quot;;['Previous Year Financials'.A66])">
            <text:p/>
          </table:table-cell>
          <table:table-cell table:formula="of:=IF(ISBLANK(['Previous Year Financials'.B66]);&quot;&quot;;['Previous Year Financials'.B66])">
            <text:p/>
          </table:table-cell>
          <table:table-cell table:formula="of:=IF(ISBLANK(['Previous Year Financials'.C66]);&quot;&quot;;['Previous Year Financials'.C66])">
            <text:p/>
          </table:table-cell>
          <table:table-cell table:formula="of:=IF([.C63]=&quot;&quot;;0;(1+[.$B$10])*[.C63])" office:value-type="float" office:value="0" calcext:value-type="float">
            <text:p/>
          </table:table-cell>
          <table:table-cell table:formula="of:=IF([.C63]=&quot;&quot;; IF([.D63]=0;&quot;&quot;; &quot;You should not specify an amount.&quot;); [.D63]/[.C63]-1)">
            <text:p/>
          </table:table-cell>
          <table:table-cell table:formula="of:=IF([.A63]=&quot;&quot;;0;SUM([.D64:.D$73])-SUM([.F64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67]);&quot;&quot;;['Previous Year Financials'.A67])">
            <text:p/>
          </table:table-cell>
          <table:table-cell table:formula="of:=IF(ISBLANK(['Previous Year Financials'.B67]);&quot;&quot;;['Previous Year Financials'.B67])">
            <text:p/>
          </table:table-cell>
          <table:table-cell table:formula="of:=IF(ISBLANK(['Previous Year Financials'.C67]);&quot;&quot;;['Previous Year Financials'.C67])">
            <text:p/>
          </table:table-cell>
          <table:table-cell table:formula="of:=IF([.C64]=&quot;&quot;;0;(1+[.$B$10])*[.C64])" office:value-type="float" office:value="0" calcext:value-type="float">
            <text:p/>
          </table:table-cell>
          <table:table-cell table:formula="of:=IF([.C64]=&quot;&quot;; IF([.D64]=0;&quot;&quot;; &quot;You should not specify an amount.&quot;); [.D64]/[.C64]-1)">
            <text:p/>
          </table:table-cell>
          <table:table-cell table:formula="of:=IF([.A64]=&quot;&quot;;0;SUM([.D65:.D$73])-SUM([.F65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68]);&quot;&quot;;['Previous Year Financials'.A68])">
            <text:p/>
          </table:table-cell>
          <table:table-cell table:formula="of:=IF(ISBLANK(['Previous Year Financials'.B68]);&quot;&quot;;['Previous Year Financials'.B68])">
            <text:p/>
          </table:table-cell>
          <table:table-cell table:formula="of:=IF(ISBLANK(['Previous Year Financials'.C68]);&quot;&quot;;['Previous Year Financials'.C68])">
            <text:p/>
          </table:table-cell>
          <table:table-cell table:formula="of:=IF([.C65]=&quot;&quot;;0;(1+[.$B$10])*[.C65])" office:value-type="float" office:value="0" calcext:value-type="float">
            <text:p/>
          </table:table-cell>
          <table:table-cell table:formula="of:=IF([.C65]=&quot;&quot;; IF([.D65]=0;&quot;&quot;; &quot;You should not specify an amount.&quot;); [.D65]/[.C65]-1)">
            <text:p/>
          </table:table-cell>
          <table:table-cell table:formula="of:=IF([.A65]=&quot;&quot;;0;SUM([.D66:.D$73])-SUM([.F66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69]);&quot;&quot;;['Previous Year Financials'.A69])">
            <text:p/>
          </table:table-cell>
          <table:table-cell table:formula="of:=IF(ISBLANK(['Previous Year Financials'.B69]);&quot;&quot;;['Previous Year Financials'.B69])">
            <text:p/>
          </table:table-cell>
          <table:table-cell table:formula="of:=IF(ISBLANK(['Previous Year Financials'.C69]);&quot;&quot;;['Previous Year Financials'.C69])">
            <text:p/>
          </table:table-cell>
          <table:table-cell table:formula="of:=IF([.C66]=&quot;&quot;;0;(1+[.$B$10])*[.C66])" office:value-type="float" office:value="0" calcext:value-type="float">
            <text:p/>
          </table:table-cell>
          <table:table-cell table:formula="of:=IF([.C66]=&quot;&quot;; IF([.D66]=0;&quot;&quot;; &quot;You should not specify an amount.&quot;); [.D66]/[.C66]-1)">
            <text:p/>
          </table:table-cell>
          <table:table-cell table:formula="of:=IF([.A66]=&quot;&quot;;0;SUM([.D67:.D$73])-SUM([.F67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70]);&quot;&quot;;['Previous Year Financials'.A70])">
            <text:p/>
          </table:table-cell>
          <table:table-cell table:formula="of:=IF(ISBLANK(['Previous Year Financials'.B70]);&quot;&quot;;['Previous Year Financials'.B70])">
            <text:p/>
          </table:table-cell>
          <table:table-cell table:formula="of:=IF(ISBLANK(['Previous Year Financials'.C70]);&quot;&quot;;['Previous Year Financials'.C70])">
            <text:p/>
          </table:table-cell>
          <table:table-cell table:formula="of:=IF([.C67]=&quot;&quot;;0;(1+[.$B$10])*[.C67])" office:value-type="float" office:value="0" calcext:value-type="float">
            <text:p/>
          </table:table-cell>
          <table:table-cell table:formula="of:=IF([.C67]=&quot;&quot;; IF([.D67]=0;&quot;&quot;; &quot;You should not specify an amount.&quot;); [.D67]/[.C67]-1)">
            <text:p/>
          </table:table-cell>
          <table:table-cell table:formula="of:=IF([.A67]=&quot;&quot;;0;SUM([.D68:.D$73])-SUM([.F68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71]);&quot;&quot;;['Previous Year Financials'.A71])">
            <text:p/>
          </table:table-cell>
          <table:table-cell table:formula="of:=IF(ISBLANK(['Previous Year Financials'.B71]);&quot;&quot;;['Previous Year Financials'.B71])">
            <text:p/>
          </table:table-cell>
          <table:table-cell table:formula="of:=IF(ISBLANK(['Previous Year Financials'.C71]);&quot;&quot;;['Previous Year Financials'.C71])">
            <text:p/>
          </table:table-cell>
          <table:table-cell table:formula="of:=IF([.C68]=&quot;&quot;;0;(1+[.$B$10])*[.C68])" office:value-type="float" office:value="0" calcext:value-type="float">
            <text:p/>
          </table:table-cell>
          <table:table-cell table:formula="of:=IF([.C68]=&quot;&quot;; IF([.D68]=0;&quot;&quot;; &quot;You should not specify an amount.&quot;); [.D68]/[.C68]-1)">
            <text:p/>
          </table:table-cell>
          <table:table-cell table:formula="of:=IF([.A68]=&quot;&quot;;0;SUM([.D69:.D$73])-SUM([.F69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72]);&quot;&quot;;['Previous Year Financials'.A72])">
            <text:p/>
          </table:table-cell>
          <table:table-cell table:formula="of:=IF(ISBLANK(['Previous Year Financials'.B72]);&quot;&quot;;['Previous Year Financials'.B72])">
            <text:p/>
          </table:table-cell>
          <table:table-cell table:formula="of:=IF(ISBLANK(['Previous Year Financials'.C72]);&quot;&quot;;['Previous Year Financials'.C72])">
            <text:p/>
          </table:table-cell>
          <table:table-cell table:formula="of:=IF([.C69]=&quot;&quot;;0;(1+[.$B$10])*[.C69])" office:value-type="float" office:value="0" calcext:value-type="float">
            <text:p/>
          </table:table-cell>
          <table:table-cell table:formula="of:=IF([.C69]=&quot;&quot;; IF([.D69]=0;&quot;&quot;; &quot;You should not specify an amount.&quot;); [.D69]/[.C69]-1)">
            <text:p/>
          </table:table-cell>
          <table:table-cell table:formula="of:=IF([.A69]=&quot;&quot;;0;SUM([.D70:.D$73])-SUM([.F70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73]);&quot;&quot;;['Previous Year Financials'.A73])">
            <text:p/>
          </table:table-cell>
          <table:table-cell table:formula="of:=IF(ISBLANK(['Previous Year Financials'.B73]);&quot;&quot;;['Previous Year Financials'.B73])">
            <text:p/>
          </table:table-cell>
          <table:table-cell table:formula="of:=IF(ISBLANK(['Previous Year Financials'.C73]);&quot;&quot;;['Previous Year Financials'.C73])">
            <text:p/>
          </table:table-cell>
          <table:table-cell table:formula="of:=IF([.C70]=&quot;&quot;;0;(1+[.$B$10])*[.C70])" office:value-type="float" office:value="0" calcext:value-type="float">
            <text:p/>
          </table:table-cell>
          <table:table-cell table:formula="of:=IF([.C70]=&quot;&quot;; IF([.D70]=0;&quot;&quot;; &quot;You should not specify an amount.&quot;); [.D70]/[.C70]-1)">
            <text:p/>
          </table:table-cell>
          <table:table-cell table:formula="of:=IF([.A70]=&quot;&quot;;0;SUM([.D71:.D$73])-SUM([.F71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74]);&quot;&quot;;['Previous Year Financials'.A74])">
            <text:p/>
          </table:table-cell>
          <table:table-cell table:formula="of:=IF(ISBLANK(['Previous Year Financials'.B74]);&quot;&quot;;['Previous Year Financials'.B74])">
            <text:p/>
          </table:table-cell>
          <table:table-cell table:formula="of:=IF(ISBLANK(['Previous Year Financials'.C74]);&quot;&quot;;['Previous Year Financials'.C74])">
            <text:p/>
          </table:table-cell>
          <table:table-cell table:formula="of:=IF([.C71]=&quot;&quot;;0;(1+[.$B$10])*[.C71])" office:value-type="float" office:value="0" calcext:value-type="float">
            <text:p/>
          </table:table-cell>
          <table:table-cell table:formula="of:=IF([.C71]=&quot;&quot;; IF([.D71]=0;&quot;&quot;; &quot;You should not specify an amount.&quot;); [.D71]/[.C71]-1)">
            <text:p/>
          </table:table-cell>
          <table:table-cell table:formula="of:=IF([.A71]=&quot;&quot;;0;SUM([.D72:.D$73])-SUM([.F72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75]);&quot;&quot;;['Previous Year Financials'.A75])">
            <text:p/>
          </table:table-cell>
          <table:table-cell table:formula="of:=IF(ISBLANK(['Previous Year Financials'.B75]);&quot;&quot;;['Previous Year Financials'.B75])">
            <text:p/>
          </table:table-cell>
          <table:table-cell table:formula="of:=IF(ISBLANK(['Previous Year Financials'.C75]);&quot;&quot;;['Previous Year Financials'.C75])">
            <text:p/>
          </table:table-cell>
          <table:table-cell table:formula="of:=IF([.C72]=&quot;&quot;;0;(1+[.$B$10])*[.C72])" office:value-type="float" office:value="0" calcext:value-type="float">
            <text:p/>
          </table:table-cell>
          <table:table-cell table:formula="of:=IF([.C72]=&quot;&quot;; IF([.D72]=0;&quot;&quot;; &quot;You should not specify an amount.&quot;); [.D72]/[.C72]-1)">
            <text:p/>
          </table:table-cell>
          <table:table-cell table:formula="of:=IF([.A72]=&quot;&quot;;0;SUM([.D73:.D$73])-SUM([.F73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76]);&quot;&quot;;['Previous Year Financials'.A76])">
            <text:p/>
          </table:table-cell>
          <table:table-cell table:formula="of:=IF(ISBLANK(['Previous Year Financials'.B76]);&quot;&quot;;['Previous Year Financials'.B76])">
            <text:p/>
          </table:table-cell>
          <table:table-cell table:formula="of:=IF(ISBLANK(['Previous Year Financials'.C76]);&quot;&quot;;['Previous Year Financials'.C76])">
            <text:p/>
          </table:table-cell>
          <table:table-cell table:formula="of:=IF([.C73]=&quot;&quot;;0;(1+[.$B$10])*[.C73])" office:value-type="float" office:value="0" calcext:value-type="float">
            <text:p/>
          </table:table-cell>
          <table:table-cell table:formula="of:=IF([.C73]=&quot;&quot;; IF([.D73]=0;&quot;&quot;; &quot;You should not specify an amount.&quot;); [.D73]/[.C73]-1)">
            <text:p/>
          </table:table-cell>
          <table:table-cell table:formula="of:=IF([.A73]=&quot;&quot;;0;SUM([.D74:.D$73])-SUM([.F74:.F$73]))" office:value-type="float" office:value="0" calcext:value-type="float">
            <text:p>0</text:p>
          </table:table-cell>
        </table:table-row>
        <table:table-row table:style-name="ro3" table:visibility="collapse">
          <table:table-cell table:number-columns-repeated="2"/>
          <table:table-cell table:style-name="Default" table:formula="of:=SUM([.C14:.C73])" office:value-type="float" office:value="0" calcext:value-type="float">
            <text:p>0</text:p>
          </table:table-cell>
          <table:table-cell table:style-name="Default" table:formula="of:=SUM([.D14:.D73])" office:value-type="float" office:value="0" calcext:value-type="float">
            <text:p>0</text:p>
          </table:table-cell>
          <table:table-cell table:style-name="Default" table:formula="of:=IF([.C74]=&quot;&quot;; &quot;&quot;; [.D74]/[.C74]-1)" office:value-type="string" office:string-value="" calcext:value-type="error">
            <text:p>#DIV/0!</text:p>
          </table:table-cell>
          <table:table-cell table:formula="of:=SUM([.F14:.F73])" office:value-type="float" office:value="0" calcext:value-type="float">
            <text:p>0</text:p>
          </table:table-cell>
        </table:table-row>
      </table:table>
      <table:table table:name="Budget Summary" table:style-name="ta1">
        <table:table-column table:style-name="co9" table:default-cell-style-name="ce38"/>
        <table:table-column table:style-name="co10" table:default-cell-style-name="ce29"/>
        <table:table-column table:style-name="co11" table:default-cell-style-name="ce39"/>
        <table:table-column table:style-name="co12" table:default-cell-style-name="ce38"/>
        <table:table-column table:style-name="co12" table:visibility="collapse" table:default-cell-style-name="ce38"/>
        <table:table-column table:style-name="co13" table:default-cell-style-name="ce39"/>
        <table:table-column table:style-name="co14" table:default-cell-style-name="Default"/>
        <table:table-column table:style-name="co2" table:number-columns-repeated="2" table:default-cell-style-name="Default"/>
        <table:table-row table:style-name="ro4">
          <table:table-cell table:style-name="ce11" office:value-type="string" calcext:value-type="string" table:number-columns-spanned="4" table:number-rows-spanned="1">
            <text:p>Budget Summary</text:p>
          </table:table-cell>
          <table:covered-table-cell table:number-columns-repeated="3" table:style-name="ce32"/>
          <table:table-cell table:style-name="Default" table:number-columns-repeated="2"/>
          <table:table-cell table:number-columns-repeated="3"/>
        </table:table-row>
        <table:table-row table:style-name="ro3">
          <table:table-cell table:style-name="ce32" office:value-type="string" calcext:value-type="string" table:number-columns-spanned="4" table:number-rows-spanned="1">
            <text:p>A worksheet summarizing the most important points of the budget.</text:p>
          </table:table-cell>
          <table:covered-table-cell table:number-columns-repeated="3" table:style-name="ce32"/>
          <table:table-cell table:style-name="Default" table:number-columns-repeated="2"/>
          <table:table-cell table:number-columns-repeated="3"/>
        </table:table-row>
        <table:table-row table:style-name="ro3">
          <table:table-cell table:style-name="ce32" table:number-columns-spanned="4" table:number-rows-spanned="1"/>
          <table:covered-table-cell table:number-columns-repeated="3" table:style-name="ce32"/>
          <table:table-cell table:style-name="Default" table:number-columns-repeated="2"/>
          <table:table-cell table:number-columns-repeated="3"/>
        </table:table-row>
        <table:table-row table:style-name="ro3" table:number-rows-repeated="2">
          <table:table-cell table:style-name="Default" table:number-columns-repeated="6"/>
          <table:table-cell table:number-columns-repeated="3"/>
        </table:table-row>
        <table:table-row table:style-name="ro1">
          <table:table-cell table:style-name="ce37" office:value-type="string" calcext:value-type="string">
            <text:p>Budget Summary</text:p>
          </table:table-cell>
          <table:table-cell table:style-name="Default" table:number-columns-repeated="5"/>
          <table:table-cell table:number-columns-repeated="3"/>
        </table:table-row>
        <table:table-row table:style-name="ro3">
          <table:table-cell table:style-name="Default" office:value-type="string" calcext:value-type="string">
            <text:p>Total administrative budget</text:p>
          </table:table-cell>
          <table:table-cell table:style-name="ce31" table:formula="of:=['Budget Planner'.D74]" office:value-type="currency" office:currency="ZAR" office:value="0" calcext:value-type="currency">
            <text:p>R 0.00</text:p>
          </table:table-cell>
          <table:table-cell table:style-name="Default" table:number-columns-repeated="4"/>
          <table:table-cell table:number-columns-repeated="3"/>
        </table:table-row>
        <table:table-row table:style-name="ro3">
          <table:table-cell table:style-name="Default" office:value-type="string" calcext:value-type="string">
            <text:p>Previous year's administrative expenses</text:p>
          </table:table-cell>
          <table:table-cell table:style-name="ce31" table:formula="of:=['Budget Planner'.C74]" office:value-type="currency" office:currency="ZAR" office:value="0" calcext:value-type="currency">
            <text:p>R 0.00</text:p>
          </table:table-cell>
          <table:table-cell table:style-name="Default" table:number-columns-repeated="4"/>
          <table:table-cell table:number-columns-repeated="3"/>
        </table:table-row>
        <table:table-row table:style-name="ro3">
          <table:table-cell table:style-name="Default" office:value-type="string" calcext:value-type="string">
            <text:p>Percentage change</text:p>
          </table:table-cell>
          <table:table-cell table:style-name="ce36" table:formula="of:=[.B7]/[.B8]-1" office:value-type="string" office:string-value="" calcext:value-type="error">
            <text:p>#DIV/0!</text:p>
          </table:table-cell>
          <table:table-cell table:style-name="Default" table:number-columns-repeated="4"/>
          <table:table-cell table:number-columns-repeated="3"/>
        </table:table-row>
        <table:table-row table:style-name="ro3">
          <table:table-cell table:style-name="Default" table:number-columns-repeated="6"/>
          <table:table-cell table:number-columns-repeated="3"/>
        </table:table-row>
        <table:table-row table:style-name="ro1">
          <table:table-cell table:style-name="ce37" office:value-type="string" calcext:value-type="string">
            <text:p>Expenses by category</text:p>
          </table:table-cell>
          <table:table-cell table:style-name="Default" table:number-columns-repeated="5"/>
          <table:table-cell table:number-columns-repeated="3"/>
        </table:table-row>
        <table:table-row table:style-name="ro2">
          <table:table-cell table:style-name="ce16" office:value-type="string" calcext:value-type="string">
            <text:p>Category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>
            <text:p>Percentage</text:p>
          </table:table-cell>
          <table:table-cell table:style-name="ce40"/>
          <table:table-cell table:style-name="ce40" office:value-type="string" calcext:value-type="string">
            <text:p>Previous year</text:p>
          </table:table-cell>
          <table:table-cell table:style-name="ce16" table:formula="of:=(&quot;Change from &quot; &amp;['Previous Year Financials'.B14])" office:value-type="string" office:string-value="Change from 2017" calcext:value-type="string">
            <text:p>Change from 2017</text:p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17])" office:value-type="string" office:string-value="Repairs and Maintenance" calcext:value-type="string">
            <text:p>Repairs and Maintenance</text:p>
          </table:table-cell>
          <table:table-cell table:formula="of:=INDEX(['Budget Planner'.F$14:'Budget Planner'.F$181];['Previous Year Financials'.I17])" office:value-type="float" office:value="0" calcext:value-type="float">
            <text:p/>
          </table:table-cell>
          <table:table-cell table:formula="of:=[.B13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17])" office:value-type="float" office:value="0" calcext:value-type="float">
            <text:p/>
          </table:table-cell>
          <table:table-cell table:formula="of:=IF([.B13]&lt;&gt;0;[.B13]/[.E13]-1;&quot;&quot;)">
            <text:p/>
          </table:table-cell>
          <table:table-cell table:style-name="ce41" table:formula="of:=IF(['Previous Year Financials'.B13]&lt;&gt;&quot;Yes&quot;; &quot;The &quot; &amp;['Previous Year Financials'.B14] &amp; &quot; figures had not been audited&quot;; &quot;&quot;)" office:value-type="string" office:string-value="The 2017 figures had not been audited" calcext:value-type="string" table:number-columns-spanned="3" table:number-rows-spanned="1">
            <text:p>The 2017 figures had not been audited</text:p>
          </table:table-cell>
          <table:covered-table-cell table:number-columns-repeated="2" table:style-name="ce30"/>
        </table:table-row>
        <table:table-row table:style-name="ro3">
          <table:table-cell table:formula="of:=INDEX(['Previous Year Financials'.A$17:'Previous Year Financials'.A$202];['Previous Year Financials'.I18])" office:value-type="float" office:value="0" calcext:value-type="float">
            <text:p/>
          </table:table-cell>
          <table:table-cell table:formula="of:=INDEX(['Budget Planner'.F$14:'Budget Planner'.F$181];['Previous Year Financials'.I18])" office:value-type="float" office:value="0" calcext:value-type="float">
            <text:p/>
          </table:table-cell>
          <table:table-cell table:formula="of:=[.B14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18])" office:value-type="float" office:value="0" calcext:value-type="float">
            <text:p/>
          </table:table-cell>
          <table:table-cell table:formula="of:=IF([.B14]&lt;&gt;0;[.B14]/[.E14]-1;&quot;&quot;)">
            <text:p/>
          </table:table-cell>
          <table:table-cell table:style-name="ce41" table:formula="of:=IF(['Previous Year Financials'.B13]&lt;&gt;&quot;Yes&quot;; &quot;when the budget was prepared.&quot;; &quot;&quot;)" office:value-type="string" office:string-value="when the budget was prepared." calcext:value-type="string" table:number-columns-spanned="3" table:number-rows-spanned="1">
            <text:p>when the budget was prepared.</text:p>
          </table:table-cell>
          <table:covered-table-cell table:number-columns-repeated="2" table:style-name="ce30"/>
        </table:table-row>
        <table:table-row table:style-name="ro3">
          <table:table-cell table:formula="of:=INDEX(['Previous Year Financials'.A$17:'Previous Year Financials'.A$202];['Previous Year Financials'.I19])" office:value-type="float" office:value="0" calcext:value-type="float">
            <text:p/>
          </table:table-cell>
          <table:table-cell table:formula="of:=INDEX(['Budget Planner'.F$14:'Budget Planner'.F$181];['Previous Year Financials'.I19])" office:value-type="float" office:value="0" calcext:value-type="float">
            <text:p/>
          </table:table-cell>
          <table:table-cell table:formula="of:=[.B15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19])" office:value-type="float" office:value="0" calcext:value-type="float">
            <text:p/>
          </table:table-cell>
          <table:table-cell table:formula="of:=IF([.B15]&lt;&gt;0;[.B15]/[.E15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20])" office:value-type="float" office:value="0" calcext:value-type="float">
            <text:p/>
          </table:table-cell>
          <table:table-cell table:formula="of:=INDEX(['Budget Planner'.F$14:'Budget Planner'.F$181];['Previous Year Financials'.I20])" office:value-type="float" office:value="0" calcext:value-type="float">
            <text:p/>
          </table:table-cell>
          <table:table-cell table:formula="of:=[.B16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20])" office:value-type="float" office:value="0" calcext:value-type="float">
            <text:p/>
          </table:table-cell>
          <table:table-cell table:formula="of:=IF([.B16]&lt;&gt;0;[.B16]/[.E16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21])" office:value-type="float" office:value="0" calcext:value-type="float">
            <text:p/>
          </table:table-cell>
          <table:table-cell table:formula="of:=INDEX(['Budget Planner'.F$14:'Budget Planner'.F$181];['Previous Year Financials'.I21])" office:value-type="float" office:value="0" calcext:value-type="float">
            <text:p/>
          </table:table-cell>
          <table:table-cell table:formula="of:=[.B17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21])" office:value-type="float" office:value="0" calcext:value-type="float">
            <text:p/>
          </table:table-cell>
          <table:table-cell table:formula="of:=IF([.B17]&lt;&gt;0;[.B17]/[.E17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22])" office:value-type="float" office:value="0" calcext:value-type="float">
            <text:p/>
          </table:table-cell>
          <table:table-cell table:formula="of:=INDEX(['Budget Planner'.F$14:'Budget Planner'.F$181];['Previous Year Financials'.I22])" office:value-type="float" office:value="0" calcext:value-type="float">
            <text:p/>
          </table:table-cell>
          <table:table-cell table:formula="of:=[.B18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22])" office:value-type="float" office:value="0" calcext:value-type="float">
            <text:p/>
          </table:table-cell>
          <table:table-cell table:formula="of:=IF([.B18]&lt;&gt;0;[.B18]/[.E18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23])" office:value-type="float" office:value="0" calcext:value-type="float">
            <text:p/>
          </table:table-cell>
          <table:table-cell table:formula="of:=INDEX(['Budget Planner'.F$14:'Budget Planner'.F$181];['Previous Year Financials'.I23])" office:value-type="float" office:value="0" calcext:value-type="float">
            <text:p/>
          </table:table-cell>
          <table:table-cell table:formula="of:=[.B19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23])" office:value-type="float" office:value="0" calcext:value-type="float">
            <text:p/>
          </table:table-cell>
          <table:table-cell table:formula="of:=IF([.B19]&lt;&gt;0;[.B19]/[.E19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24])" office:value-type="float" office:value="0" calcext:value-type="float">
            <text:p/>
          </table:table-cell>
          <table:table-cell table:formula="of:=INDEX(['Budget Planner'.F$14:'Budget Planner'.F$181];['Previous Year Financials'.I24])" office:value-type="float" office:value="0" calcext:value-type="float">
            <text:p/>
          </table:table-cell>
          <table:table-cell table:formula="of:=[.B20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24])" office:value-type="float" office:value="0" calcext:value-type="float">
            <text:p/>
          </table:table-cell>
          <table:table-cell table:formula="of:=IF([.B20]&lt;&gt;0;[.B20]/[.E20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25])" office:value-type="float" office:value="0" calcext:value-type="float">
            <text:p/>
          </table:table-cell>
          <table:table-cell table:formula="of:=INDEX(['Budget Planner'.F$14:'Budget Planner'.F$181];['Previous Year Financials'.I25])" office:value-type="float" office:value="0" calcext:value-type="float">
            <text:p/>
          </table:table-cell>
          <table:table-cell table:formula="of:=[.B21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25])" office:value-type="float" office:value="0" calcext:value-type="float">
            <text:p/>
          </table:table-cell>
          <table:table-cell table:formula="of:=IF([.B21]&lt;&gt;0;[.B21]/[.E21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26])" office:value-type="float" office:value="0" calcext:value-type="float">
            <text:p/>
          </table:table-cell>
          <table:table-cell table:formula="of:=INDEX(['Budget Planner'.F$14:'Budget Planner'.F$181];['Previous Year Financials'.I26])" office:value-type="float" office:value="0" calcext:value-type="float">
            <text:p/>
          </table:table-cell>
          <table:table-cell table:formula="of:=[.B22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26])" office:value-type="float" office:value="0" calcext:value-type="float">
            <text:p/>
          </table:table-cell>
          <table:table-cell table:formula="of:=IF([.B22]&lt;&gt;0;[.B22]/[.E22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27])" office:value-type="float" office:value="0" calcext:value-type="float">
            <text:p/>
          </table:table-cell>
          <table:table-cell table:formula="of:=INDEX(['Budget Planner'.F$14:'Budget Planner'.F$181];['Previous Year Financials'.I27])" office:value-type="float" office:value="0" calcext:value-type="float">
            <text:p/>
          </table:table-cell>
          <table:table-cell table:formula="of:=[.B23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27])" office:value-type="float" office:value="0" calcext:value-type="float">
            <text:p/>
          </table:table-cell>
          <table:table-cell table:formula="of:=IF([.B23]&lt;&gt;0;[.B23]/[.E23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28])" office:value-type="float" office:value="0" calcext:value-type="float">
            <text:p/>
          </table:table-cell>
          <table:table-cell table:formula="of:=INDEX(['Budget Planner'.F$14:'Budget Planner'.F$181];['Previous Year Financials'.I28])" office:value-type="float" office:value="0" calcext:value-type="float">
            <text:p/>
          </table:table-cell>
          <table:table-cell table:formula="of:=[.B24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28])" office:value-type="float" office:value="0" calcext:value-type="float">
            <text:p/>
          </table:table-cell>
          <table:table-cell table:formula="of:=IF([.B24]&lt;&gt;0;[.B24]/[.E24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29])" office:value-type="float" office:value="0" calcext:value-type="float">
            <text:p/>
          </table:table-cell>
          <table:table-cell table:formula="of:=INDEX(['Budget Planner'.F$14:'Budget Planner'.F$181];['Previous Year Financials'.I29])" office:value-type="float" office:value="0" calcext:value-type="float">
            <text:p/>
          </table:table-cell>
          <table:table-cell table:formula="of:=[.B25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29])" office:value-type="float" office:value="0" calcext:value-type="float">
            <text:p/>
          </table:table-cell>
          <table:table-cell table:formula="of:=IF([.B25]&lt;&gt;0;[.B25]/[.E25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30])" office:value-type="float" office:value="0" calcext:value-type="float">
            <text:p/>
          </table:table-cell>
          <table:table-cell table:formula="of:=INDEX(['Budget Planner'.F$14:'Budget Planner'.F$181];['Previous Year Financials'.I30])" office:value-type="float" office:value="0" calcext:value-type="float">
            <text:p/>
          </table:table-cell>
          <table:table-cell table:formula="of:=[.B26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30])" office:value-type="float" office:value="0" calcext:value-type="float">
            <text:p/>
          </table:table-cell>
          <table:table-cell table:formula="of:=IF([.B26]&lt;&gt;0;[.B26]/[.E26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31])" office:value-type="float" office:value="0" calcext:value-type="float">
            <text:p/>
          </table:table-cell>
          <table:table-cell table:formula="of:=INDEX(['Budget Planner'.F$14:'Budget Planner'.F$181];['Previous Year Financials'.I31])" office:value-type="float" office:value="0" calcext:value-type="float">
            <text:p/>
          </table:table-cell>
          <table:table-cell table:formula="of:=[.B27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31])" office:value-type="float" office:value="0" calcext:value-type="float">
            <text:p/>
          </table:table-cell>
          <table:table-cell table:formula="of:=IF([.B27]&lt;&gt;0;[.B27]/[.E27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32])" office:value-type="float" office:value="0" calcext:value-type="float">
            <text:p/>
          </table:table-cell>
          <table:table-cell table:formula="of:=INDEX(['Budget Planner'.F$14:'Budget Planner'.F$181];['Previous Year Financials'.I32])" office:value-type="float" office:value="0" calcext:value-type="float">
            <text:p/>
          </table:table-cell>
          <table:table-cell table:formula="of:=[.B28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32])" office:value-type="float" office:value="0" calcext:value-type="float">
            <text:p/>
          </table:table-cell>
          <table:table-cell table:formula="of:=IF([.B28]&lt;&gt;0;[.B28]/[.E28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33])" office:value-type="float" office:value="0" calcext:value-type="float">
            <text:p/>
          </table:table-cell>
          <table:table-cell table:formula="of:=INDEX(['Budget Planner'.F$14:'Budget Planner'.F$181];['Previous Year Financials'.I33])" office:value-type="float" office:value="0" calcext:value-type="float">
            <text:p/>
          </table:table-cell>
          <table:table-cell table:formula="of:=[.B29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33])" office:value-type="float" office:value="0" calcext:value-type="float">
            <text:p/>
          </table:table-cell>
          <table:table-cell table:formula="of:=IF([.B29]&lt;&gt;0;[.B29]/[.E29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34])" office:value-type="float" office:value="0" calcext:value-type="float">
            <text:p/>
          </table:table-cell>
          <table:table-cell table:formula="of:=INDEX(['Budget Planner'.F$14:'Budget Planner'.F$181];['Previous Year Financials'.I34])" office:value-type="float" office:value="0" calcext:value-type="float">
            <text:p/>
          </table:table-cell>
          <table:table-cell table:formula="of:=[.B30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34])" office:value-type="float" office:value="0" calcext:value-type="float">
            <text:p/>
          </table:table-cell>
          <table:table-cell table:formula="of:=IF([.B30]&lt;&gt;0;[.B30]/[.E30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35])" office:value-type="float" office:value="0" calcext:value-type="float">
            <text:p/>
          </table:table-cell>
          <table:table-cell table:formula="of:=INDEX(['Budget Planner'.F$14:'Budget Planner'.F$181];['Previous Year Financials'.I35])" office:value-type="float" office:value="0" calcext:value-type="float">
            <text:p/>
          </table:table-cell>
          <table:table-cell table:formula="of:=[.B31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35])" office:value-type="float" office:value="0" calcext:value-type="float">
            <text:p/>
          </table:table-cell>
          <table:table-cell table:formula="of:=IF([.B31]&lt;&gt;0;[.B31]/[.E31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36])" office:value-type="float" office:value="0" calcext:value-type="float">
            <text:p/>
          </table:table-cell>
          <table:table-cell table:formula="of:=INDEX(['Budget Planner'.F$14:'Budget Planner'.F$181];['Previous Year Financials'.I36])" office:value-type="float" office:value="0" calcext:value-type="float">
            <text:p/>
          </table:table-cell>
          <table:table-cell table:formula="of:=[.B32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36])" office:value-type="float" office:value="0" calcext:value-type="float">
            <text:p/>
          </table:table-cell>
          <table:table-cell table:formula="of:=IF([.B32]&lt;&gt;0;[.B32]/[.E32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37])" office:value-type="float" office:value="0" calcext:value-type="float">
            <text:p/>
          </table:table-cell>
          <table:table-cell table:formula="of:=INDEX(['Budget Planner'.F$14:'Budget Planner'.F$181];['Previous Year Financials'.I37])" office:value-type="float" office:value="0" calcext:value-type="float">
            <text:p/>
          </table:table-cell>
          <table:table-cell table:formula="of:=[.B33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37])" office:value-type="float" office:value="0" calcext:value-type="float">
            <text:p/>
          </table:table-cell>
          <table:table-cell table:formula="of:=IF([.B33]&lt;&gt;0;[.B33]/[.E33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38])" office:value-type="float" office:value="0" calcext:value-type="float">
            <text:p/>
          </table:table-cell>
          <table:table-cell table:formula="of:=INDEX(['Budget Planner'.F$14:'Budget Planner'.F$181];['Previous Year Financials'.I38])" office:value-type="float" office:value="0" calcext:value-type="float">
            <text:p/>
          </table:table-cell>
          <table:table-cell table:formula="of:=[.B34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38])" office:value-type="float" office:value="0" calcext:value-type="float">
            <text:p/>
          </table:table-cell>
          <table:table-cell table:formula="of:=IF([.B34]&lt;&gt;0;[.B34]/[.E34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39])" office:value-type="float" office:value="0" calcext:value-type="float">
            <text:p/>
          </table:table-cell>
          <table:table-cell table:formula="of:=INDEX(['Budget Planner'.F$14:'Budget Planner'.F$181];['Previous Year Financials'.I39])" office:value-type="float" office:value="0" calcext:value-type="float">
            <text:p/>
          </table:table-cell>
          <table:table-cell table:formula="of:=[.B35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39])" office:value-type="float" office:value="0" calcext:value-type="float">
            <text:p/>
          </table:table-cell>
          <table:table-cell table:formula="of:=IF([.B35]&lt;&gt;0;[.B35]/[.E35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40])" office:value-type="float" office:value="0" calcext:value-type="float">
            <text:p/>
          </table:table-cell>
          <table:table-cell table:formula="of:=INDEX(['Budget Planner'.F$14:'Budget Planner'.F$181];['Previous Year Financials'.I40])" office:value-type="float" office:value="0" calcext:value-type="float">
            <text:p/>
          </table:table-cell>
          <table:table-cell table:formula="of:=[.B36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40])" office:value-type="float" office:value="0" calcext:value-type="float">
            <text:p/>
          </table:table-cell>
          <table:table-cell table:formula="of:=IF([.B36]&lt;&gt;0;[.B36]/[.E36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41])" office:value-type="float" office:value="0" calcext:value-type="float">
            <text:p/>
          </table:table-cell>
          <table:table-cell table:formula="of:=INDEX(['Budget Planner'.F$14:'Budget Planner'.F$181];['Previous Year Financials'.I41])" office:value-type="float" office:value="0" calcext:value-type="float">
            <text:p/>
          </table:table-cell>
          <table:table-cell table:formula="of:=[.B37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41])" office:value-type="float" office:value="0" calcext:value-type="float">
            <text:p/>
          </table:table-cell>
          <table:table-cell table:formula="of:=IF([.B37]&lt;&gt;0;[.B37]/[.E37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42])" office:value-type="float" office:value="0" calcext:value-type="float">
            <text:p/>
          </table:table-cell>
          <table:table-cell table:formula="of:=INDEX(['Budget Planner'.F$14:'Budget Planner'.F$181];['Previous Year Financials'.I42])" office:value-type="float" office:value="0" calcext:value-type="float">
            <text:p/>
          </table:table-cell>
          <table:table-cell table:formula="of:=[.B38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42])" office:value-type="float" office:value="0" calcext:value-type="float">
            <text:p/>
          </table:table-cell>
          <table:table-cell table:formula="of:=IF([.B38]&lt;&gt;0;[.B38]/[.E38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43])" office:value-type="float" office:value="0" calcext:value-type="float">
            <text:p/>
          </table:table-cell>
          <table:table-cell table:formula="of:=INDEX(['Budget Planner'.F$14:'Budget Planner'.F$181];['Previous Year Financials'.I43])" office:value-type="float" office:value="0" calcext:value-type="float">
            <text:p/>
          </table:table-cell>
          <table:table-cell table:formula="of:=[.B39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43])" office:value-type="float" office:value="0" calcext:value-type="float">
            <text:p/>
          </table:table-cell>
          <table:table-cell table:formula="of:=IF([.B39]&lt;&gt;0;[.B39]/[.E39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44])" office:value-type="float" office:value="0" calcext:value-type="float">
            <text:p/>
          </table:table-cell>
          <table:table-cell table:formula="of:=INDEX(['Budget Planner'.F$14:'Budget Planner'.F$181];['Previous Year Financials'.I44])" office:value-type="float" office:value="0" calcext:value-type="float">
            <text:p/>
          </table:table-cell>
          <table:table-cell table:formula="of:=[.B40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44])" office:value-type="float" office:value="0" calcext:value-type="float">
            <text:p/>
          </table:table-cell>
          <table:table-cell table:formula="of:=IF([.B40]&lt;&gt;0;[.B40]/[.E40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45])" office:value-type="float" office:value="0" calcext:value-type="float">
            <text:p/>
          </table:table-cell>
          <table:table-cell table:formula="of:=INDEX(['Budget Planner'.F$14:'Budget Planner'.F$181];['Previous Year Financials'.I45])" office:value-type="float" office:value="0" calcext:value-type="float">
            <text:p/>
          </table:table-cell>
          <table:table-cell table:formula="of:=[.B41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45])" office:value-type="float" office:value="0" calcext:value-type="float">
            <text:p/>
          </table:table-cell>
          <table:table-cell table:formula="of:=IF([.B41]&lt;&gt;0;[.B41]/[.E41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46])" office:value-type="float" office:value="0" calcext:value-type="float">
            <text:p/>
          </table:table-cell>
          <table:table-cell table:formula="of:=INDEX(['Budget Planner'.F$14:'Budget Planner'.F$181];['Previous Year Financials'.I46])" office:value-type="float" office:value="0" calcext:value-type="float">
            <text:p/>
          </table:table-cell>
          <table:table-cell table:formula="of:=[.B42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46])" office:value-type="float" office:value="0" calcext:value-type="float">
            <text:p/>
          </table:table-cell>
          <table:table-cell table:formula="of:=IF([.B42]&lt;&gt;0;[.B42]/[.E42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47])" office:value-type="float" office:value="0" calcext:value-type="float">
            <text:p/>
          </table:table-cell>
          <table:table-cell table:formula="of:=INDEX(['Budget Planner'.F$14:'Budget Planner'.F$181];['Previous Year Financials'.I47])" office:value-type="float" office:value="0" calcext:value-type="float">
            <text:p/>
          </table:table-cell>
          <table:table-cell table:formula="of:=[.B43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47])" office:value-type="float" office:value="0" calcext:value-type="float">
            <text:p/>
          </table:table-cell>
          <table:table-cell table:formula="of:=IF([.B43]&lt;&gt;0;[.B43]/[.E43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48])" office:value-type="float" office:value="0" calcext:value-type="float">
            <text:p/>
          </table:table-cell>
          <table:table-cell table:formula="of:=INDEX(['Budget Planner'.F$14:'Budget Planner'.F$181];['Previous Year Financials'.I48])" office:value-type="float" office:value="0" calcext:value-type="float">
            <text:p/>
          </table:table-cell>
          <table:table-cell table:formula="of:=[.B44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48])" office:value-type="float" office:value="0" calcext:value-type="float">
            <text:p/>
          </table:table-cell>
          <table:table-cell table:formula="of:=IF([.B44]&lt;&gt;0;[.B44]/[.E44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49])" office:value-type="float" office:value="0" calcext:value-type="float">
            <text:p/>
          </table:table-cell>
          <table:table-cell table:formula="of:=INDEX(['Budget Planner'.F$14:'Budget Planner'.F$181];['Previous Year Financials'.I49])" office:value-type="float" office:value="0" calcext:value-type="float">
            <text:p/>
          </table:table-cell>
          <table:table-cell table:formula="of:=[.B45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49])" office:value-type="float" office:value="0" calcext:value-type="float">
            <text:p/>
          </table:table-cell>
          <table:table-cell table:formula="of:=IF([.B45]&lt;&gt;0;[.B45]/[.E45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50])" office:value-type="float" office:value="0" calcext:value-type="float">
            <text:p/>
          </table:table-cell>
          <table:table-cell table:formula="of:=INDEX(['Budget Planner'.F$14:'Budget Planner'.F$181];['Previous Year Financials'.I50])" office:value-type="float" office:value="0" calcext:value-type="float">
            <text:p/>
          </table:table-cell>
          <table:table-cell table:formula="of:=[.B46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50])" office:value-type="float" office:value="0" calcext:value-type="float">
            <text:p/>
          </table:table-cell>
          <table:table-cell table:formula="of:=IF([.B46]&lt;&gt;0;[.B46]/[.E46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51])" office:value-type="float" office:value="0" calcext:value-type="float">
            <text:p/>
          </table:table-cell>
          <table:table-cell table:formula="of:=INDEX(['Budget Planner'.F$14:'Budget Planner'.F$181];['Previous Year Financials'.I51])" office:value-type="float" office:value="0" calcext:value-type="float">
            <text:p/>
          </table:table-cell>
          <table:table-cell table:formula="of:=[.B47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51])" office:value-type="float" office:value="0" calcext:value-type="float">
            <text:p/>
          </table:table-cell>
          <table:table-cell table:formula="of:=IF([.B47]&lt;&gt;0;[.B47]/[.E47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52])" office:value-type="float" office:value="0" calcext:value-type="float">
            <text:p/>
          </table:table-cell>
          <table:table-cell table:formula="of:=INDEX(['Budget Planner'.F$14:'Budget Planner'.F$181];['Previous Year Financials'.I52])" office:value-type="float" office:value="0" calcext:value-type="float">
            <text:p/>
          </table:table-cell>
          <table:table-cell table:formula="of:=[.B48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52])" office:value-type="float" office:value="0" calcext:value-type="float">
            <text:p/>
          </table:table-cell>
          <table:table-cell table:formula="of:=IF([.B48]&lt;&gt;0;[.B48]/[.E48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53])" office:value-type="float" office:value="0" calcext:value-type="float">
            <text:p/>
          </table:table-cell>
          <table:table-cell table:formula="of:=INDEX(['Budget Planner'.F$14:'Budget Planner'.F$181];['Previous Year Financials'.I53])" office:value-type="float" office:value="0" calcext:value-type="float">
            <text:p/>
          </table:table-cell>
          <table:table-cell table:formula="of:=[.B49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53])" office:value-type="float" office:value="0" calcext:value-type="float">
            <text:p/>
          </table:table-cell>
          <table:table-cell table:formula="of:=IF([.B49]&lt;&gt;0;[.B49]/[.E49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54])" office:value-type="float" office:value="0" calcext:value-type="float">
            <text:p/>
          </table:table-cell>
          <table:table-cell table:formula="of:=INDEX(['Budget Planner'.F$14:'Budget Planner'.F$181];['Previous Year Financials'.I54])" office:value-type="float" office:value="0" calcext:value-type="float">
            <text:p/>
          </table:table-cell>
          <table:table-cell table:formula="of:=[.B50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54])" office:value-type="float" office:value="0" calcext:value-type="float">
            <text:p/>
          </table:table-cell>
          <table:table-cell table:formula="of:=IF([.B50]&lt;&gt;0;[.B50]/[.E50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55])" office:value-type="float" office:value="0" calcext:value-type="float">
            <text:p/>
          </table:table-cell>
          <table:table-cell table:formula="of:=INDEX(['Budget Planner'.F$14:'Budget Planner'.F$181];['Previous Year Financials'.I55])" office:value-type="float" office:value="0" calcext:value-type="float">
            <text:p/>
          </table:table-cell>
          <table:table-cell table:formula="of:=[.B51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55])" office:value-type="float" office:value="0" calcext:value-type="float">
            <text:p/>
          </table:table-cell>
          <table:table-cell table:formula="of:=IF([.B51]&lt;&gt;0;[.B51]/[.E51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56])" office:value-type="float" office:value="0" calcext:value-type="float">
            <text:p/>
          </table:table-cell>
          <table:table-cell table:formula="of:=INDEX(['Budget Planner'.F$14:'Budget Planner'.F$181];['Previous Year Financials'.I56])" office:value-type="float" office:value="0" calcext:value-type="float">
            <text:p/>
          </table:table-cell>
          <table:table-cell table:formula="of:=[.B52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56])" office:value-type="float" office:value="0" calcext:value-type="float">
            <text:p/>
          </table:table-cell>
          <table:table-cell table:formula="of:=IF([.B52]&lt;&gt;0;[.B52]/[.E52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57])" office:value-type="float" office:value="0" calcext:value-type="float">
            <text:p/>
          </table:table-cell>
          <table:table-cell table:formula="of:=INDEX(['Budget Planner'.F$14:'Budget Planner'.F$181];['Previous Year Financials'.I57])" office:value-type="float" office:value="0" calcext:value-type="float">
            <text:p/>
          </table:table-cell>
          <table:table-cell table:formula="of:=[.B53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57])" office:value-type="float" office:value="0" calcext:value-type="float">
            <text:p/>
          </table:table-cell>
          <table:table-cell table:formula="of:=IF([.B53]&lt;&gt;0;[.B53]/[.E53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58])" office:value-type="float" office:value="0" calcext:value-type="float">
            <text:p/>
          </table:table-cell>
          <table:table-cell table:formula="of:=INDEX(['Budget Planner'.F$14:'Budget Planner'.F$181];['Previous Year Financials'.I58])" office:value-type="float" office:value="0" calcext:value-type="float">
            <text:p/>
          </table:table-cell>
          <table:table-cell table:formula="of:=[.B54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58])" office:value-type="float" office:value="0" calcext:value-type="float">
            <text:p/>
          </table:table-cell>
          <table:table-cell table:formula="of:=IF([.B54]&lt;&gt;0;[.B54]/[.E54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59])" office:value-type="float" office:value="0" calcext:value-type="float">
            <text:p/>
          </table:table-cell>
          <table:table-cell table:formula="of:=INDEX(['Budget Planner'.F$14:'Budget Planner'.F$181];['Previous Year Financials'.I59])" office:value-type="float" office:value="0" calcext:value-type="float">
            <text:p/>
          </table:table-cell>
          <table:table-cell table:formula="of:=[.B55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59])" office:value-type="float" office:value="0" calcext:value-type="float">
            <text:p/>
          </table:table-cell>
          <table:table-cell table:formula="of:=IF([.B55]&lt;&gt;0;[.B55]/[.E55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60])" office:value-type="float" office:value="0" calcext:value-type="float">
            <text:p/>
          </table:table-cell>
          <table:table-cell table:formula="of:=INDEX(['Budget Planner'.F$14:'Budget Planner'.F$181];['Previous Year Financials'.I60])" office:value-type="float" office:value="0" calcext:value-type="float">
            <text:p/>
          </table:table-cell>
          <table:table-cell table:formula="of:=[.B56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60])" office:value-type="float" office:value="0" calcext:value-type="float">
            <text:p/>
          </table:table-cell>
          <table:table-cell table:formula="of:=IF([.B56]&lt;&gt;0;[.B56]/[.E56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61])" office:value-type="float" office:value="0" calcext:value-type="float">
            <text:p/>
          </table:table-cell>
          <table:table-cell table:formula="of:=INDEX(['Budget Planner'.F$14:'Budget Planner'.F$181];['Previous Year Financials'.I61])" office:value-type="float" office:value="0" calcext:value-type="float">
            <text:p/>
          </table:table-cell>
          <table:table-cell table:formula="of:=[.B57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61])" office:value-type="float" office:value="0" calcext:value-type="float">
            <text:p/>
          </table:table-cell>
          <table:table-cell table:formula="of:=IF([.B57]&lt;&gt;0;[.B57]/[.E57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62])" office:value-type="float" office:value="0" calcext:value-type="float">
            <text:p/>
          </table:table-cell>
          <table:table-cell table:formula="of:=INDEX(['Budget Planner'.F$14:'Budget Planner'.F$181];['Previous Year Financials'.I62])" office:value-type="float" office:value="0" calcext:value-type="float">
            <text:p/>
          </table:table-cell>
          <table:table-cell table:formula="of:=[.B58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62])" office:value-type="float" office:value="0" calcext:value-type="float">
            <text:p/>
          </table:table-cell>
          <table:table-cell table:formula="of:=IF([.B58]&lt;&gt;0;[.B58]/[.E58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63])" office:value-type="float" office:value="0" calcext:value-type="float">
            <text:p/>
          </table:table-cell>
          <table:table-cell table:formula="of:=INDEX(['Budget Planner'.F$14:'Budget Planner'.F$181];['Previous Year Financials'.I63])" office:value-type="float" office:value="0" calcext:value-type="float">
            <text:p/>
          </table:table-cell>
          <table:table-cell table:formula="of:=[.B59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63])" office:value-type="float" office:value="0" calcext:value-type="float">
            <text:p/>
          </table:table-cell>
          <table:table-cell table:formula="of:=IF([.B59]&lt;&gt;0;[.B59]/[.E59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64])" office:value-type="float" office:value="0" calcext:value-type="float">
            <text:p/>
          </table:table-cell>
          <table:table-cell table:formula="of:=INDEX(['Budget Planner'.F$14:'Budget Planner'.F$181];['Previous Year Financials'.I64])" office:value-type="float" office:value="0" calcext:value-type="float">
            <text:p/>
          </table:table-cell>
          <table:table-cell table:formula="of:=[.B60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64])" office:value-type="float" office:value="0" calcext:value-type="float">
            <text:p/>
          </table:table-cell>
          <table:table-cell table:formula="of:=IF([.B60]&lt;&gt;0;[.B60]/[.E60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65])" office:value-type="float" office:value="0" calcext:value-type="float">
            <text:p/>
          </table:table-cell>
          <table:table-cell table:formula="of:=INDEX(['Budget Planner'.F$14:'Budget Planner'.F$181];['Previous Year Financials'.I65])" office:value-type="float" office:value="0" calcext:value-type="float">
            <text:p/>
          </table:table-cell>
          <table:table-cell table:formula="of:=[.B61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65])" office:value-type="float" office:value="0" calcext:value-type="float">
            <text:p/>
          </table:table-cell>
          <table:table-cell table:formula="of:=IF([.B61]&lt;&gt;0;[.B61]/[.E61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66])" office:value-type="float" office:value="0" calcext:value-type="float">
            <text:p/>
          </table:table-cell>
          <table:table-cell table:formula="of:=INDEX(['Budget Planner'.F$14:'Budget Planner'.F$181];['Previous Year Financials'.I66])" office:value-type="float" office:value="0" calcext:value-type="float">
            <text:p/>
          </table:table-cell>
          <table:table-cell table:formula="of:=[.B62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66])" office:value-type="float" office:value="0" calcext:value-type="float">
            <text:p/>
          </table:table-cell>
          <table:table-cell table:formula="of:=IF([.B62]&lt;&gt;0;[.B62]/[.E62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67])" office:value-type="float" office:value="0" calcext:value-type="float">
            <text:p/>
          </table:table-cell>
          <table:table-cell table:formula="of:=INDEX(['Budget Planner'.F$14:'Budget Planner'.F$181];['Previous Year Financials'.I67])" office:value-type="float" office:value="0" calcext:value-type="float">
            <text:p/>
          </table:table-cell>
          <table:table-cell table:formula="of:=[.B63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67])" office:value-type="float" office:value="0" calcext:value-type="float">
            <text:p/>
          </table:table-cell>
          <table:table-cell table:formula="of:=IF([.B63]&lt;&gt;0;[.B63]/[.E63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68])" office:value-type="float" office:value="0" calcext:value-type="float">
            <text:p/>
          </table:table-cell>
          <table:table-cell table:formula="of:=INDEX(['Budget Planner'.F$14:'Budget Planner'.F$181];['Previous Year Financials'.I68])" office:value-type="float" office:value="0" calcext:value-type="float">
            <text:p/>
          </table:table-cell>
          <table:table-cell table:formula="of:=[.B64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68])" office:value-type="float" office:value="0" calcext:value-type="float">
            <text:p/>
          </table:table-cell>
          <table:table-cell table:formula="of:=IF([.B64]&lt;&gt;0;[.B64]/[.E64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69])" office:value-type="float" office:value="0" calcext:value-type="float">
            <text:p/>
          </table:table-cell>
          <table:table-cell table:formula="of:=INDEX(['Budget Planner'.F$14:'Budget Planner'.F$181];['Previous Year Financials'.I69])" office:value-type="float" office:value="0" calcext:value-type="float">
            <text:p/>
          </table:table-cell>
          <table:table-cell table:formula="of:=[.B65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69])" office:value-type="float" office:value="0" calcext:value-type="float">
            <text:p/>
          </table:table-cell>
          <table:table-cell table:formula="of:=IF([.B65]&lt;&gt;0;[.B65]/[.E65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70])" office:value-type="float" office:value="0" calcext:value-type="float">
            <text:p/>
          </table:table-cell>
          <table:table-cell table:formula="of:=INDEX(['Budget Planner'.F$14:'Budget Planner'.F$181];['Previous Year Financials'.I70])" office:value-type="float" office:value="0" calcext:value-type="float">
            <text:p/>
          </table:table-cell>
          <table:table-cell table:formula="of:=[.B66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70])" office:value-type="float" office:value="0" calcext:value-type="float">
            <text:p/>
          </table:table-cell>
          <table:table-cell table:formula="of:=IF([.B66]&lt;&gt;0;[.B66]/[.E66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71])" office:value-type="float" office:value="0" calcext:value-type="float">
            <text:p/>
          </table:table-cell>
          <table:table-cell table:formula="of:=INDEX(['Budget Planner'.F$14:'Budget Planner'.F$181];['Previous Year Financials'.I71])" office:value-type="float" office:value="0" calcext:value-type="float">
            <text:p/>
          </table:table-cell>
          <table:table-cell table:formula="of:=[.B67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71])" office:value-type="float" office:value="0" calcext:value-type="float">
            <text:p/>
          </table:table-cell>
          <table:table-cell table:formula="of:=IF([.B67]&lt;&gt;0;[.B67]/[.E67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72])" office:value-type="float" office:value="0" calcext:value-type="float">
            <text:p/>
          </table:table-cell>
          <table:table-cell table:formula="of:=INDEX(['Budget Planner'.F$14:'Budget Planner'.F$181];['Previous Year Financials'.I72])" office:value-type="float" office:value="0" calcext:value-type="float">
            <text:p/>
          </table:table-cell>
          <table:table-cell table:formula="of:=[.B68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72])" office:value-type="float" office:value="0" calcext:value-type="float">
            <text:p/>
          </table:table-cell>
          <table:table-cell table:formula="of:=IF([.B68]&lt;&gt;0;[.B68]/[.E68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73])" office:value-type="float" office:value="0" calcext:value-type="float">
            <text:p/>
          </table:table-cell>
          <table:table-cell table:formula="of:=INDEX(['Budget Planner'.F$14:'Budget Planner'.F$181];['Previous Year Financials'.I73])" office:value-type="float" office:value="0" calcext:value-type="float">
            <text:p/>
          </table:table-cell>
          <table:table-cell table:formula="of:=[.B69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73])" office:value-type="float" office:value="0" calcext:value-type="float">
            <text:p/>
          </table:table-cell>
          <table:table-cell table:formula="of:=IF([.B69]&lt;&gt;0;[.B69]/[.E69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74])" office:value-type="float" office:value="0" calcext:value-type="float">
            <text:p/>
          </table:table-cell>
          <table:table-cell table:formula="of:=INDEX(['Budget Planner'.F$14:'Budget Planner'.F$181];['Previous Year Financials'.I74])" office:value-type="float" office:value="0" calcext:value-type="float">
            <text:p/>
          </table:table-cell>
          <table:table-cell table:formula="of:=[.B70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74])" office:value-type="float" office:value="0" calcext:value-type="float">
            <text:p/>
          </table:table-cell>
          <table:table-cell table:formula="of:=IF([.B70]&lt;&gt;0;[.B70]/[.E70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75])" office:value-type="float" office:value="0" calcext:value-type="float">
            <text:p/>
          </table:table-cell>
          <table:table-cell table:formula="of:=INDEX(['Budget Planner'.F$14:'Budget Planner'.F$181];['Previous Year Financials'.I75])" office:value-type="float" office:value="0" calcext:value-type="float">
            <text:p/>
          </table:table-cell>
          <table:table-cell table:formula="of:=[.B71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75])" office:value-type="float" office:value="0" calcext:value-type="float">
            <text:p/>
          </table:table-cell>
          <table:table-cell table:formula="of:=IF([.B71]&lt;&gt;0;[.B71]/[.E71]-1;&quot;&quot;)">
            <text:p/>
          </table:table-cell>
          <table:table-cell table:number-columns-repeated="3"/>
        </table:table-row>
        <table:table-row table:style-name="ro3">
          <table:table-cell table:style-name="Default"/>
          <table:table-cell table:style-name="ce38" table:formula="of:=INDEX(['Budget Planner'.F$14:'Budget Planner'.F$181];['Previous Year Financials'.I76])" office:value-type="float" office:value="0" calcext:value-type="float">
            <text:p/>
          </table:table-cell>
          <table:table-cell/>
          <table:table-cell table:style-name="Default"/>
          <table:table-cell table:style-name="ce29" table:formula="of:=INDEX(['Previous Year Financials'.E$17:'Previous Year Financials'.E$186];['Previous Year Financials'.I76])" office:value-type="float" office:value="0" calcext:value-type="float">
            <text:p/>
          </table:table-cell>
          <table:table-cell table:formula="of:=IF([.B72]&lt;&gt;0;[.B72]/[.E72]-1;&quot;&quot;)">
            <text:p/>
          </table:table-cell>
          <table:table-cell table:number-columns-repeated="3"/>
        </table:table-row>
        <table:table-row table:style-name="ro3" table:number-rows-repeated="39">
          <table:table-cell table:style-name="Default" table:number-columns-repeated="2"/>
          <table:table-cell/>
          <table:table-cell table:style-name="Default" table:number-columns-repeated="2"/>
          <table:table-cell table:number-columns-repeated="4"/>
        </table:table-row>
        <table:table-row table:style-name="ro3" table:number-rows-repeated="5">
          <table:table-cell table:style-name="Default" table:number-columns-repeated="5"/>
          <table:table-cell table:number-columns-repeated="4"/>
        </table:table-row>
        <table:table-row table:style-name="ro3">
          <table:table-cell table:style-name="Default" table:number-columns-repeated="5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P0" style:volatile="true">
      <number:number number:decimal-places="2" loext:min-decimal-places="2" number:min-integer-digits="1"/>
    </number:number-style>
    <number:number-style style:name="N122">
      <style:text-properties fo:color="#ff0000"/>
      <number:text>-</number:text>
      <number:number number:decimal-places="2" loext:min-decimal-places="2" number:min-integer-digits="1"/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/>
    </number:number-style>
    <number:number-style style:name="N123">
      <style:text-properties fo:color="#ff0000"/>
      <number:text>-</number:text>
      <number:number number:decimal-places="0" loext:min-decimal-places="0" number:min-integer-digits="1"/>
      <style:map style:condition="value()&gt;=0" style:apply-style-name="N123P0"/>
    </number:number-style>
    <number:number-style style:name="N124">
      <number:number number:decimal-places="1" loext:min-decimal-places="1" number:min-integer-digits="1"/>
    </number:number-style>
    <number:number-style style:name="N125P0" style:volatile="true">
      <number:number number:decimal-places="1" loext:min-decimal-places="1" number:min-integer-digits="1"/>
    </number:number-style>
    <number:number-style style:name="N125">
      <style:text-properties fo:color="#ff0000"/>
      <number:text>-</number:text>
      <number:number number:decimal-places="1" loext:min-decimal-places="1" number:min-integer-digits="1"/>
      <style:map style:condition="value()&gt;=0" style:apply-style-name="N125P0"/>
    </number:number-style>
    <number:percentage-style style:name="N126">
      <number:number number:decimal-places="1" loext:min-decimal-places="1" number:min-integer-digits="1"/>
      <number:text>%</number:text>
    </number:percentage-style>
    <number:percentage-style style:name="N127P0" style:volatile="true">
      <number:number number:decimal-places="1" loext:min-decimal-places="1" number:min-integer-digits="1"/>
      <number:text>%</number:text>
    </number:percentage-style>
    <number:percentage-style style:name="N127">
      <style:text-properties fo:color="#ff0000"/>
      <number:text>-</number:text>
      <number:number number:decimal-places="1" loext:min-decimal-places="1" number:min-integer-digits="1"/>
      <number:text>%</number:text>
      <style:map style:condition="value()&gt;=0" style:apply-style-name="N127P0"/>
    </number:percentage-style>
    <number:currency-style style:name="N129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29">
      <style:text-properties fo:color="#ff0000"/>
      <number:currency-symbol number:language="en" number:country="ZA">R</number:currency-symbol>
      <number:text>-</number:text>
      <number:number number:decimal-places="0" loext:min-decimal-places="0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31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31P0"/>
    </number:currency-style>
    <number:currency-style style:name="N132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32">
      <number:currency-symbol number:language="en" number:country="ZA">R</number:currency-symbol>
      <number:text>-</number:text>
      <number:number number:decimal-places="0" loext:min-decimal-places="0" number:min-integer-digits="1" number:grouping="true"/>
      <style:map style:condition="value()&gt;=0" style:apply-style-name="N132P0"/>
    </number:currency-style>
    <number:currency-style style:name="N134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34P1" style:volatile="true">
      <style:text-properties fo:color="#ff0000"/>
      <number:currency-symbol number:language="en" number:country="ZA">R</number:currency-symbol>
      <number:text>-</number:text>
      <number:number number:decimal-places="0" loext:min-decimal-places="0" number:min-integer-digits="1" number:grouping="true"/>
    </number:currency-style>
    <number:number-style style:name="N134">
      <number:text/>
      <style:map style:condition="value()&gt;0" style:apply-style-name="N134P0"/>
      <style:map style:condition="value()&lt;0" style:apply-style-name="N134P1"/>
    </number:number-style>
    <number:number-style style:name="N136P0" style:volatile="true">
      <number:number number:decimal-places="2" loext:min-decimal-places="2" number:min-integer-digits="1"/>
    </number:number-style>
    <number:number-style style:name="N136P1" style:volatile="true">
      <style:text-properties fo:color="#ff0000"/>
      <number:text>-</number:text>
      <number:number number:decimal-places="2" loext:min-decimal-places="2" number:min-integer-digits="1"/>
    </number:number-style>
    <number:number-style style:name="N136">
      <number:text/>
      <style:map style:condition="value()&gt;0" style:apply-style-name="N136P0"/>
      <style:map style:condition="value()&lt;0" style:apply-style-name="N136P1"/>
    </number:number-style>
    <number:number-style style:name="N137P0" style:volatile="true">
      <number:number number:decimal-places="2" loext:min-decimal-places="2" number:min-integer-digits="1"/>
    </number:number-style>
    <number:number-style style:name="N137P1" style:volatile="true">
      <style:text-properties fo:color="#ff0000"/>
      <number:text>-</number:text>
      <number:number number:decimal-places="2" loext:min-decimal-places="2" number:min-integer-digits="1"/>
    </number:number-style>
    <number:number-style style:name="N137">
      <number:number number:min-integer-digits="1"/>
      <number:text/>
      <style:map style:condition="value()&gt;0" style:apply-style-name="N137P0"/>
      <style:map style:condition="value()&lt;0" style:apply-style-name="N137P1"/>
    </number:number-style>
    <number:currency-style style:name="N138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38">
      <style:text-properties fo:color="#ff0000"/>
      <number:currency-symbol number:language="en" number:country="ZA">R</number:currency-symbol>
      <number:text>-</number:text>
      <number:number number:decimal-places="0" loext:min-decimal-places="0" number:min-integer-digits="0" number:display-factor="1000"/>
      <style:map style:condition="value()&gt;=0" style:apply-style-name="N138P0"/>
    </number:currency-style>
    <number:currency-style style:name="N140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40P1" style:volatile="true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</number:currency-style>
    <number:number-style style:name="N140">
      <number:text/>
      <style:map style:condition="value()&gt;0" style:apply-style-name="N140P0"/>
      <style:map style:condition="value()&lt;0" style:apply-style-name="N140P1"/>
    </number:number-style>
    <number:percentage-style style:name="N142P0" style:volatile="true">
      <number:number number:decimal-places="1" loext:min-decimal-places="1" number:min-integer-digits="1"/>
      <number:text>%</number:text>
    </number:percentage-style>
    <number:percentage-style style:name="N142P1" style:volatile="true">
      <style:text-properties fo:color="#ff0000"/>
      <number:text>-</number:text>
      <number:number number:decimal-places="1" loext:min-decimal-places="1" number:min-integer-digits="1"/>
      <number:text>%</number:text>
    </number:percentage-style>
    <number:number-style style:name="N142">
      <number:text/>
      <style:map style:condition="value()&gt;0" style:apply-style-name="N142P0"/>
      <style:map style:condition="value()&lt;0" style:apply-style-name="N142P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8">00/00/0000</text:date>, <text:time style:data-style-name="N2" text:time-value="09:59:32.89150028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9T16:06:25.521716321</meta:creation-date>
    <dc:date>2017-05-08T10:09:11.045505532</dc:date>
    <meta:editing-duration>PT7H56M6S</meta:editing-duration>
    <meta:editing-cycles>35</meta:editing-cycles>
    <meta:generator>LibreOffice/5.0.6.2$Linux_X86_64 LibreOffice_project/00$Build-2</meta:generator>
    <meta:document-statistic meta:table-count="4" meta:cell-count="1499" meta:object-count="0"/>
  </office:meta>
</office:document-meta>
</file>